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3.35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4.4pt"/>
    </style:style>
    <style:style style:name="co5" style:family="table-column">
      <style:table-column-properties fo:break-before="auto" style:column-width="66.4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70.1pt"/>
    </style:style>
    <style:style style:name="co8" style:family="table-column">
      <style:table-column-properties fo:break-before="auto" style:column-width="86.26pt"/>
    </style:style>
    <style:style style:name="co9" style:family="table-column">
      <style:table-column-properties fo:break-before="auto" style:column-width="102.61pt"/>
    </style:style>
    <style:style style:name="co10" style:family="table-column">
      <style:table-column-properties fo:break-before="auto" style:column-width="264.44pt"/>
    </style:style>
    <style:style style:name="co11" style:family="table-column">
      <style:table-column-properties fo:break-before="auto" style:column-width="111pt"/>
    </style:style>
    <style:style style:name="co12" style:family="table-column">
      <style:table-column-properties fo:break-before="auto" style:column-width="93.71pt"/>
    </style:style>
    <style:style style:name="co13" style:family="table-column">
      <style:table-column-properties fo:break-before="auto" style:column-width="87.36pt"/>
    </style:style>
    <style:style style:name="co14" style:family="table-column">
      <style:table-column-properties fo:break-before="auto" style:column-width="83.54pt"/>
    </style:style>
    <style:style style:name="co15" style:family="table-column">
      <style:table-column-properties fo:break-before="auto" style:column-width="89.89pt"/>
    </style:style>
    <style:style style:name="co16" style:family="table-column">
      <style:table-column-properties fo:break-before="auto" style:column-width="79.91pt"/>
    </style:style>
    <style:style style:name="co17" style:family="table-column">
      <style:table-column-properties fo:break-before="auto" style:column-width="87.14pt"/>
    </style:style>
    <style:style style:name="co18" style:family="table-column">
      <style:table-column-properties fo:break-before="auto" style:column-width="80.79pt"/>
    </style:style>
    <style:style style:name="co19" style:family="table-column">
      <style:table-column-properties fo:break-before="auto" style:column-width="81.69pt"/>
    </style:style>
    <style:style style:name="co20" style:family="table-column">
      <style:table-column-properties fo:break-before="auto" style:column-width="119.14pt"/>
    </style:style>
    <style:style style:name="co21" style:family="table-column">
      <style:table-column-properties fo:break-before="auto" style:column-width="120.95pt"/>
    </style:style>
    <style:style style:name="co22" style:family="table-column">
      <style:table-column-properties fo:break-before="auto" style:column-width="90.99pt"/>
    </style:style>
    <style:style style:name="co23" style:family="table-column">
      <style:table-column-properties fo:break-before="auto" style:column-width="74.64pt"/>
    </style:style>
    <style:style style:name="co24" style:family="table-column">
      <style:table-column-properties fo:break-before="auto" style:column-width="65.54pt"/>
    </style:style>
    <style:style style:name="co25" style:family="table-column">
      <style:table-column-properties fo:break-before="auto" style:column-width="68.29pt"/>
    </style:style>
    <style:style style:name="co26" style:family="table-column">
      <style:table-column-properties fo:break-before="auto" style:column-width="62.84pt"/>
    </style:style>
    <style:style style:name="co27" style:family="table-column">
      <style:table-column-properties fo:break-before="auto" style:column-width="71.01pt"/>
    </style:style>
    <style:style style:name="co28" style:family="table-column">
      <style:table-column-properties fo:break-before="auto" style:column-width="61.94pt"/>
    </style:style>
    <style:style style:name="co29" style:family="table-column">
      <style:table-column-properties fo:break-before="auto" style:column-width="288.11pt"/>
    </style:style>
    <style:style style:name="co30" style:family="table-column">
      <style:table-column-properties fo:break-before="auto" style:column-width="145.5pt"/>
    </style:style>
    <style:style style:name="co31" style:family="table-column">
      <style:table-column-properties fo:break-before="auto" style:column-width="292.59pt"/>
    </style:style>
    <style:style style:name="co32" style:family="table-column">
      <style:table-column-properties fo:break-before="auto" style:column-width="90.79pt"/>
    </style:style>
    <style:style style:name="co33" style:family="table-column">
      <style:table-column-properties fo:break-before="auto" style:column-width="85.35pt"/>
    </style:style>
    <style:style style:name="co34" style:family="table-column">
      <style:table-column-properties fo:break-before="auto" style:column-width="89.01pt"/>
    </style:style>
    <style:style style:name="co35" style:family="table-column">
      <style:table-column-properties fo:break-before="auto" style:column-width="74.44pt"/>
    </style:style>
    <style:style style:name="co36" style:family="table-column">
      <style:table-column-properties fo:break-before="auto" style:column-width="7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ixedThroughpu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CD mixed: 4x(AEA, KDD, SYN_Lasso1, SYN_Lasso2)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chedu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otal Size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/>
          <table:table-cell office:value-type="string" calcext:value-type="string">
            <text:p>CPU, (176 threads) all cores, HARP2</text:p>
          </table:table-cell>
          <table:table-cell/>
          <table:table-cell office:value-type="float" office:value="2.74935" calcext:value-type="float">
            <text:p>2.74935</text:p>
          </table:table-cell>
          <table:table-cell table:formula="of:=[.F2]/[.D2]" office:value-type="float" office:value="34.6307672722643" calcext:value-type="float">
            <text:p>34.6307672723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2]/[.D2]" office:value-type="float" office:value="1" calcext:value-type="float">
            <text:p>1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.32987" calcext:value-type="float">
            <text:p>2.32987</text:p>
          </table:table-cell>
          <table:table-cell table:formula="of:=[.F3]/[.D3]" office:value-type="float" office:value="40.8658423002142" calcext:value-type="float">
            <text:p>40.8658423002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3]/[.D3]" office:value-type="float" office:value="1.18004438015855" calcext:value-type="float">
            <text:p>1.1800443802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5.68146" calcext:value-type="float">
            <text:p>5.68146</text:p>
          </table:table-cell>
          <table:table-cell table:formula="of:=[.F4]/[.D4]" office:value-type="float" office:value="16.7583860486565" calcext:value-type="float">
            <text:p>16.7583860487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4]/[.D4]" office:value-type="float" office:value="0.483916106071327" calcext:value-type="float">
            <text:p>0.4839161061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3.78598" calcext:value-type="float">
            <text:p>3.78598</text:p>
          </table:table-cell>
          <table:table-cell table:formula="of:=[.F5]/[.D5]" office:value-type="float" office:value="25.1486008906545" calcext:value-type="float">
            <text:p>25.1486008907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5]/[.D5]" office:value-type="float" office:value="0.726192425739175" calcext:value-type="float">
            <text:p>0.7261924257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6.0346" calcext:value-type="float">
            <text:p>6.0346</text:p>
          </table:table-cell>
          <table:table-cell table:formula="of:=[.F6]/[.D6]" office:value-type="float" office:value="15.7776986047128" calcext:value-type="float">
            <text:p>15.7776986047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6]/[.D6]" office:value-type="float" office:value="0.455597719815729" calcext:value-type="float">
            <text:p>0.4555977198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.33018" calcext:value-type="float">
            <text:p>2.33018</text:p>
          </table:table-cell>
          <table:table-cell table:formula="of:=[.F7]/[.D7]" office:value-type="float" office:value="40.8604056338995" calcext:value-type="float">
            <text:p>40.8604056339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7]/[.D7]" office:value-type="float" office:value="1.17988739067368" calcext:value-type="float">
            <text:p>1.1798873907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5.98773" calcext:value-type="float">
            <text:p>5.98773</text:p>
          </table:table-cell>
          <table:table-cell table:formula="of:=[.F8]/[.D8]" office:value-type="float" office:value="15.9012012899713" calcext:value-type="float">
            <text:p>15.90120129</text:p>
          </table:table-cell>
          <table:table-cell office:value-type="float" office:value="95.2121" calcext:value-type="float">
            <text:p>95.2121</text:p>
          </table:table-cell>
          <table:table-cell/>
          <table:table-cell table:formula="of:=[.I8]/[.D8]" office:value-type="float" office:value="0.459163990360287" calcext:value-type="float">
            <text:p>0.4591639904</text:p>
          </table:table-cell>
          <table:table-cell office:value-type="float" office:value="2.74935" calcext:value-type="float">
            <text:p>2.7493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GD mixed: 2x(IM, MNIST, MUSIC, SYN_Logreg)</text:p>
          </table:table-cell>
          <table:table-cell office:value-type="string" calcext:value-type="string">
            <text:p>CPU, (56 threads) all cores, HARP2</text:p>
          </table:table-cell>
          <table:table-cell/>
          <table:table-cell office:value-type="float" office:value="12.7449" calcext:value-type="float">
            <text:p>12.7449</text:p>
          </table:table-cell>
          <table:table-cell table:formula="of:=[.F11]/[.D11]" office:value-type="float" office:value="38.5274109643858" calcext:value-type="float">
            <text:p>38.5274109644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1]/[.D11]" office:value-type="float" office:value="1" calcext:value-type="float">
            <text:p>1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GPU-TF</text:p>
          </table:table-cell>
          <table:table-cell table:number-columns-repeated="2"/>
          <table:table-cell table:formula="of:=[.F12]/[.D12]" office:value-type="string" office:string-value="" calcext:value-type="error">
            <text:p>#DIV/0!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2]/[.D12]" office:value-type="string" office:string-value="" calcext:value-type="error">
            <text:p>#DIV/0!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11.795" calcext:value-type="float">
            <text:p>11.795</text:p>
          </table:table-cell>
          <table:table-cell table:formula="of:=[.F13]/[.D13]" office:value-type="float" office:value="41.6301822806274" calcext:value-type="float">
            <text:p>41.6301822806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3]/[.D13]" office:value-type="float" office:value="1.08053412462908" calcext:value-type="float">
            <text:p>1.0805341246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24.0209" calcext:value-type="float">
            <text:p>24.0209</text:p>
          </table:table-cell>
          <table:table-cell table:formula="of:=[.F14]/[.D14]" office:value-type="float" office:value="20.4416986873931" calcext:value-type="float">
            <text:p>20.4416986874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4]/[.D14]" office:value-type="float" office:value="0.530575457206016" calcext:value-type="float">
            <text:p>0.5305754572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1.1833" calcext:value-type="float">
            <text:p>21.1833</text:p>
          </table:table-cell>
          <table:table-cell table:formula="of:=[.F15]/[.D15]" office:value-type="float" office:value="23.1799577969438" calcext:value-type="float">
            <text:p>23.1799577969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5]/[.D15]" office:value-type="float" office:value="0.601648468368951" calcext:value-type="float">
            <text:p>0.6016484684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24.0561" calcext:value-type="float">
            <text:p>24.0561</text:p>
          </table:table-cell>
          <table:table-cell table:formula="of:=[.F16]/[.D16]" office:value-type="float" office:value="20.411787446843" calcext:value-type="float">
            <text:p>20.4117874468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6]/[.D16]" office:value-type="float" office:value="0.529799094616334" calcext:value-type="float">
            <text:p>0.5297990946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11.8082" calcext:value-type="float">
            <text:p>11.8082</text:p>
          </table:table-cell>
          <table:table-cell table:formula="of:=[.F17]/[.D17]" office:value-type="float" office:value="41.583645263461" calcext:value-type="float">
            <text:p>41.5836452635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7]/[.D17]" office:value-type="float" office:value="1.07932623092427" calcext:value-type="float">
            <text:p>1.0793262309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24.054" calcext:value-type="float">
            <text:p>24.054</text:p>
          </table:table-cell>
          <table:table-cell table:formula="of:=[.F18]/[.D18]" office:value-type="float" office:value="20.4135694686954" calcext:value-type="float">
            <text:p>20.4135694687</text:p>
          </table:table-cell>
          <table:table-cell office:value-type="float" office:value="491.028" calcext:value-type="float">
            <text:p>491.028</text:p>
          </table:table-cell>
          <table:table-cell/>
          <table:table-cell table:formula="of:=[.I18]/[.D18]" office:value-type="float" office:value="0.529845347967074" calcext:value-type="float">
            <text:p>0.529845348</text:p>
          </table:table-cell>
          <table:table-cell office:value-type="float" office:value="12.7449" calcext:value-type="float">
            <text:p>12.744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RMF mixed, 4x(Netflix, SYN_LRMF1, SYN_LRMF2)</text:p>
          </table:table-cell>
          <table:table-cell office:value-type="string" calcext:value-type="string">
            <text:p>LIBMF, all cores, HARP2</text:p>
          </table:table-cell>
          <table:table-cell/>
          <table:table-cell office:value-type="float" office:value="40.9109" calcext:value-type="float">
            <text:p>40.9109</text:p>
          </table:table-cell>
          <table:table-cell table:number-columns-repeated="3"/>
          <table:table-cell table:formula="of:=[.I21]/[.D21]" office:value-type="float" office:value="1" calcext:value-type="float">
            <text:p>1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5.9001" calcext:value-type="float">
            <text:p>25.9001</text:p>
          </table:table-cell>
          <table:table-cell table:number-columns-repeated="3"/>
          <table:table-cell table:formula="of:=[.I22]/[.D22]" office:value-type="float" office:value="1.57956532986359" calcext:value-type="float">
            <text:p>1.5795653299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35.9527" calcext:value-type="float">
            <text:p>35.9527</text:p>
          </table:table-cell>
          <table:table-cell table:number-columns-repeated="3"/>
          <table:table-cell table:formula="of:=[.I23]/[.D23]" office:value-type="float" office:value="1.13790897484751" calcext:value-type="float">
            <text:p>1.1379089748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6.4546" calcext:value-type="float">
            <text:p>26.4546</text:p>
          </table:table-cell>
          <table:table-cell table:number-columns-repeated="3"/>
          <table:table-cell table:formula="of:=[.I24]/[.D24]" office:value-type="float" office:value="1.54645694888602" calcext:value-type="float">
            <text:p>1.5464569489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35.7493" calcext:value-type="float">
            <text:p>35.7493</text:p>
          </table:table-cell>
          <table:table-cell table:number-columns-repeated="3"/>
          <table:table-cell table:formula="of:=[.I25]/[.D25]" office:value-type="float" office:value="1.14438324666497" calcext:value-type="float">
            <text:p>1.1443832467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5.8995" calcext:value-type="float">
            <text:p>25.8995</text:p>
          </table:table-cell>
          <table:table-cell table:number-columns-repeated="3"/>
          <table:table-cell table:formula="of:=[.I26]/[.D26]" office:value-type="float" office:value="1.57960192281704" calcext:value-type="float">
            <text:p>1.5796019228</text:p>
          </table:table-cell>
          <table:table-cell office:value-type="float" office:value="40.9109" calcext:value-type="float">
            <text:p>40.9109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35.4385" calcext:value-type="float">
            <text:p>35.4385</text:p>
          </table:table-cell>
          <table:table-cell table:number-columns-repeated="3"/>
          <table:table-cell table:formula="of:=[.I27]/[.D27]" office:value-type="float" office:value="1.15441962837028" calcext:value-type="float">
            <text:p>1.1544196284</text:p>
          </table:table-cell>
          <table:table-cell office:value-type="float" office:value="40.9109" calcext:value-type="float">
            <text:p>40.9109</text:p>
          </table:table-cell>
        </table:table-row>
      </table:table>
      <table:table table:name="MixedResponseTime(SGD,SCD,LRMF)" table:style-name="ta1">
        <table:shapes>
          <draw:frame draw:z-index="0" draw:style-name="gr1" draw:text-style-name="P1" svg:width="894.78pt" svg:height="237.71pt" svg:x="2984.34pt" svg:y="45.72pt">
            <loext:p draw:notify-on-update-of-ranges="'MixedResponseTime(SGD,SCD,LRMF)'.AD4:'MixedResponseTime(SGD,SCD,LRMF)'.AD39 'MixedResponseTime(SGD,SCD,LRMF)'.AE2:'MixedResponseTime(SGD,SCD,LRMF)'.AE2 'MixedResponseTime(SGD,SCD,LRMF)'.AE4:'MixedResponseTime(SGD,SCD,LRMF)'.AE39 'MixedResponseTime(SGD,SCD,LRMF)'.AF2:'MixedResponseTime(SGD,SCD,LRMF)'.AF2 'MixedResponseTime(SGD,SCD,LRMF)'.AF4:'MixedResponseTime(SGD,SCD,LRMF)'.AF39 'MixedResponseTime(SGD,SCD,LRMF)'.AG2:'MixedResponseTime(SGD,SCD,LRMF)'.AG2 'MixedResponseTime(SGD,SCD,LRMF)'.AG4:'MixedResponseTime(SGD,SCD,LRMF)'.AG39 'MixedResponseTime(SGD,SCD,LRMF)'.AH2:'MixedResponseTime(SGD,SCD,LRMF)'.AH2 'MixedResponseTime(SGD,SCD,LRMF)'.AH4:'MixedResponseTime(SGD,SCD,LRMF)'.AH39 'MixedResponseTime(SGD,SCD,LRMF)'.AI2:'MixedResponseTime(SGD,SCD,LRMF)'.AI2 'MixedResponseTime(SGD,SCD,LRMF)'.AI4:'MixedResponseTime(SGD,SCD,LRMF)'.AI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3" table:number-columns-repeated="2" table:default-cell-style-name="Default"/>
        <table:table-column table:style-name="co13" table:number-columns-repeated="6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/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 table:number-columns-repeated="2"/>
          <table:table-cell office:value-type="string" calcext:value-type="string">
            <text:p>Platform: VCU1525</text:p>
          </table:table-cell>
          <table:table-cell table:number-columns-repeated="6"/>
          <table:table-cell office:value-type="string" calcext:value-type="string">
            <text:p>FC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02457" calcext:value-type="float">
            <text:p>1.02457</text:p>
          </table:table-cell>
          <table:table-cell table:formula="of:=[.I2]*[.K2]/[.L2]" office:value-type="float" office:value="10.4799264471925" calcext:value-type="float">
            <text:p>10.4799264472</text:p>
          </table:table-cell>
          <table:table-cell table:number-columns-repeated="2"/>
          <table:table-cell office:value-type="string" calcext:value-type="string">
            <text:p>50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thread id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N_Lasso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C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20543" calcext:value-type="float">
            <text:p>0.620543</text:p>
          </table:table-cell>
          <table:table-cell table:formula="of:=[.I3]*[.K3]/[.L3]" office:value-type="float" office:value="8.6516311037269" calcext:value-type="float">
            <text:p>8.6516311037</text:p>
          </table:table-cell>
          <table:table-cell table:number-columns-repeated="5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table:number-columns-repeated="5" office:value-type="string" calcext:value-type="string">
            <text:p>response time (s)</text:p>
          </table:table-cell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X4:.X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Y4:.Y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Z4:.Z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AA4:.AA53];[.AD3:.AD53])" office:value-type="float" office:value="40" calcext:value-type="float">
            <text:p>40</text:p>
          </table:table-cell>
          <table:table-cell table:number-matrix-columns-spanned="1" table:number-matrix-rows-spanned="51" table:formula="of:=FREQUENCY([.AB4:.AB53];[.AD3:.AD53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YN_Lasso2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CD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44179" calcext:value-type="float">
            <text:p>1.44179</text:p>
          </table:table-cell>
          <table:table-cell table:formula="of:=[.I4]*[.K4]/[.L4]" office:value-type="float" office:value="11.1709245867984" calcext:value-type="float">
            <text:p>11.17092458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6215" calcext:value-type="float">
            <text:p>0.596215</text:p>
          </table:table-cell>
          <table:table-cell table:number-columns-repeated="4"/>
          <table:table-cell table:formula="of:=IF([.Q4]=0;[.S4];-1)" office:value-type="float" office:value="-1" calcext:value-type="float">
            <text:p>-1</text:p>
          </table:table-cell>
          <table:table-cell table:formula="of:=IF([.Q4]=1;[.S4];-1)" office:value-type="float" office:value="0.596215" calcext:value-type="float">
            <text:p>0.596215</text:p>
          </table:table-cell>
          <table:table-cell table:formula="of:=IF([.Q4]=2;[.S4];-1)" office:value-type="float" office:value="-1" calcext:value-type="float">
            <text:p>-1</text:p>
          </table:table-cell>
          <table:table-cell table:formula="of:=IF([.Q4]=3;[.S4];-1)" office:value-type="float" office:value="-1" calcext:value-type="float">
            <text:p>-1</text:p>
          </table:table-cell>
          <table:table-cell table:formula="of:=IF([.Q4]=4;[.S4];-1)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4659" calcext:value-type="float">
            <text:p>1.44659</text:p>
          </table:table-cell>
          <table:table-cell table:number-columns-repeated="4"/>
          <table:table-cell table:formula="of:=IF([.Q5]=0;[.S5];-1)" office:value-type="float" office:value="-1" calcext:value-type="float">
            <text:p>-1</text:p>
          </table:table-cell>
          <table:table-cell table:formula="of:=IF([.Q5]=1;[.S5];-1)" office:value-type="float" office:value="-1" calcext:value-type="float">
            <text:p>-1</text:p>
          </table:table-cell>
          <table:table-cell table:formula="of:=IF([.Q5]=2;[.S5];-1)" office:value-type="float" office:value="1.44659" calcext:value-type="float">
            <text:p>1.44659</text:p>
          </table:table-cell>
          <table:table-cell table:formula="of:=IF([.Q5]=3;[.S5];-1)" office:value-type="float" office:value="-1" calcext:value-type="float">
            <text:p>-1</text:p>
          </table:table-cell>
          <table:table-cell table:formula="of:=IF([.Q5]=4;[.S5];-1)"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Movies</text:p>
          </table:table-cell>
          <table:table-cell office:value-type="string" calcext:value-type="string">
            <text:p>numUser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ntries</text:p>
          </table:table-cell>
          <table:table-cell office:value-type="string" calcext:value-type="string">
            <text:p>tileSize</text:p>
          </table:table-cell>
          <table:table-cell office:value-type="string" calcext:value-type="string">
            <text:p>totalSize (GB)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46275" calcext:value-type="float">
            <text:p>5.46275</text:p>
          </table:table-cell>
          <table:table-cell table:number-columns-repeated="4"/>
          <table:table-cell table:formula="of:=IF([.Q6]=0;[.S6];-1)" office:value-type="float" office:value="-1" calcext:value-type="float">
            <text:p>-1</text:p>
          </table:table-cell>
          <table:table-cell table:formula="of:=IF([.Q6]=1;[.S6];-1)" office:value-type="float" office:value="-1" calcext:value-type="float">
            <text:p>-1</text:p>
          </table:table-cell>
          <table:table-cell table:formula="of:=IF([.Q6]=2;[.S6];-1)" office:value-type="float" office:value="-1" calcext:value-type="float">
            <text:p>-1</text:p>
          </table:table-cell>
          <table:table-cell table:formula="of:=IF([.Q6]=3;[.S6];-1)" office:value-type="float" office:value="-1" calcext:value-type="float">
            <text:p>-1</text:p>
          </table:table-cell>
          <table:table-cell table:formula="of:=IF([.Q6]=4;[.S6];-1)" office:value-type="float" office:value="5.46275" calcext:value-type="float">
            <text:p>5.4627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_LRMF1</text:p>
          </table:table-cell>
          <table:table-cell office:value-type="string" calcext:value-type="string">
            <text:p>lrmf</text:p>
          </table:table-cell>
          <table:table-cell office:value-type="string" calcext:value-type="string">
            <text:p>LRMF-SGD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54018770" calcext:value-type="float">
            <text:p>54018770</text:p>
          </table:table-cell>
          <table:table-cell office:value-type="float" office:value="256" calcext:value-type="float">
            <text:p>256</text:p>
          </table:table-cell>
          <table:table-cell table:formula="of:=(([.D7]+[.E7])*[.F7]*4+[.G7]*3*4)/1000000000" office:value-type="float" office:value="0.715858392" calcext:value-type="float">
            <text:p>0.7158583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09218" calcext:value-type="float">
            <text:p>3.09218</text:p>
          </table:table-cell>
          <table:table-cell table:formula="of:=[.I7]*[.K7]/[.L7]" office:value-type="float" office:value="0.926024218512506" calcext:value-type="float">
            <text:p>0.92602421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1287" calcext:value-type="float">
            <text:p>1.61287</text:p>
          </table:table-cell>
          <table:table-cell table:number-columns-repeated="4"/>
          <table:table-cell table:formula="of:=IF([.Q7]=0;[.S7];-1)" office:value-type="float" office:value="1.61287" calcext:value-type="float">
            <text:p>1.61287</text:p>
          </table:table-cell>
          <table:table-cell table:formula="of:=IF([.Q7]=1;[.S7];-1)" office:value-type="float" office:value="-1" calcext:value-type="float">
            <text:p>-1</text:p>
          </table:table-cell>
          <table:table-cell table:formula="of:=IF([.Q7]=2;[.S7];-1)" office:value-type="float" office:value="-1" calcext:value-type="float">
            <text:p>-1</text:p>
          </table:table-cell>
          <table:table-cell table:formula="of:=IF([.Q7]=3;[.S7];-1)" office:value-type="float" office:value="-1" calcext:value-type="float">
            <text:p>-1</text:p>
          </table:table-cell>
          <table:table-cell table:formula="of:=IF([.Q7]=4;[.S7];-1)" office:value-type="float" office:value="-1" calcext:value-type="float">
            <text:p>-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_LRMF2</text:p>
          </table:table-cell>
          <table:table-cell office:value-type="string" calcext:value-type="string">
            <text:p>lrmf</text:p>
          </table:table-cell>
          <table:table-cell office:value-type="string" calcext:value-type="string">
            <text:p>LRMF-SGD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108244923" calcext:value-type="float">
            <text:p>108244923</text:p>
          </table:table-cell>
          <table:table-cell office:value-type="float" office:value="256" calcext:value-type="float">
            <text:p>256</text:p>
          </table:table-cell>
          <table:table-cell table:formula="of:=(([.D8]+[.E8])*[.F8]*4+[.G8]*3*4)/1000000000" office:value-type="float" office:value="1.366572228" calcext:value-type="float">
            <text:p>1.3665722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47361" calcext:value-type="float">
            <text:p>5.47361</text:p>
          </table:table-cell>
          <table:table-cell table:formula="of:=[.I8]*[.K8]/[.L8]" office:value-type="float" office:value="0.998662475404715" calcext:value-type="float">
            <text:p>0.99866247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6281" calcext:value-type="float">
            <text:p>2.46281</text:p>
          </table:table-cell>
          <table:table-cell table:number-columns-repeated="4"/>
          <table:table-cell table:formula="of:=IF([.Q8]=0;[.S8];-1)" office:value-type="float" office:value="2.46281" calcext:value-type="float">
            <text:p>2.46281</text:p>
          </table:table-cell>
          <table:table-cell table:formula="of:=IF([.Q8]=1;[.S8];-1)" office:value-type="float" office:value="-1" calcext:value-type="float">
            <text:p>-1</text:p>
          </table:table-cell>
          <table:table-cell table:formula="of:=IF([.Q8]=2;[.S8];-1)" office:value-type="float" office:value="-1" calcext:value-type="float">
            <text:p>-1</text:p>
          </table:table-cell>
          <table:table-cell table:formula="of:=IF([.Q8]=3;[.S8];-1)" office:value-type="float" office:value="-1" calcext:value-type="float">
            <text:p>-1</text:p>
          </table:table-cell>
          <table:table-cell table:formula="of:=IF([.Q8]=4;[.S8];-1)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55048" calcext:value-type="float">
            <text:p>5.55048</text:p>
          </table:table-cell>
          <table:table-cell table:number-columns-repeated="4"/>
          <table:table-cell table:formula="of:=IF([.Q9]=0;[.S9];-1)" office:value-type="float" office:value="-1" calcext:value-type="float">
            <text:p>-1</text:p>
          </table:table-cell>
          <table:table-cell table:formula="of:=IF([.Q9]=1;[.S9];-1)" office:value-type="float" office:value="-1" calcext:value-type="float">
            <text:p>-1</text:p>
          </table:table-cell>
          <table:table-cell table:formula="of:=IF([.Q9]=2;[.S9];-1)" office:value-type="float" office:value="-1" calcext:value-type="float">
            <text:p>-1</text:p>
          </table:table-cell>
          <table:table-cell table:formula="of:=IF([.Q9]=3;[.S9];-1)" office:value-type="float" office:value="5.55048" calcext:value-type="float">
            <text:p>5.55048</text:p>
          </table:table-cell>
          <table:table-cell table:formula="of:=IF([.Q9]=4;[.S9];-1)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47504" calcext:value-type="float">
            <text:p>5.47504</text:p>
          </table:table-cell>
          <table:table-cell table:number-columns-repeated="4"/>
          <table:table-cell table:formula="of:=IF([.Q10]=0;[.S10];-1)" office:value-type="float" office:value="-1" calcext:value-type="float">
            <text:p>-1</text:p>
          </table:table-cell>
          <table:table-cell table:formula="of:=IF([.Q10]=1;[.S10];-1)" office:value-type="float" office:value="-1" calcext:value-type="float">
            <text:p>-1</text:p>
          </table:table-cell>
          <table:table-cell table:formula="of:=IF([.Q10]=2;[.S10];-1)" office:value-type="float" office:value="-1" calcext:value-type="float">
            <text:p>-1</text:p>
          </table:table-cell>
          <table:table-cell table:formula="of:=IF([.Q10]=3;[.S10];-1)" office:value-type="float" office:value="-1" calcext:value-type="float">
            <text:p>-1</text:p>
          </table:table-cell>
          <table:table-cell table:formula="of:=IF([.Q10]=4;[.S10];-1)" office:value-type="float" office:value="5.47504" calcext:value-type="float">
            <text:p>5.475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0758" calcext:value-type="float">
            <text:p>2.20758</text:p>
          </table:table-cell>
          <table:table-cell table:number-columns-repeated="4"/>
          <table:table-cell table:formula="of:=IF([.Q11]=0;[.S11];-1)" office:value-type="float" office:value="-1" calcext:value-type="float">
            <text:p>-1</text:p>
          </table:table-cell>
          <table:table-cell table:formula="of:=IF([.Q11]=1;[.S11];-1)" office:value-type="float" office:value="2.20758" calcext:value-type="float">
            <text:p>2.20758</text:p>
          </table:table-cell>
          <table:table-cell table:formula="of:=IF([.Q11]=2;[.S11];-1)" office:value-type="float" office:value="-1" calcext:value-type="float">
            <text:p>-1</text:p>
          </table:table-cell>
          <table:table-cell table:formula="of:=IF([.Q11]=3;[.S11];-1)" office:value-type="float" office:value="-1" calcext:value-type="float">
            <text:p>-1</text:p>
          </table:table-cell>
          <table:table-cell table:formula="of:=IF([.Q11]=4;[.S11];-1)"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3" calcext:value-type="float">
            <text:p>3</text:p>
          </table:table-cell>
          <table:table-cell office:value-type="float" office:value="8.63811" calcext:value-type="float">
            <text:p>8.63811</text:p>
          </table:table-cell>
          <table:table-cell table:number-columns-repeated="4"/>
          <table:table-cell table:formula="of:=IF([.Q12]=0;[.S12];-1)" office:value-type="float" office:value="-1" calcext:value-type="float">
            <text:p>-1</text:p>
          </table:table-cell>
          <table:table-cell table:formula="of:=IF([.Q12]=1;[.S12];-1)" office:value-type="float" office:value="-1" calcext:value-type="float">
            <text:p>-1</text:p>
          </table:table-cell>
          <table:table-cell table:formula="of:=IF([.Q12]=2;[.S12];-1)" office:value-type="float" office:value="-1" calcext:value-type="float">
            <text:p>-1</text:p>
          </table:table-cell>
          <table:table-cell table:formula="of:=IF([.Q12]=3;[.S12];-1)" office:value-type="float" office:value="8.63811" calcext:value-type="float">
            <text:p>8.63811</text:p>
          </table:table-cell>
          <table:table-cell table:formula="of:=IF([.Q12]=4;[.S12];-1)"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.9487" calcext:value-type="float">
            <text:p>10.9487</text:p>
          </table:table-cell>
          <table:table-cell table:number-columns-repeated="4"/>
          <table:table-cell table:formula="of:=IF([.Q13]=0;[.S13];-1)" office:value-type="float" office:value="-1" calcext:value-type="float">
            <text:p>-1</text:p>
          </table:table-cell>
          <table:table-cell table:formula="of:=IF([.Q13]=1;[.S13];-1)" office:value-type="float" office:value="-1" calcext:value-type="float">
            <text:p>-1</text:p>
          </table:table-cell>
          <table:table-cell table:formula="of:=IF([.Q13]=2;[.S13];-1)" office:value-type="float" office:value="-1" calcext:value-type="float">
            <text:p>-1</text:p>
          </table:table-cell>
          <table:table-cell table:formula="of:=IF([.Q13]=3;[.S13];-1)" office:value-type="float" office:value="-1" calcext:value-type="float">
            <text:p>-1</text:p>
          </table:table-cell>
          <table:table-cell table:formula="of:=IF([.Q13]=4;[.S13];-1)" office:value-type="float" office:value="10.9487" calcext:value-type="float">
            <text:p>10.94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8285" calcext:value-type="float">
            <text:p>6.48285</text:p>
          </table:table-cell>
          <table:table-cell table:number-columns-repeated="4"/>
          <table:table-cell table:formula="of:=IF([.Q14]=0;[.S14];-1)" office:value-type="float" office:value="6.48285" calcext:value-type="float">
            <text:p>6.48285</text:p>
          </table:table-cell>
          <table:table-cell table:formula="of:=IF([.Q14]=1;[.S14];-1)" office:value-type="float" office:value="-1" calcext:value-type="float">
            <text:p>-1</text:p>
          </table:table-cell>
          <table:table-cell table:formula="of:=IF([.Q14]=2;[.S14];-1)" office:value-type="float" office:value="-1" calcext:value-type="float">
            <text:p>-1</text:p>
          </table:table-cell>
          <table:table-cell table:formula="of:=IF([.Q14]=3;[.S14];-1)" office:value-type="float" office:value="-1" calcext:value-type="float">
            <text:p>-1</text:p>
          </table:table-cell>
          <table:table-cell table:formula="of:=IF([.Q14]=4;[.S14];-1)" office:value-type="float" office:value="-1" calcext:value-type="float">
            <text:p>-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2" calcext:value-type="float">
            <text:p>2</text:p>
          </table:table-cell>
          <table:table-cell office:value-type="float" office:value="7.9932" calcext:value-type="float">
            <text:p>7.9932</text:p>
          </table:table-cell>
          <table:table-cell table:number-columns-repeated="4"/>
          <table:table-cell table:formula="of:=IF([.Q15]=0;[.S15];-1)" office:value-type="float" office:value="-1" calcext:value-type="float">
            <text:p>-1</text:p>
          </table:table-cell>
          <table:table-cell table:formula="of:=IF([.Q15]=1;[.S15];-1)" office:value-type="float" office:value="-1" calcext:value-type="float">
            <text:p>-1</text:p>
          </table:table-cell>
          <table:table-cell table:formula="of:=IF([.Q15]=2;[.S15];-1)" office:value-type="float" office:value="7.9932" calcext:value-type="float">
            <text:p>7.9932</text:p>
          </table:table-cell>
          <table:table-cell table:formula="of:=IF([.Q15]=3;[.S15];-1)" office:value-type="float" office:value="-1" calcext:value-type="float">
            <text:p>-1</text:p>
          </table:table-cell>
          <table:table-cell table:formula="of:=IF([.Q15]=4;[.S15];-1)"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7406" calcext:value-type="float">
            <text:p>11.7406</text:p>
          </table:table-cell>
          <table:table-cell table:number-columns-repeated="4"/>
          <table:table-cell table:formula="of:=IF([.Q16]=0;[.S16];-1)" office:value-type="float" office:value="-1" calcext:value-type="float">
            <text:p>-1</text:p>
          </table:table-cell>
          <table:table-cell table:formula="of:=IF([.Q16]=1;[.S16];-1)" office:value-type="float" office:value="-1" calcext:value-type="float">
            <text:p>-1</text:p>
          </table:table-cell>
          <table:table-cell table:formula="of:=IF([.Q16]=2;[.S16];-1)" office:value-type="float" office:value="-1" calcext:value-type="float">
            <text:p>-1</text:p>
          </table:table-cell>
          <table:table-cell table:formula="of:=IF([.Q16]=3;[.S16];-1)" office:value-type="float" office:value="11.7406" calcext:value-type="float">
            <text:p>11.7406</text:p>
          </table:table-cell>
          <table:table-cell table:formula="of:=IF([.Q16]=4;[.S16];-1)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.4545" calcext:value-type="float">
            <text:p>13.4545</text:p>
          </table:table-cell>
          <table:table-cell table:number-columns-repeated="4"/>
          <table:table-cell table:formula="of:=IF([.Q17]=0;[.S17];-1)" office:value-type="float" office:value="-1" calcext:value-type="float">
            <text:p>-1</text:p>
          </table:table-cell>
          <table:table-cell table:formula="of:=IF([.Q17]=1;[.S17];-1)" office:value-type="float" office:value="-1" calcext:value-type="float">
            <text:p>-1</text:p>
          </table:table-cell>
          <table:table-cell table:formula="of:=IF([.Q17]=2;[.S17];-1)" office:value-type="float" office:value="-1" calcext:value-type="float">
            <text:p>-1</text:p>
          </table:table-cell>
          <table:table-cell table:formula="of:=IF([.Q17]=3;[.S17];-1)" office:value-type="float" office:value="-1" calcext:value-type="float">
            <text:p>-1</text:p>
          </table:table-cell>
          <table:table-cell table:formula="of:=IF([.Q17]=4;[.S17];-1)" office:value-type="float" office:value="13.4545" calcext:value-type="float">
            <text:p>13.4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5431" calcext:value-type="float">
            <text:p>11.5431</text:p>
          </table:table-cell>
          <table:table-cell table:number-columns-repeated="4"/>
          <table:table-cell table:formula="of:=IF([.Q18]=0;[.S18];-1)" office:value-type="float" office:value="-1" calcext:value-type="float">
            <text:p>-1</text:p>
          </table:table-cell>
          <table:table-cell table:formula="of:=IF([.Q18]=1;[.S18];-1)" office:value-type="float" office:value="11.5431" calcext:value-type="float">
            <text:p>11.5431</text:p>
          </table:table-cell>
          <table:table-cell table:formula="of:=IF([.Q18]=2;[.S18];-1)" office:value-type="float" office:value="-1" calcext:value-type="float">
            <text:p>-1</text:p>
          </table:table-cell>
          <table:table-cell table:formula="of:=IF([.Q18]=3;[.S18];-1)" office:value-type="float" office:value="-1" calcext:value-type="float">
            <text:p>-1</text:p>
          </table:table-cell>
          <table:table-cell table:formula="of:=IF([.Q18]=4;[.S18];-1)" office:value-type="float" office:value="-1" calcext:value-type="float">
            <text:p>-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5116" calcext:value-type="float">
            <text:p>3.65116</text:p>
          </table:table-cell>
          <table:table-cell table:number-columns-repeated="4"/>
          <table:table-cell table:formula="of:=IF([.Q19]=0;[.S19];-1)" office:value-type="float" office:value="-1" calcext:value-type="float">
            <text:p>-1</text:p>
          </table:table-cell>
          <table:table-cell table:formula="of:=IF([.Q19]=1;[.S19];-1)" office:value-type="float" office:value="-1" calcext:value-type="float">
            <text:p>-1</text:p>
          </table:table-cell>
          <table:table-cell table:formula="of:=IF([.Q19]=2;[.S19];-1)" office:value-type="float" office:value="3.65116" calcext:value-type="float">
            <text:p>3.65116</text:p>
          </table:table-cell>
          <table:table-cell table:formula="of:=IF([.Q19]=3;[.S19];-1)" office:value-type="float" office:value="-1" calcext:value-type="float">
            <text:p>-1</text:p>
          </table:table-cell>
          <table:table-cell table:formula="of:=IF([.Q19]=4;[.S19];-1)" office:value-type="float" office:value="-1" calcext:value-type="float">
            <text:p>-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74009" calcext:value-type="float">
            <text:p>6.74009</text:p>
          </table:table-cell>
          <table:table-cell table:number-columns-repeated="4"/>
          <table:table-cell table:formula="of:=IF([.Q20]=0;[.S20];-1)" office:value-type="float" office:value="-1" calcext:value-type="float">
            <text:p>-1</text:p>
          </table:table-cell>
          <table:table-cell table:formula="of:=IF([.Q20]=1;[.S20];-1)" office:value-type="float" office:value="-1" calcext:value-type="float">
            <text:p>-1</text:p>
          </table:table-cell>
          <table:table-cell table:formula="of:=IF([.Q20]=2;[.S20];-1)" office:value-type="float" office:value="-1" calcext:value-type="float">
            <text:p>-1</text:p>
          </table:table-cell>
          <table:table-cell table:formula="of:=IF([.Q20]=3;[.S20];-1)" office:value-type="float" office:value="6.74009" calcext:value-type="float">
            <text:p>6.74009</text:p>
          </table:table-cell>
          <table:table-cell table:formula="of:=IF([.Q20]=4;[.S20];-1)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.0073" calcext:value-type="float">
            <text:p>17.0073</text:p>
          </table:table-cell>
          <table:table-cell table:number-columns-repeated="4"/>
          <table:table-cell table:formula="of:=IF([.Q21]=0;[.S21];-1)" office:value-type="float" office:value="-1" calcext:value-type="float">
            <text:p>-1</text:p>
          </table:table-cell>
          <table:table-cell table:formula="of:=IF([.Q21]=1;[.S21];-1)" office:value-type="float" office:value="-1" calcext:value-type="float">
            <text:p>-1</text:p>
          </table:table-cell>
          <table:table-cell table:formula="of:=IF([.Q21]=2;[.S21];-1)" office:value-type="float" office:value="-1" calcext:value-type="float">
            <text:p>-1</text:p>
          </table:table-cell>
          <table:table-cell table:formula="of:=IF([.Q21]=3;[.S21];-1)" office:value-type="float" office:value="-1" calcext:value-type="float">
            <text:p>-1</text:p>
          </table:table-cell>
          <table:table-cell table:formula="of:=IF([.Q21]=4;[.S21];-1)" office:value-type="float" office:value="17.0073" calcext:value-type="float">
            <text:p>17.00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8304" calcext:value-type="float">
            <text:p>14.8304</text:p>
          </table:table-cell>
          <table:table-cell table:number-columns-repeated="4"/>
          <table:table-cell table:formula="of:=IF([.Q22]=0;[.S22];-1)" office:value-type="float" office:value="-1" calcext:value-type="float">
            <text:p>-1</text:p>
          </table:table-cell>
          <table:table-cell table:formula="of:=IF([.Q22]=1;[.S22];-1)" office:value-type="float" office:value="-1" calcext:value-type="float">
            <text:p>-1</text:p>
          </table:table-cell>
          <table:table-cell table:formula="of:=IF([.Q22]=2;[.S22];-1)" office:value-type="float" office:value="-1" calcext:value-type="float">
            <text:p>-1</text:p>
          </table:table-cell>
          <table:table-cell table:formula="of:=IF([.Q22]=3;[.S22];-1)" office:value-type="float" office:value="14.8304" calcext:value-type="float">
            <text:p>14.8304</text:p>
          </table:table-cell>
          <table:table-cell table:formula="of:=IF([.Q22]=4;[.S22];-1)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.0264" calcext:value-type="float">
            <text:p>18.0264</text:p>
          </table:table-cell>
          <table:table-cell table:number-columns-repeated="4"/>
          <table:table-cell table:formula="of:=IF([.Q23]=0;[.S23];-1)" office:value-type="float" office:value="18.0264" calcext:value-type="float">
            <text:p>18.0264</text:p>
          </table:table-cell>
          <table:table-cell table:formula="of:=IF([.Q23]=1;[.S23];-1)" office:value-type="float" office:value="-1" calcext:value-type="float">
            <text:p>-1</text:p>
          </table:table-cell>
          <table:table-cell table:formula="of:=IF([.Q23]=2;[.S23];-1)" office:value-type="float" office:value="-1" calcext:value-type="float">
            <text:p>-1</text:p>
          </table:table-cell>
          <table:table-cell table:formula="of:=IF([.Q23]=3;[.S23];-1)" office:value-type="float" office:value="-1" calcext:value-type="float">
            <text:p>-1</text:p>
          </table:table-cell>
          <table:table-cell table:formula="of:=IF([.Q23]=4;[.S23];-1)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0748" calcext:value-type="float">
            <text:p>14.0748</text:p>
          </table:table-cell>
          <table:table-cell table:number-columns-repeated="4"/>
          <table:table-cell table:formula="of:=IF([.Q24]=0;[.S24];-1)" office:value-type="float" office:value="-1" calcext:value-type="float">
            <text:p>-1</text:p>
          </table:table-cell>
          <table:table-cell table:formula="of:=IF([.Q24]=1;[.S24];-1)" office:value-type="float" office:value="14.0748" calcext:value-type="float">
            <text:p>14.0748</text:p>
          </table:table-cell>
          <table:table-cell table:formula="of:=IF([.Q24]=2;[.S24];-1)" office:value-type="float" office:value="-1" calcext:value-type="float">
            <text:p>-1</text:p>
          </table:table-cell>
          <table:table-cell table:formula="of:=IF([.Q24]=3;[.S24];-1)" office:value-type="float" office:value="-1" calcext:value-type="float">
            <text:p>-1</text:p>
          </table:table-cell>
          <table:table-cell table:formula="of:=IF([.Q24]=4;[.S24];-1)" office:value-type="float" office:value="-1" calcext:value-type="float">
            <text:p>-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2721" calcext:value-type="float">
            <text:p>16.2721</text:p>
          </table:table-cell>
          <table:table-cell table:number-columns-repeated="4"/>
          <table:table-cell table:formula="of:=IF([.Q25]=0;[.S25];-1)" office:value-type="float" office:value="-1" calcext:value-type="float">
            <text:p>-1</text:p>
          </table:table-cell>
          <table:table-cell table:formula="of:=IF([.Q25]=1;[.S25];-1)" office:value-type="float" office:value="-1" calcext:value-type="float">
            <text:p>-1</text:p>
          </table:table-cell>
          <table:table-cell table:formula="of:=IF([.Q25]=2;[.S25];-1)" office:value-type="float" office:value="16.2721" calcext:value-type="float">
            <text:p>16.2721</text:p>
          </table:table-cell>
          <table:table-cell table:formula="of:=IF([.Q25]=3;[.S25];-1)" office:value-type="float" office:value="-1" calcext:value-type="float">
            <text:p>-1</text:p>
          </table:table-cell>
          <table:table-cell table:formula="of:=IF([.Q25]=4;[.S25];-1)" office:value-type="float" office:value="-1" calcext:value-type="float">
            <text:p>-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.0926" calcext:value-type="float">
            <text:p>15.0926</text:p>
          </table:table-cell>
          <table:table-cell table:number-columns-repeated="4"/>
          <table:table-cell table:formula="of:=IF([.Q26]=0;[.S26];-1)" office:value-type="float" office:value="15.0926" calcext:value-type="float">
            <text:p>15.0926</text:p>
          </table:table-cell>
          <table:table-cell table:formula="of:=IF([.Q26]=1;[.S26];-1)" office:value-type="float" office:value="-1" calcext:value-type="float">
            <text:p>-1</text:p>
          </table:table-cell>
          <table:table-cell table:formula="of:=IF([.Q26]=2;[.S26];-1)" office:value-type="float" office:value="-1" calcext:value-type="float">
            <text:p>-1</text:p>
          </table:table-cell>
          <table:table-cell table:formula="of:=IF([.Q26]=3;[.S26];-1)" office:value-type="float" office:value="-1" calcext:value-type="float">
            <text:p>-1</text:p>
          </table:table-cell>
          <table:table-cell table:formula="of:=IF([.Q26]=4;[.S26];-1)" office:value-type="float" office:value="-1" calcext:value-type="float">
            <text:p>-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.6317" calcext:value-type="float">
            <text:p>18.6317</text:p>
          </table:table-cell>
          <table:table-cell table:number-columns-repeated="4"/>
          <table:table-cell table:formula="of:=IF([.Q27]=0;[.S27];-1)" office:value-type="float" office:value="-1" calcext:value-type="float">
            <text:p>-1</text:p>
          </table:table-cell>
          <table:table-cell table:formula="of:=IF([.Q27]=1;[.S27];-1)" office:value-type="float" office:value="18.6317" calcext:value-type="float">
            <text:p>18.6317</text:p>
          </table:table-cell>
          <table:table-cell table:formula="of:=IF([.Q27]=2;[.S27];-1)" office:value-type="float" office:value="-1" calcext:value-type="float">
            <text:p>-1</text:p>
          </table:table-cell>
          <table:table-cell table:formula="of:=IF([.Q27]=3;[.S27];-1)" office:value-type="float" office:value="-1" calcext:value-type="float">
            <text:p>-1</text:p>
          </table:table-cell>
          <table:table-cell table:formula="of:=IF([.Q27]=4;[.S27];-1)" office:value-type="float" office:value="-1" calcext:value-type="float">
            <text:p>-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.3646" calcext:value-type="float">
            <text:p>19.3646</text:p>
          </table:table-cell>
          <table:table-cell table:number-columns-repeated="4"/>
          <table:table-cell table:formula="of:=IF([.Q28]=0;[.S28];-1)" office:value-type="float" office:value="-1" calcext:value-type="float">
            <text:p>-1</text:p>
          </table:table-cell>
          <table:table-cell table:formula="of:=IF([.Q28]=1;[.S28];-1)" office:value-type="float" office:value="-1" calcext:value-type="float">
            <text:p>-1</text:p>
          </table:table-cell>
          <table:table-cell table:formula="of:=IF([.Q28]=2;[.S28];-1)" office:value-type="float" office:value="-1" calcext:value-type="float">
            <text:p>-1</text:p>
          </table:table-cell>
          <table:table-cell table:formula="of:=IF([.Q28]=3;[.S28];-1)" office:value-type="float" office:value="19.3646" calcext:value-type="float">
            <text:p>19.3646</text:p>
          </table:table-cell>
          <table:table-cell table:formula="of:=IF([.Q28]=4;[.S28];-1)" office:value-type="float" office:value="-1" calcext:value-type="float">
            <text:p>-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.6031" calcext:value-type="float">
            <text:p>16.6031</text:p>
          </table:table-cell>
          <table:table-cell table:number-columns-repeated="4"/>
          <table:table-cell table:formula="of:=IF([.Q29]=0;[.S29];-1)" office:value-type="float" office:value="-1" calcext:value-type="float">
            <text:p>-1</text:p>
          </table:table-cell>
          <table:table-cell table:formula="of:=IF([.Q29]=1;[.S29];-1)" office:value-type="float" office:value="-1" calcext:value-type="float">
            <text:p>-1</text:p>
          </table:table-cell>
          <table:table-cell table:formula="of:=IF([.Q29]=2;[.S29];-1)" office:value-type="float" office:value="16.6031" calcext:value-type="float">
            <text:p>16.6031</text:p>
          </table:table-cell>
          <table:table-cell table:formula="of:=IF([.Q29]=3;[.S29];-1)" office:value-type="float" office:value="-1" calcext:value-type="float">
            <text:p>-1</text:p>
          </table:table-cell>
          <table:table-cell table:formula="of:=IF([.Q29]=4;[.S29];-1)" office:value-type="float" office:value="-1" calcext:value-type="float">
            <text:p>-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.2282" calcext:value-type="float">
            <text:p>17.2282</text:p>
          </table:table-cell>
          <table:table-cell table:number-columns-repeated="4"/>
          <table:table-cell table:formula="of:=IF([.Q30]=0;[.S30];-1)" office:value-type="float" office:value="-1" calcext:value-type="float">
            <text:p>-1</text:p>
          </table:table-cell>
          <table:table-cell table:formula="of:=IF([.Q30]=1;[.S30];-1)" office:value-type="float" office:value="17.2282" calcext:value-type="float">
            <text:p>17.2282</text:p>
          </table:table-cell>
          <table:table-cell table:formula="of:=IF([.Q30]=2;[.S30];-1)" office:value-type="float" office:value="-1" calcext:value-type="float">
            <text:p>-1</text:p>
          </table:table-cell>
          <table:table-cell table:formula="of:=IF([.Q30]=3;[.S30];-1)" office:value-type="float" office:value="-1" calcext:value-type="float">
            <text:p>-1</text:p>
          </table:table-cell>
          <table:table-cell table:formula="of:=IF([.Q30]=4;[.S30];-1)" office:value-type="float" office:value="-1" calcext:value-type="float">
            <text:p>-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.0757" calcext:value-type="float">
            <text:p>20.0757</text:p>
          </table:table-cell>
          <table:table-cell table:number-columns-repeated="4"/>
          <table:table-cell table:formula="of:=IF([.Q31]=0;[.S31];-1)" office:value-type="float" office:value="-1" calcext:value-type="float">
            <text:p>-1</text:p>
          </table:table-cell>
          <table:table-cell table:formula="of:=IF([.Q31]=1;[.S31];-1)" office:value-type="float" office:value="-1" calcext:value-type="float">
            <text:p>-1</text:p>
          </table:table-cell>
          <table:table-cell table:formula="of:=IF([.Q31]=2;[.S31];-1)" office:value-type="float" office:value="20.0757" calcext:value-type="float">
            <text:p>20.0757</text:p>
          </table:table-cell>
          <table:table-cell table:formula="of:=IF([.Q31]=3;[.S31];-1)" office:value-type="float" office:value="-1" calcext:value-type="float">
            <text:p>-1</text:p>
          </table:table-cell>
          <table:table-cell table:formula="of:=IF([.Q31]=4;[.S31];-1)" office:value-type="float" office:value="-1" calcext:value-type="float">
            <text:p>-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.7363" calcext:value-type="float">
            <text:p>18.7363</text:p>
          </table:table-cell>
          <table:table-cell table:number-columns-repeated="4"/>
          <table:table-cell table:formula="of:=IF([.Q32]=0;[.S32];-1)" office:value-type="float" office:value="-1" calcext:value-type="float">
            <text:p>-1</text:p>
          </table:table-cell>
          <table:table-cell table:formula="of:=IF([.Q32]=1;[.S32];-1)" office:value-type="float" office:value="-1" calcext:value-type="float">
            <text:p>-1</text:p>
          </table:table-cell>
          <table:table-cell table:formula="of:=IF([.Q32]=2;[.S32];-1)" office:value-type="float" office:value="18.7363" calcext:value-type="float">
            <text:p>18.7363</text:p>
          </table:table-cell>
          <table:table-cell table:formula="of:=IF([.Q32]=3;[.S32];-1)" office:value-type="float" office:value="-1" calcext:value-type="float">
            <text:p>-1</text:p>
          </table:table-cell>
          <table:table-cell table:formula="of:=IF([.Q32]=4;[.S32];-1)" office:value-type="float" office:value="-1" calcext:value-type="float">
            <text:p>-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82568" calcext:value-type="float">
            <text:p>9.82568</text:p>
          </table:table-cell>
          <table:table-cell table:number-columns-repeated="4"/>
          <table:table-cell table:formula="of:=IF([.Q33]=0;[.S33];-1)" office:value-type="float" office:value="-1" calcext:value-type="float">
            <text:p>-1</text:p>
          </table:table-cell>
          <table:table-cell table:formula="of:=IF([.Q33]=1;[.S33];-1)" office:value-type="float" office:value="-1" calcext:value-type="float">
            <text:p>-1</text:p>
          </table:table-cell>
          <table:table-cell table:formula="of:=IF([.Q33]=2;[.S33];-1)" office:value-type="float" office:value="-1" calcext:value-type="float">
            <text:p>-1</text:p>
          </table:table-cell>
          <table:table-cell table:formula="of:=IF([.Q33]=3;[.S33];-1)" office:value-type="float" office:value="9.82568" calcext:value-type="float">
            <text:p>9.82568</text:p>
          </table:table-cell>
          <table:table-cell table:formula="of:=IF([.Q33]=4;[.S33];-1)" office:value-type="float" office:value="-1" calcext:value-type="float">
            <text:p>-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0936" calcext:value-type="float">
            <text:p>21.0936</text:p>
          </table:table-cell>
          <table:table-cell table:number-columns-repeated="4"/>
          <table:table-cell table:formula="of:=IF([.Q34]=0;[.S34];-1)" office:value-type="float" office:value="21.0936" calcext:value-type="float">
            <text:p>21.0936</text:p>
          </table:table-cell>
          <table:table-cell table:formula="of:=IF([.Q34]=1;[.S34];-1)" office:value-type="float" office:value="-1" calcext:value-type="float">
            <text:p>-1</text:p>
          </table:table-cell>
          <table:table-cell table:formula="of:=IF([.Q34]=2;[.S34];-1)" office:value-type="float" office:value="-1" calcext:value-type="float">
            <text:p>-1</text:p>
          </table:table-cell>
          <table:table-cell table:formula="of:=IF([.Q34]=3;[.S34];-1)" office:value-type="float" office:value="-1" calcext:value-type="float">
            <text:p>-1</text:p>
          </table:table-cell>
          <table:table-cell table:formula="of:=IF([.Q34]=4;[.S34];-1)" office:value-type="float" office:value="-1" calcext:value-type="float">
            <text:p>-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.8418" calcext:value-type="float">
            <text:p>10.8418</text:p>
          </table:table-cell>
          <table:table-cell table:number-columns-repeated="4"/>
          <table:table-cell table:formula="of:=IF([.Q35]=0;[.S35];-1)" office:value-type="float" office:value="10.8418" calcext:value-type="float">
            <text:p>10.8418</text:p>
          </table:table-cell>
          <table:table-cell table:formula="of:=IF([.Q35]=1;[.S35];-1)" office:value-type="float" office:value="-1" calcext:value-type="float">
            <text:p>-1</text:p>
          </table:table-cell>
          <table:table-cell table:formula="of:=IF([.Q35]=2;[.S35];-1)" office:value-type="float" office:value="-1" calcext:value-type="float">
            <text:p>-1</text:p>
          </table:table-cell>
          <table:table-cell table:formula="of:=IF([.Q35]=3;[.S35];-1)" office:value-type="float" office:value="-1" calcext:value-type="float">
            <text:p>-1</text:p>
          </table:table-cell>
          <table:table-cell table:formula="of:=IF([.Q35]=4;[.S35];-1)" office:value-type="float" office:value="-1" calcext:value-type="float">
            <text:p>-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.1995" calcext:value-type="float">
            <text:p>24.1995</text:p>
          </table:table-cell>
          <table:table-cell table:number-columns-repeated="4"/>
          <table:table-cell table:formula="of:=IF([.Q36]=0;[.S36];-1)" office:value-type="float" office:value="-1" calcext:value-type="float">
            <text:p>-1</text:p>
          </table:table-cell>
          <table:table-cell table:formula="of:=IF([.Q36]=1;[.S36];-1)" office:value-type="float" office:value="-1" calcext:value-type="float">
            <text:p>-1</text:p>
          </table:table-cell>
          <table:table-cell table:formula="of:=IF([.Q36]=2;[.S36];-1)" office:value-type="float" office:value="-1" calcext:value-type="float">
            <text:p>-1</text:p>
          </table:table-cell>
          <table:table-cell table:formula="of:=IF([.Q36]=3;[.S36];-1)" office:value-type="float" office:value="-1" calcext:value-type="float">
            <text:p>-1</text:p>
          </table:table-cell>
          <table:table-cell table:formula="of:=IF([.Q36]=4;[.S36];-1)" office:value-type="float" office:value="24.1995" calcext:value-type="float">
            <text:p>24.199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.3824" calcext:value-type="float">
            <text:p>20.3824</text:p>
          </table:table-cell>
          <table:table-cell table:number-columns-repeated="4"/>
          <table:table-cell table:formula="of:=IF([.Q37]=0;[.S37];-1)" office:value-type="float" office:value="20.3824" calcext:value-type="float">
            <text:p>20.3824</text:p>
          </table:table-cell>
          <table:table-cell table:formula="of:=IF([.Q37]=1;[.S37];-1)" office:value-type="float" office:value="-1" calcext:value-type="float">
            <text:p>-1</text:p>
          </table:table-cell>
          <table:table-cell table:formula="of:=IF([.Q37]=2;[.S37];-1)" office:value-type="float" office:value="-1" calcext:value-type="float">
            <text:p>-1</text:p>
          </table:table-cell>
          <table:table-cell table:formula="of:=IF([.Q37]=3;[.S37];-1)" office:value-type="float" office:value="-1" calcext:value-type="float">
            <text:p>-1</text:p>
          </table:table-cell>
          <table:table-cell table:formula="of:=IF([.Q37]=4;[.S37];-1)" office:value-type="float" office:value="-1" calcext:value-type="float">
            <text:p>-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.8262" calcext:value-type="float">
            <text:p>21.8262</text:p>
          </table:table-cell>
          <table:table-cell table:number-columns-repeated="4"/>
          <table:table-cell table:formula="of:=IF([.Q38]=0;[.S38];-1)" office:value-type="float" office:value="-1" calcext:value-type="float">
            <text:p>-1</text:p>
          </table:table-cell>
          <table:table-cell table:formula="of:=IF([.Q38]=1;[.S38];-1)" office:value-type="float" office:value="-1" calcext:value-type="float">
            <text:p>-1</text:p>
          </table:table-cell>
          <table:table-cell table:formula="of:=IF([.Q38]=2;[.S38];-1)" office:value-type="float" office:value="21.8262" calcext:value-type="float">
            <text:p>21.8262</text:p>
          </table:table-cell>
          <table:table-cell table:formula="of:=IF([.Q38]=3;[.S38];-1)" office:value-type="float" office:value="-1" calcext:value-type="float">
            <text:p>-1</text:p>
          </table:table-cell>
          <table:table-cell table:formula="of:=IF([.Q38]=4;[.S38];-1)" office:value-type="float" office:value="-1" calcext:value-type="float">
            <text:p>-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5568" calcext:value-type="float">
            <text:p>26.5568</text:p>
          </table:table-cell>
          <table:table-cell table:number-columns-repeated="4"/>
          <table:table-cell table:formula="of:=IF([.Q39]=0;[.S39];-1)" office:value-type="float" office:value="-1" calcext:value-type="float">
            <text:p>-1</text:p>
          </table:table-cell>
          <table:table-cell table:formula="of:=IF([.Q39]=1;[.S39];-1)" office:value-type="float" office:value="-1" calcext:value-type="float">
            <text:p>-1</text:p>
          </table:table-cell>
          <table:table-cell table:formula="of:=IF([.Q39]=2;[.S39];-1)" office:value-type="float" office:value="-1" calcext:value-type="float">
            <text:p>-1</text:p>
          </table:table-cell>
          <table:table-cell table:formula="of:=IF([.Q39]=3;[.S39];-1)" office:value-type="float" office:value="-1" calcext:value-type="float">
            <text:p>-1</text:p>
          </table:table-cell>
          <table:table-cell table:formula="of:=IF([.Q39]=4;[.S39];-1)" office:value-type="float" office:value="26.5568" calcext:value-type="float">
            <text:p>26.556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.8573" calcext:value-type="float">
            <text:p>11.8573</text:p>
          </table:table-cell>
          <table:table-cell table:number-columns-repeated="4"/>
          <table:table-cell table:formula="of:=IF([.Q40]=0;[.S40];-1)" office:value-type="float" office:value="11.8573" calcext:value-type="float">
            <text:p>11.8573</text:p>
          </table:table-cell>
          <table:table-cell table:formula="of:=IF([.Q40]=1;[.S40];-1)" office:value-type="float" office:value="-1" calcext:value-type="float">
            <text:p>-1</text:p>
          </table:table-cell>
          <table:table-cell table:formula="of:=IF([.Q40]=2;[.S40];-1)" office:value-type="float" office:value="-1" calcext:value-type="float">
            <text:p>-1</text:p>
          </table:table-cell>
          <table:table-cell table:formula="of:=IF([.Q40]=3;[.S40];-1)" office:value-type="float" office:value="-1" calcext:value-type="float">
            <text:p>-1</text:p>
          </table:table-cell>
          <table:table-cell table:formula="of:=IF([.Q40]=4;[.S40];-1)" office:value-type="float" office:value="-1" calcext:value-type="float">
            <text:p>-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.2983" calcext:value-type="float">
            <text:p>13.2983</text:p>
          </table:table-cell>
          <table:table-cell table:number-columns-repeated="4"/>
          <table:table-cell table:formula="of:=IF([.Q41]=0;[.S41];-1)" office:value-type="float" office:value="-1" calcext:value-type="float">
            <text:p>-1</text:p>
          </table:table-cell>
          <table:table-cell table:formula="of:=IF([.Q41]=1;[.S41];-1)" office:value-type="float" office:value="-1" calcext:value-type="float">
            <text:p>-1</text:p>
          </table:table-cell>
          <table:table-cell table:formula="of:=IF([.Q41]=2;[.S41];-1)" office:value-type="float" office:value="13.2983" calcext:value-type="float">
            <text:p>13.2983</text:p>
          </table:table-cell>
          <table:table-cell table:formula="of:=IF([.Q41]=3;[.S41];-1)" office:value-type="float" office:value="-1" calcext:value-type="float">
            <text:p>-1</text:p>
          </table:table-cell>
          <table:table-cell table:formula="of:=IF([.Q41]=4;[.S41];-1)" office:value-type="float" office:value="-1" calcext:value-type="float">
            <text:p>-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.8925" calcext:value-type="float">
            <text:p>13.8925</text:p>
          </table:table-cell>
          <table:table-cell table:number-columns-repeated="4"/>
          <table:table-cell table:formula="of:=IF([.Q42]=0;[.S42];-1)" office:value-type="float" office:value="-1" calcext:value-type="float">
            <text:p>-1</text:p>
          </table:table-cell>
          <table:table-cell table:formula="of:=IF([.Q42]=1;[.S42];-1)" office:value-type="float" office:value="13.8925" calcext:value-type="float">
            <text:p>13.8925</text:p>
          </table:table-cell>
          <table:table-cell table:formula="of:=IF([.Q42]=2;[.S42];-1)" office:value-type="float" office:value="-1" calcext:value-type="float">
            <text:p>-1</text:p>
          </table:table-cell>
          <table:table-cell table:formula="of:=IF([.Q42]=3;[.S42];-1)" office:value-type="float" office:value="-1" calcext:value-type="float">
            <text:p>-1</text:p>
          </table:table-cell>
          <table:table-cell table:formula="of:=IF([.Q42]=4;[.S42];-1)" office:value-type="float" office:value="-1" calcext:value-type="float">
            <text:p>-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.9802" calcext:value-type="float">
            <text:p>16.9802</text:p>
          </table:table-cell>
          <table:table-cell table:number-columns-repeated="4"/>
          <table:table-cell table:formula="of:=IF([.Q43]=0;[.S43];-1)" office:value-type="float" office:value="-1" calcext:value-type="float">
            <text:p>-1</text:p>
          </table:table-cell>
          <table:table-cell table:formula="of:=IF([.Q43]=1;[.S43];-1)" office:value-type="float" office:value="-1" calcext:value-type="float">
            <text:p>-1</text:p>
          </table:table-cell>
          <table:table-cell table:formula="of:=IF([.Q43]=2;[.S43];-1)" office:value-type="float" office:value="-1" calcext:value-type="float">
            <text:p>-1</text:p>
          </table:table-cell>
          <table:table-cell table:formula="of:=IF([.Q43]=3;[.S43];-1)" office:value-type="float" office:value="16.9802" calcext:value-type="float">
            <text:p>16.9802</text:p>
          </table:table-cell>
          <table:table-cell table:formula="of:=IF([.Q43]=4;[.S43];-1)" office:value-type="float" office:value="-1" calcext:value-type="float">
            <text:p>-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.0187" calcext:value-type="float">
            <text:p>32.0187</text:p>
          </table:table-cell>
          <table:table-cell table:number-columns-repeated="4"/>
          <table:table-cell table:formula="of:=IF([.Q44]=0;[.S44];-1)" office:value-type="float" office:value="-1" calcext:value-type="float">
            <text:p>-1</text:p>
          </table:table-cell>
          <table:table-cell table:formula="of:=IF([.Q44]=1;[.S44];-1)" office:value-type="float" office:value="-1" calcext:value-type="float">
            <text:p>-1</text:p>
          </table:table-cell>
          <table:table-cell table:formula="of:=IF([.Q44]=2;[.S44];-1)" office:value-type="float" office:value="-1" calcext:value-type="float">
            <text:p>-1</text:p>
          </table:table-cell>
          <table:table-cell table:formula="of:=IF([.Q44]=3;[.S44];-1)" office:value-type="float" office:value="-1" calcext:value-type="float">
            <text:p>-1</text:p>
          </table:table-cell>
          <table:table-cell table:formula="of:=IF([.Q44]=4;[.S44];-1)" office:value-type="float" office:value="32.0187" calcext:value-type="float">
            <text:p>32.018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.6603" calcext:value-type="float">
            <text:p>29.6603</text:p>
          </table:table-cell>
          <table:table-cell table:number-columns-repeated="4"/>
          <table:table-cell table:formula="of:=IF([.Q45]=0;[.S45];-1)" office:value-type="float" office:value="-1" calcext:value-type="float">
            <text:p>-1</text:p>
          </table:table-cell>
          <table:table-cell table:formula="of:=IF([.Q45]=1;[.S45];-1)" office:value-type="float" office:value="-1" calcext:value-type="float">
            <text:p>-1</text:p>
          </table:table-cell>
          <table:table-cell table:formula="of:=IF([.Q45]=2;[.S45];-1)" office:value-type="float" office:value="-1" calcext:value-type="float">
            <text:p>-1</text:p>
          </table:table-cell>
          <table:table-cell table:formula="of:=IF([.Q45]=3;[.S45];-1)" office:value-type="float" office:value="-1" calcext:value-type="float">
            <text:p>-1</text:p>
          </table:table-cell>
          <table:table-cell table:formula="of:=IF([.Q45]=4;[.S45];-1)" office:value-type="float" office:value="29.6603" calcext:value-type="float">
            <text:p>29.660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0.2801" calcext:value-type="float">
            <text:p>30.2801</text:p>
          </table:table-cell>
          <table:table-cell table:number-columns-repeated="4"/>
          <table:table-cell table:formula="of:=IF([.Q46]=0;[.S46];-1)" office:value-type="float" office:value="-1" calcext:value-type="float">
            <text:p>-1</text:p>
          </table:table-cell>
          <table:table-cell table:formula="of:=IF([.Q46]=1;[.S46];-1)" office:value-type="float" office:value="30.2801" calcext:value-type="float">
            <text:p>30.2801</text:p>
          </table:table-cell>
          <table:table-cell table:formula="of:=IF([.Q46]=2;[.S46];-1)" office:value-type="float" office:value="-1" calcext:value-type="float">
            <text:p>-1</text:p>
          </table:table-cell>
          <table:table-cell table:formula="of:=IF([.Q46]=3;[.S46];-1)" office:value-type="float" office:value="-1" calcext:value-type="float">
            <text:p>-1</text:p>
          </table:table-cell>
          <table:table-cell table:formula="of:=IF([.Q46]=4;[.S46];-1)" office:value-type="float" office:value="-1" calcext:value-type="float">
            <text:p>-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.0716" calcext:value-type="float">
            <text:p>20.0716</text:p>
          </table:table-cell>
          <table:table-cell table:number-columns-repeated="4"/>
          <table:table-cell table:formula="of:=IF([.Q47]=0;[.S47];-1)" office:value-type="float" office:value="-1" calcext:value-type="float">
            <text:p>-1</text:p>
          </table:table-cell>
          <table:table-cell table:formula="of:=IF([.Q47]=1;[.S47];-1)" office:value-type="float" office:value="-1" calcext:value-type="float">
            <text:p>-1</text:p>
          </table:table-cell>
          <table:table-cell table:formula="of:=IF([.Q47]=2;[.S47];-1)" office:value-type="float" office:value="-1" calcext:value-type="float">
            <text:p>-1</text:p>
          </table:table-cell>
          <table:table-cell table:formula="of:=IF([.Q47]=3;[.S47];-1)" office:value-type="float" office:value="20.0716" calcext:value-type="float">
            <text:p>20.0716</text:p>
          </table:table-cell>
          <table:table-cell table:formula="of:=IF([.Q47]=4;[.S47];-1)" office:value-type="float" office:value="-1" calcext:value-type="float">
            <text:p>-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.0345" calcext:value-type="float">
            <text:p>33.0345</text:p>
          </table:table-cell>
          <table:table-cell table:number-columns-repeated="4"/>
          <table:table-cell table:formula="of:=IF([.Q48]=0;[.S48];-1)" office:value-type="float" office:value="33.0345" calcext:value-type="float">
            <text:p>33.0345</text:p>
          </table:table-cell>
          <table:table-cell table:formula="of:=IF([.Q48]=1;[.S48];-1)" office:value-type="float" office:value="-1" calcext:value-type="float">
            <text:p>-1</text:p>
          </table:table-cell>
          <table:table-cell table:formula="of:=IF([.Q48]=2;[.S48];-1)" office:value-type="float" office:value="-1" calcext:value-type="float">
            <text:p>-1</text:p>
          </table:table-cell>
          <table:table-cell table:formula="of:=IF([.Q48]=3;[.S48];-1)" office:value-type="float" office:value="-1" calcext:value-type="float">
            <text:p>-1</text:p>
          </table:table-cell>
          <table:table-cell table:formula="of:=IF([.Q48]=4;[.S48];-1)" office:value-type="float" office:value="-1" calcext:value-type="float">
            <text:p>-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4.4753" calcext:value-type="float">
            <text:p>34.4753</text:p>
          </table:table-cell>
          <table:table-cell table:number-columns-repeated="4"/>
          <table:table-cell table:formula="of:=IF([.Q49]=0;[.S49];-1)" office:value-type="float" office:value="-1" calcext:value-type="float">
            <text:p>-1</text:p>
          </table:table-cell>
          <table:table-cell table:formula="of:=IF([.Q49]=1;[.S49];-1)" office:value-type="float" office:value="-1" calcext:value-type="float">
            <text:p>-1</text:p>
          </table:table-cell>
          <table:table-cell table:formula="of:=IF([.Q49]=2;[.S49];-1)" office:value-type="float" office:value="34.4753" calcext:value-type="float">
            <text:p>34.4753</text:p>
          </table:table-cell>
          <table:table-cell table:formula="of:=IF([.Q49]=3;[.S49];-1)" office:value-type="float" office:value="-1" calcext:value-type="float">
            <text:p>-1</text:p>
          </table:table-cell>
          <table:table-cell table:formula="of:=IF([.Q49]=4;[.S49];-1)" office:value-type="float" office:value="-1" calcext:value-type="float">
            <text:p>-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.4215" calcext:value-type="float">
            <text:p>22.4215</text:p>
          </table:table-cell>
          <table:table-cell table:number-columns-repeated="4"/>
          <table:table-cell table:formula="of:=IF([.Q50]=0;[.S50];-1)" office:value-type="float" office:value="-1" calcext:value-type="float">
            <text:p>-1</text:p>
          </table:table-cell>
          <table:table-cell table:formula="of:=IF([.Q50]=1;[.S50];-1)" office:value-type="float" office:value="22.4215" calcext:value-type="float">
            <text:p>22.4215</text:p>
          </table:table-cell>
          <table:table-cell table:formula="of:=IF([.Q50]=2;[.S50];-1)" office:value-type="float" office:value="-1" calcext:value-type="float">
            <text:p>-1</text:p>
          </table:table-cell>
          <table:table-cell table:formula="of:=IF([.Q50]=3;[.S50];-1)" office:value-type="float" office:value="-1" calcext:value-type="float">
            <text:p>-1</text:p>
          </table:table-cell>
          <table:table-cell table:formula="of:=IF([.Q50]=4;[.S50];-1)" office:value-type="float" office:value="-1" calcext:value-type="float">
            <text:p>-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.7407" calcext:value-type="float">
            <text:p>35.7407</text:p>
          </table:table-cell>
          <table:table-cell table:number-columns-repeated="4"/>
          <table:table-cell table:formula="of:=IF([.Q51]=0;[.S51];-1)" office:value-type="float" office:value="-1" calcext:value-type="float">
            <text:p>-1</text:p>
          </table:table-cell>
          <table:table-cell table:formula="of:=IF([.Q51]=1;[.S51];-1)" office:value-type="float" office:value="-1" calcext:value-type="float">
            <text:p>-1</text:p>
          </table:table-cell>
          <table:table-cell table:formula="of:=IF([.Q51]=2;[.S51];-1)" office:value-type="float" office:value="-1" calcext:value-type="float">
            <text:p>-1</text:p>
          </table:table-cell>
          <table:table-cell table:formula="of:=IF([.Q51]=3;[.S51];-1)" office:value-type="float" office:value="-1" calcext:value-type="float">
            <text:p>-1</text:p>
          </table:table-cell>
          <table:table-cell table:formula="of:=IF([.Q51]=4;[.S51];-1)" office:value-type="float" office:value="35.7407" calcext:value-type="float">
            <text:p>35.74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.1629" calcext:value-type="float">
            <text:p>23.1629</text:p>
          </table:table-cell>
          <table:table-cell table:number-columns-repeated="4"/>
          <table:table-cell table:formula="of:=IF([.Q52]=0;[.S52];-1)" office:value-type="float" office:value="-1" calcext:value-type="float">
            <text:p>-1</text:p>
          </table:table-cell>
          <table:table-cell table:formula="of:=IF([.Q52]=1;[.S52];-1)" office:value-type="float" office:value="-1" calcext:value-type="float">
            <text:p>-1</text:p>
          </table:table-cell>
          <table:table-cell table:formula="of:=IF([.Q52]=2;[.S52];-1)" office:value-type="float" office:value="-1" calcext:value-type="float">
            <text:p>-1</text:p>
          </table:table-cell>
          <table:table-cell table:formula="of:=IF([.Q52]=3;[.S52];-1)" office:value-type="float" office:value="23.1629" calcext:value-type="float">
            <text:p>23.1629</text:p>
          </table:table-cell>
          <table:table-cell table:formula="of:=IF([.Q52]=4;[.S52];-1)" office:value-type="float" office:value="-1" calcext:value-type="float">
            <text:p>-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.0178" calcext:value-type="float">
            <text:p>23.0178</text:p>
          </table:table-cell>
          <table:table-cell table:number-columns-repeated="4"/>
          <table:table-cell table:formula="of:=IF([.Q53]=0;[.S53];-1)" office:value-type="float" office:value="-1" calcext:value-type="float">
            <text:p>-1</text:p>
          </table:table-cell>
          <table:table-cell table:formula="of:=IF([.Q53]=1;[.S53];-1)" office:value-type="float" office:value="23.0178" calcext:value-type="float">
            <text:p>23.0178</text:p>
          </table:table-cell>
          <table:table-cell table:formula="of:=IF([.Q53]=2;[.S53];-1)" office:value-type="float" office:value="-1" calcext:value-type="float">
            <text:p>-1</text:p>
          </table:table-cell>
          <table:table-cell table:formula="of:=IF([.Q53]=3;[.S53];-1)" office:value-type="float" office:value="-1" calcext:value-type="float">
            <text:p>-1</text:p>
          </table:table-cell>
          <table:table-cell table:formula="of:=IF([.Q53]=4;[.S53];-1)" office:value-type="float" office:value="-1" calcext:value-type="float">
            <text:p>-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5"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35.7481" calcext:value-type="float">
            <text:p>35.7481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edian</text:p>
          </table:table-cell>
          <table:table-cell table:number-columns-repeated="2"/>
          <table:table-cell table:formula="of:=MEDIAN([.S4:.S53])" office:value-type="float" office:value="15.68235" calcext:value-type="float">
            <text:p>15.68235</text:p>
          </table:table-cell>
          <table:table-cell table:number-columns-repeated="16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15"/>
          <table:table-cell office:value-type="string" calcext:value-type="string">
            <text:p>Platform: HARP2</text:p>
          </table:table-cell>
          <table:table-cell table:number-columns-repeated="19"/>
        </table:table-row>
        <table:table-row table:style-name="ro1">
          <table:table-cell table:number-columns-repeated="15"/>
          <table:table-cell office:value-type="string" calcext:value-type="string">
            <text:p>25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thread id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 table:number-columns-repeated="14"/>
        </table:table-row>
        <table:table-row table:style-name="ro1">
          <table:table-cell table:number-columns-repeated="18"/>
          <table:table-cell table:number-columns-repeated="3" office:value-type="string" calcext:value-type="string">
            <text:p>response time (s)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4031" calcext:value-type="float">
            <text:p>1.8403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4042" calcext:value-type="float">
            <text:p>1.8404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00342" calcext:value-type="float">
            <text:p>4.0034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8052" calcext:value-type="float">
            <text:p>2.5805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60495" calcext:value-type="float">
            <text:p>4.6049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68017" calcext:value-type="float">
            <text:p>4.68017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41821" calcext:value-type="float">
            <text:p>6.4182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43743" calcext:value-type="float">
            <text:p>5.43743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1031" calcext:value-type="float">
            <text:p>8.5103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22786" calcext:value-type="float">
            <text:p>9.2278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90684" calcext:value-type="float">
            <text:p>9.9068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.0922" calcext:value-type="float">
            <text:p>13.092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.3054" calcext:value-type="float">
            <text:p>11.305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.6942" calcext:value-type="float">
            <text:p>13.694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.0371" calcext:value-type="float">
            <text:p>12.0371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.4489" calcext:value-type="float">
            <text:p>17.4489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.1474" calcext:value-type="float">
            <text:p>14.147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.1785" calcext:value-type="float">
            <text:p>18.178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.2373" calcext:value-type="float">
            <text:p>16.2373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.9062" calcext:value-type="float">
            <text:p>18.9062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.8079" calcext:value-type="float">
            <text:p>16.8079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.6025" calcext:value-type="float">
            <text:p>22.6025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.6554" calcext:value-type="float">
            <text:p>20.6554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3.1046" calcext:value-type="float">
            <text:p>23.1046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.226" calcext:value-type="float">
            <text:p>21.226</text:p>
          </table:table-cell>
          <table:table-cell table:number-columns-repeated="16"/>
        </table:table-row>
      </table:table>
      <table:table table:name="MixedResponseTime(SGD)" table:style-name="ta1">
        <table:shapes>
          <draw:frame draw:z-index="0" draw:style-name="gr1" draw:text-style-name="P1" svg:width="453.88pt" svg:height="255.06pt" svg:x="2271.2pt" svg:y="866.72pt">
            <loext:p draw:notify-on-update-of-ranges="'MixedResponseTime(SGD)'.V60:'MixedResponseTime(SGD)'.V107 'MixedResponseTime(SGD)'.W59:'MixedResponseTime(SGD)'.W59 'MixedResponseTime(SGD)'.W60:'MixedResponseTime(SGD)'.W107 'MixedResponseTime(SGD)'.X59:'MixedResponseTime(SGD)'.X59 'MixedResponseTime(SGD)'.X60:'MixedResponseTime(SGD)'.X107 'MixedResponseTime(SGD)'.Y59:'MixedResponseTime(SGD)'.Y59 'MixedResponseTime(SGD)'.Y60:'MixedResponseTime(SGD)'.Y10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88pt" svg:height="255.09pt" svg:x="2273.95pt" svg:y="1545.08pt">
            <loext:p draw:notify-on-update-of-ranges="'MixedResponseTime(SGD)'.V112:'MixedResponseTime(SGD)'.V159 'MixedResponseTime(SGD)'.W111:'MixedResponseTime(SGD)'.W111 'MixedResponseTime(SGD)'.W112:'MixedResponseTime(SGD)'.W159 'MixedResponseTime(SGD)'.X111:'MixedResponseTime(SGD)'.X111 'MixedResponseTime(SGD)'.X112:'MixedResponseTime(SGD)'.X159 'MixedResponseTime(SGD)'.Y111:'MixedResponseTime(SGD)'.Y111 'MixedResponseTime(SGD)'.Y112:'MixedResponseTime(SGD)'.Y1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86pt" svg:height="255.09pt" svg:x="2270.32pt" svg:y="2148.49pt">
            <loext:p draw:notify-on-update-of-ranges="'MixedResponseTime(SGD)'.V164:'MixedResponseTime(SGD)'.V211 'MixedResponseTime(SGD)'.W163:'MixedResponseTime(SGD)'.W163 'MixedResponseTime(SGD)'.W164:'MixedResponseTime(SGD)'.W211 'MixedResponseTime(SGD)'.X163:'MixedResponseTime(SGD)'.X163 'MixedResponseTime(SGD)'.X164:'MixedResponseTime(SGD)'.X211 'MixedResponseTime(SGD)'.Y163:'MixedResponseTime(SGD)'.Y163 'MixedResponseTime(SGD)'.Y164:'MixedResponseTime(SGD)'.Y2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 table:number-columns-repeated="2"/>
          <table:table-cell office:value-type="string" calcext:value-type="string">
            <text:p>4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4"/>
          <table:table-cell table:number-columns-repeated="3" office:value-type="string" calcext:value-type="string">
            <text:p>response time (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157991" calcext:value-type="float">
            <text:p>0.157991</text:p>
          </table:table-cell>
          <table:table-cell office:value-type="float" office:value="3.77918" calcext:value-type="float">
            <text:p>3.77918</text:p>
          </table:table-cell>
          <table:table-cell office:value-type="float" office:value="0.156846" calcext:value-type="float">
            <text:p>0.1568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682" calcext:value-type="float">
            <text:p>2.8682</text:p>
          </table:table-cell>
          <table:table-cell table:formula="of:=[.H4]*[.J4]/[.K4]" office:value-type="float" office:value="14.9744344745834" calcext:value-type="float">
            <text:p>14.97443447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8821" calcext:value-type="float">
            <text:p>4.18821</text:p>
          </table:table-cell>
          <table:table-cell office:value-type="float" office:value="46.2873" calcext:value-type="float">
            <text:p>46.2873</text:p>
          </table:table-cell>
          <table:table-cell office:value-type="float" office:value="21.0174" calcext:value-type="float">
            <text:p>21.017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8354" calcext:value-type="float">
            <text:p>0.318354</text:p>
          </table:table-cell>
          <table:table-cell office:value-type="float" office:value="3.7792" calcext:value-type="float">
            <text:p>3.7792</text:p>
          </table:table-cell>
          <table:table-cell office:value-type="float" office:value="0.313376" calcext:value-type="float">
            <text:p>0.31337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.37151" calcext:value-type="float">
            <text:p>8.37151</text:p>
          </table:table-cell>
          <table:table-cell office:value-type="float" office:value="46.2873" calcext:value-type="float">
            <text:p>46.2873</text:p>
          </table:table-cell>
          <table:table-cell office:value-type="float" office:value="25.2044" calcext:value-type="float">
            <text:p>25.204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0146" calcext:value-type="float">
            <text:p>4.50146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15.0421" calcext:value-type="float">
            <text:p>15.042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.93326" calcext:value-type="float">
            <text:p>9.93326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2.68133" calcext:value-type="float">
            <text:p>2.6813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65758" calcext:value-type="float">
            <text:p>4.65758</text:p>
          </table:table-cell>
          <table:table-cell office:value-type="float" office:value="3.78573" calcext:value-type="float">
            <text:p>3.78573</text:p>
          </table:table-cell>
          <table:table-cell office:value-type="float" office:value="0.470876" calcext:value-type="float">
            <text:p>0.47087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.5038" calcext:value-type="float">
            <text:p>11.5038</text:p>
          </table:table-cell>
          <table:table-cell office:value-type="float" office:value="27.9089" calcext:value-type="float">
            <text:p>27.9089</text:p>
          </table:table-cell>
          <table:table-cell office:value-type="float" office:value="4.26194" calcext:value-type="float">
            <text:p>4.2619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.23129" calcext:value-type="float">
            <text:p>6.23129</text:p>
          </table:table-cell>
          <table:table-cell office:value-type="float" office:value="25.0651" calcext:value-type="float">
            <text:p>25.0651</text:p>
          </table:table-cell>
          <table:table-cell office:value-type="float" office:value="2.98921" calcext:value-type="float">
            <text:p>2.9892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.0707" calcext:value-type="float">
            <text:p>13.0707</text:p>
          </table:table-cell>
          <table:table-cell office:value-type="float" office:value="27.909" calcext:value-type="float">
            <text:p>27.909</text:p>
          </table:table-cell>
          <table:table-cell office:value-type="float" office:value="5.83362" calcext:value-type="float">
            <text:p>5.8336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4068" calcext:value-type="float">
            <text:p>10.4068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19.2381" calcext:value-type="float">
            <text:p>19.238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.2299" calcext:value-type="float">
            <text:p>13.2299</text:p>
          </table:table-cell>
          <table:table-cell office:value-type="float" office:value="3.81248" calcext:value-type="float">
            <text:p>3.81248</text:p>
          </table:table-cell>
          <table:table-cell office:value-type="float" office:value="0.163344" calcext:value-type="float">
            <text:p>0.16334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.9722" calcext:value-type="float">
            <text:p>11.9722</text:p>
          </table:table-cell>
          <table:table-cell office:value-type="float" office:value="25.0716" calcext:value-type="float">
            <text:p>25.0716</text:p>
          </table:table-cell>
          <table:table-cell office:value-type="float" office:value="4.5695" calcext:value-type="float">
            <text:p>4.569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.7979" calcext:value-type="float">
            <text:p>14.7979</text:p>
          </table:table-cell>
          <table:table-cell office:value-type="float" office:value="27.909" calcext:value-type="float">
            <text:p>27.909</text:p>
          </table:table-cell>
          <table:table-cell office:value-type="float" office:value="7.40542" calcext:value-type="float">
            <text:p>7.40542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.547" calcext:value-type="float">
            <text:p>13.547</text:p>
          </table:table-cell>
          <table:table-cell office:value-type="float" office:value="25.0716" calcext:value-type="float">
            <text:p>25.0716</text:p>
          </table:table-cell>
          <table:table-cell office:value-type="float" office:value="6.14294" calcext:value-type="float">
            <text:p>6.1429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.3644" calcext:value-type="float">
            <text:p>16.3644</text:p>
          </table:table-cell>
          <table:table-cell office:value-type="float" office:value="27.909" calcext:value-type="float">
            <text:p>27.909</text:p>
          </table:table-cell>
          <table:table-cell office:value-type="float" office:value="8.9765" calcext:value-type="float">
            <text:p>8.976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.7238" calcext:value-type="float">
            <text:p>17.7238</text:p>
          </table:table-cell>
          <table:table-cell office:value-type="float" office:value="47.9492" calcext:value-type="float">
            <text:p>47.9492</text:p>
          </table:table-cell>
          <table:table-cell office:value-type="float" office:value="23.4251" calcext:value-type="float">
            <text:p>23.425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9349" calcext:value-type="float">
            <text:p>17.9349</text:p>
          </table:table-cell>
          <table:table-cell office:value-type="float" office:value="27.9091" calcext:value-type="float">
            <text:p>27.9091</text:p>
          </table:table-cell>
          <table:table-cell office:value-type="float" office:value="10.5465" calcext:value-type="float">
            <text:p>10.546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.9031" calcext:value-type="float">
            <text:p>21.9031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27.6138" calcext:value-type="float">
            <text:p>27.613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.092" calcext:value-type="float">
            <text:p>18.092</text:p>
          </table:table-cell>
          <table:table-cell office:value-type="float" office:value="3.83202" calcext:value-type="float">
            <text:p>3.83202</text:p>
          </table:table-cell>
          <table:table-cell office:value-type="float" office:value="0.320035" calcext:value-type="float">
            <text:p>0.32003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.0592" calcext:value-type="float">
            <text:p>22.0592</text:p>
          </table:table-cell>
          <table:table-cell office:value-type="float" office:value="3.82538" calcext:value-type="float">
            <text:p>3.82538</text:p>
          </table:table-cell>
          <table:table-cell office:value-type="float" office:value="0.627906" calcext:value-type="float">
            <text:p>0.62790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.2487" calcext:value-type="float">
            <text:p>18.2487</text:p>
          </table:table-cell>
          <table:table-cell office:value-type="float" office:value="3.83202" calcext:value-type="float">
            <text:p>3.83202</text:p>
          </table:table-cell>
          <table:table-cell office:value-type="float" office:value="0.477367" calcext:value-type="float">
            <text:p>0.47736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.6224" calcext:value-type="float">
            <text:p>23.6224</text:p>
          </table:table-cell>
          <table:table-cell office:value-type="float" office:value="25.0847" calcext:value-type="float">
            <text:p>25.0847</text:p>
          </table:table-cell>
          <table:table-cell office:value-type="float" office:value="7.71363" calcext:value-type="float">
            <text:p>7.7136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.8182" calcext:value-type="float">
            <text:p>19.8182</text:p>
          </table:table-cell>
          <table:table-cell office:value-type="float" office:value="27.909" calcext:value-type="float">
            <text:p>27.909</text:p>
          </table:table-cell>
          <table:table-cell office:value-type="float" office:value="12.1145" calcext:value-type="float">
            <text:p>12.114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.7785" calcext:value-type="float">
            <text:p>23.7785</text:p>
          </table:table-cell>
          <table:table-cell office:value-type="float" office:value="3.8319" calcext:value-type="float">
            <text:p>3.8319</text:p>
          </table:table-cell>
          <table:table-cell office:value-type="float" office:value="0.784784" calcext:value-type="float">
            <text:p>0.78478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.9759" calcext:value-type="float">
            <text:p>19.9759</text:p>
          </table:table-cell>
          <table:table-cell office:value-type="float" office:value="3.83857" calcext:value-type="float">
            <text:p>3.83857</text:p>
          </table:table-cell>
          <table:table-cell office:value-type="float" office:value="0.634523" calcext:value-type="float">
            <text:p>0.63452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.9621" calcext:value-type="float">
            <text:p>27.9621</text:p>
          </table:table-cell>
          <table:table-cell office:value-type="float" office:value="47.9492" calcext:value-type="float">
            <text:p>47.9492</text:p>
          </table:table-cell>
          <table:table-cell office:value-type="float" office:value="31.8019" calcext:value-type="float">
            <text:p>31.801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4.1488" calcext:value-type="float">
            <text:p>24.1488</text:p>
          </table:table-cell>
          <table:table-cell office:value-type="float" office:value="46.2871" calcext:value-type="float">
            <text:p>46.2871</text:p>
          </table:table-cell>
          <table:table-cell office:value-type="float" office:value="29.393" calcext:value-type="float">
            <text:p>29.39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.1331" calcext:value-type="float">
            <text:p>32.1331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35.9913" calcext:value-type="float">
            <text:p>35.991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.7179" calcext:value-type="float">
            <text:p>25.7179</text:p>
          </table:table-cell>
          <table:table-cell office:value-type="float" office:value="27.9156" calcext:value-type="float">
            <text:p>27.9156</text:p>
          </table:table-cell>
          <table:table-cell office:value-type="float" office:value="13.6858" calcext:value-type="float">
            <text:p>13.685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.3104" calcext:value-type="float">
            <text:p>36.3104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40.1803" calcext:value-type="float">
            <text:p>40.180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7.2823" calcext:value-type="float">
            <text:p>27.2823</text:p>
          </table:table-cell>
          <table:table-cell office:value-type="float" office:value="27.9156" calcext:value-type="float">
            <text:p>27.9156</text:p>
          </table:table-cell>
          <table:table-cell office:value-type="float" office:value="15.2591" calcext:value-type="float">
            <text:p>15.259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6.4665" calcext:value-type="float">
            <text:p>36.4665</text:p>
          </table:table-cell>
          <table:table-cell office:value-type="float" office:value="3.85156" calcext:value-type="float">
            <text:p>3.85156</text:p>
          </table:table-cell>
          <table:table-cell office:value-type="float" office:value="0.942238" calcext:value-type="float">
            <text:p>0.94223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1.4508" calcext:value-type="float">
            <text:p>31.4508</text:p>
          </table:table-cell>
          <table:table-cell office:value-type="float" office:value="46.287" calcext:value-type="float">
            <text:p>46.287</text:p>
          </table:table-cell>
          <table:table-cell office:value-type="float" office:value="33.5856" calcext:value-type="float">
            <text:p>33.585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8.0384" calcext:value-type="float">
            <text:p>38.0384</text:p>
          </table:table-cell>
          <table:table-cell office:value-type="float" office:value="25.1043" calcext:value-type="float">
            <text:p>25.1043</text:p>
          </table:table-cell>
          <table:table-cell office:value-type="float" office:value="9.28545" calcext:value-type="float">
            <text:p>9.2854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.6084" calcext:value-type="float">
            <text:p>31.6084</text:p>
          </table:table-cell>
          <table:table-cell office:value-type="float" office:value="3.86483" calcext:value-type="float">
            <text:p>3.86483</text:p>
          </table:table-cell>
          <table:table-cell office:value-type="float" office:value="0.791557" calcext:value-type="float">
            <text:p>0.79155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9.6005" calcext:value-type="float">
            <text:p>39.6005</text:p>
          </table:table-cell>
          <table:table-cell office:value-type="float" office:value="25.1043" calcext:value-type="float">
            <text:p>25.1043</text:p>
          </table:table-cell>
          <table:table-cell office:value-type="float" office:value="10.8518" calcext:value-type="float">
            <text:p>10.851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3.1767" calcext:value-type="float">
            <text:p>33.1767</text:p>
          </table:table-cell>
          <table:table-cell office:value-type="float" office:value="27.9221" calcext:value-type="float">
            <text:p>27.9221</text:p>
          </table:table-cell>
          <table:table-cell office:value-type="float" office:value="16.8353" calcext:value-type="float">
            <text:p>16.835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9.7582" calcext:value-type="float">
            <text:p>39.7582</text:p>
          </table:table-cell>
          <table:table-cell office:value-type="float" office:value="3.86462" calcext:value-type="float">
            <text:p>3.86462</text:p>
          </table:table-cell>
          <table:table-cell office:value-type="float" office:value="1.09968" calcext:value-type="float">
            <text:p>1.0996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7.354" calcext:value-type="float">
            <text:p>37.354</text:p>
          </table:table-cell>
          <table:table-cell office:value-type="float" office:value="46.287" calcext:value-type="float">
            <text:p>46.287</text:p>
          </table:table-cell>
          <table:table-cell office:value-type="float" office:value="37.7711" calcext:value-type="float">
            <text:p>37.771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919" calcext:value-type="float">
            <text:p>39.919</text:p>
          </table:table-cell>
          <table:table-cell office:value-type="float" office:value="3.86465" calcext:value-type="float">
            <text:p>3.86465</text:p>
          </table:table-cell>
          <table:table-cell office:value-type="float" office:value="1.25747" calcext:value-type="float">
            <text:p>1.2574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1.5463" calcext:value-type="float">
            <text:p>41.5463</text:p>
          </table:table-cell>
          <table:table-cell office:value-type="float" office:value="46.2871" calcext:value-type="float">
            <text:p>46.2871</text:p>
          </table:table-cell>
          <table:table-cell office:value-type="float" office:value="41.9605" calcext:value-type="float">
            <text:p>41.960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4.1115" calcext:value-type="float">
            <text:p>44.1115</text:p>
          </table:table-cell>
          <table:table-cell office:value-type="float" office:value="47.9492" calcext:value-type="float">
            <text:p>47.9492</text:p>
          </table:table-cell>
          <table:table-cell office:value-type="float" office:value="44.3707" calcext:value-type="float">
            <text:p>44.370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1.7024" calcext:value-type="float">
            <text:p>41.7024</text:p>
          </table:table-cell>
          <table:table-cell office:value-type="float" office:value="3.88451" calcext:value-type="float">
            <text:p>3.88451</text:p>
          </table:table-cell>
          <table:table-cell office:value-type="float" office:value="0.948835" calcext:value-type="float">
            <text:p>0.94883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7.5857" calcext:value-type="float">
            <text:p>47.5857</text:p>
          </table:table-cell>
          <table:table-cell office:value-type="float" office:value="47.9493" calcext:value-type="float">
            <text:p>47.9493</text:p>
          </table:table-cell>
          <table:table-cell office:value-type="float" office:value="47.7963" calcext:value-type="float">
            <text:p>47.796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1.8596" calcext:value-type="float">
            <text:p>41.8596</text:p>
          </table:table-cell>
          <table:table-cell office:value-type="float" office:value="3.88456" calcext:value-type="float">
            <text:p>3.88456</text:p>
          </table:table-cell>
          <table:table-cell office:value-type="float" office:value="1.10651" calcext:value-type="float">
            <text:p>1.1065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7.6933" calcext:value-type="float">
            <text:p>47.6933</text:p>
          </table:table-cell>
          <table:table-cell office:value-type="float" office:value="3.87784" calcext:value-type="float">
            <text:p>3.87784</text:p>
          </table:table-cell>
          <table:table-cell office:value-type="float" office:value="1.41584" calcext:value-type="float">
            <text:p>1.4158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46.0442" calcext:value-type="float">
            <text:p>46.0442</text:p>
          </table:table-cell>
          <table:table-cell office:value-type="float" office:value="46.287" calcext:value-type="float">
            <text:p>46.287</text:p>
          </table:table-cell>
          <table:table-cell office:value-type="float" office:value="46.1474" calcext:value-type="float">
            <text:p>46.147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Total</text:p>
          </table:table-cell>
          <table:table-cell/>
          <table:table-cell office:value-type="float" office:value="47.6939" calcext:value-type="float">
            <text:p>47.6939</text:p>
          </table:table-cell>
          <table:table-cell office:value-type="float" office:value="46.287" calcext:value-type="float">
            <text:p>46.287</text:p>
          </table:table-cell>
          <table:table-cell office:value-type="float" office:value="47.7971" calcext:value-type="float">
            <text:p>47.797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verage</text:p>
          </table:table-cell>
          <table:table-cell/>
          <table:table-cell table:formula="of:=AVERAGE([.Q3:.Q50])" office:value-type="float" office:value="24.1224823958333" calcext:value-type="float">
            <text:p>24.1224823958</text:p>
          </table:table-cell>
          <table:table-cell table:formula="of:=AVERAGE([.R3:.R50])" office:value-type="float" office:value="25.9704177083333" calcext:value-type="float">
            <text:p>25.9704177083</text:p>
          </table:table-cell>
          <table:table-cell table:formula="of:=AVERAGE([.S3:.S50])" office:value-type="float" office:value="13.9833901458333" calcext:value-type="float">
            <text:p>13.9833901458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%50</text:p>
          </table:table-cell>
          <table:table-cell/>
          <table:table-cell table:formula="of:=PERCENTILE([.Q3:.Q50];0.5)" office:value-type="float" office:value="22.8408" calcext:value-type="float">
            <text:p>22.8408</text:p>
          </table:table-cell>
          <table:table-cell table:formula="of:=PERCENTILE([.R3:.R50];0.5)" office:value-type="float" office:value="27.90895" calcext:value-type="float">
            <text:p>27.90895</text:p>
          </table:table-cell>
          <table:table-cell table:formula="of:=PERCENTILE([.S3:.S50];0.5)" office:value-type="float" office:value="8.345065" calcext:value-type="float">
            <text:p>8.34506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%99</text:p>
          </table:table-cell>
          <table:table-cell/>
          <table:table-cell table:formula="of:=PERCENTILE([.Q3:.Q50];0.99)" office:value-type="float" office:value="47.642728" calcext:value-type="float">
            <text:p>47.642728</text:p>
          </table:table-cell>
          <table:table-cell table:formula="of:=PERCENTILE([.R3:.R50];0.99)" office:value-type="float" office:value="47.9493" calcext:value-type="float">
            <text:p>47.9493</text:p>
          </table:table-cell>
          <table:table-cell table:formula="of:=PERCENTILE([.S3:.S50];0.99)" office:value-type="float" office:value="47.021317" calcext:value-type="float">
            <text:p>47.021317</text:p>
          </table:table-cell>
          <table:table-cell table:number-columns-repeated="6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table:style-name="ce2" office:value-type="string" calcext:value-type="string">
            <text:p>FCFS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frequency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59]=0;[.Q3];-1)" office:value-type="float" office:value="0.157991" calcext:value-type="float">
            <text:p>0.157991</text:p>
          </table:table-cell>
          <table:table-cell table:formula="of:=IF([.P59]=1;[.Q3];-1)" office:value-type="float" office:value="-1" calcext:value-type="float">
            <text:p>-1</text:p>
          </table:table-cell>
          <table:table-cell table:formula="of:=IF([.P59]=2;[.Q3];-1)"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49" table:formula="of:=FREQUENCY([.Q59:.Q106];[.V59:.V107])" office:value-type="float" office:value="32" calcext:value-type="float">
            <text:p>32</text:p>
          </table:table-cell>
          <table:table-cell table:number-matrix-columns-spanned="1" table:number-matrix-rows-spanned="49" table:formula="of:=FREQUENCY([.R59:.R106];[.V59:.V107])" office:value-type="float" office:value="32" calcext:value-type="float">
            <text:p>32</text:p>
          </table:table-cell>
          <table:table-cell table:number-matrix-columns-spanned="1" table:number-matrix-rows-spanned="49" table:formula="of:=FREQUENCY([.S59:.S106];[.V59:.V107])"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0]=0;[.Q4];-1)" office:value-type="float" office:value="-1" calcext:value-type="float">
            <text:p>-1</text:p>
          </table:table-cell>
          <table:table-cell table:formula="of:=IF([.P60]=1;[.Q4];-1)" office:value-type="float" office:value="-1" calcext:value-type="float">
            <text:p>-1</text:p>
          </table:table-cell>
          <table:table-cell table:formula="of:=IF([.P60]=2;[.Q4];-1)" office:value-type="float" office:value="4.18821" calcext:value-type="float">
            <text:p>4.188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61]=0;[.Q5];-1)" office:value-type="float" office:value="0.318354" calcext:value-type="float">
            <text:p>0.318354</text:p>
          </table:table-cell>
          <table:table-cell table:formula="of:=IF([.P61]=1;[.Q5];-1)" office:value-type="float" office:value="-1" calcext:value-type="float">
            <text:p>-1</text:p>
          </table:table-cell>
          <table:table-cell table:formula="of:=IF([.P61]=2;[.Q5];-1)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2]=0;[.Q6];-1)" office:value-type="float" office:value="-1" calcext:value-type="float">
            <text:p>-1</text:p>
          </table:table-cell>
          <table:table-cell table:formula="of:=IF([.P62]=1;[.Q6];-1)" office:value-type="float" office:value="-1" calcext:value-type="float">
            <text:p>-1</text:p>
          </table:table-cell>
          <table:table-cell table:formula="of:=IF([.P62]=2;[.Q6];-1)" office:value-type="float" office:value="8.37151" calcext:value-type="float">
            <text:p>8.371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3]=0;[.Q7];-1)" office:value-type="float" office:value="-1" calcext:value-type="float">
            <text:p>-1</text:p>
          </table:table-cell>
          <table:table-cell table:formula="of:=IF([.P63]=1;[.Q7];-1)" office:value-type="float" office:value="-1" calcext:value-type="float">
            <text:p>-1</text:p>
          </table:table-cell>
          <table:table-cell table:formula="of:=IF([.P63]=2;[.Q7];-1)" office:value-type="float" office:value="4.50146" calcext:value-type="float">
            <text:p>4.501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4]=0;[.Q8];-1)" office:value-type="float" office:value="-1" calcext:value-type="float">
            <text:p>-1</text:p>
          </table:table-cell>
          <table:table-cell table:formula="of:=IF([.P64]=1;[.Q8];-1)" office:value-type="float" office:value="9.93326" calcext:value-type="float">
            <text:p>9.93326</text:p>
          </table:table-cell>
          <table:table-cell table:formula="of:=IF([.P64]=2;[.Q8];-1)" office:value-type="float" office:value="-1" calcext:value-type="float">
            <text:p>-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65]=0;[.Q9];-1)" office:value-type="float" office:value="4.65758" calcext:value-type="float">
            <text:p>4.65758</text:p>
          </table:table-cell>
          <table:table-cell table:formula="of:=IF([.P65]=1;[.Q9];-1)" office:value-type="float" office:value="-1" calcext:value-type="float">
            <text:p>-1</text:p>
          </table:table-cell>
          <table:table-cell table:formula="of:=IF([.P65]=2;[.Q9];-1)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6]=0;[.Q10];-1)" office:value-type="float" office:value="-1" calcext:value-type="float">
            <text:p>-1</text:p>
          </table:table-cell>
          <table:table-cell table:formula="of:=IF([.P66]=1;[.Q10];-1)" office:value-type="float" office:value="11.5038" calcext:value-type="float">
            <text:p>11.5038</text:p>
          </table:table-cell>
          <table:table-cell table:formula="of:=IF([.P66]=2;[.Q10];-1)" office:value-type="float" office:value="-1" calcext:value-type="float">
            <text:p>-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7]=0;[.Q11];-1)" office:value-type="float" office:value="-1" calcext:value-type="float">
            <text:p>-1</text:p>
          </table:table-cell>
          <table:table-cell table:formula="of:=IF([.P67]=1;[.Q11];-1)" office:value-type="float" office:value="6.23129" calcext:value-type="float">
            <text:p>6.23129</text:p>
          </table:table-cell>
          <table:table-cell table:formula="of:=IF([.P67]=2;[.Q11];-1)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68]=0;[.Q12];-1)" office:value-type="float" office:value="-1" calcext:value-type="float">
            <text:p>-1</text:p>
          </table:table-cell>
          <table:table-cell table:formula="of:=IF([.P68]=1;[.Q12];-1)" office:value-type="float" office:value="13.0707" calcext:value-type="float">
            <text:p>13.0707</text:p>
          </table:table-cell>
          <table:table-cell table:formula="of:=IF([.P68]=2;[.Q12];-1)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69]=0;[.Q13];-1)" office:value-type="float" office:value="-1" calcext:value-type="float">
            <text:p>-1</text:p>
          </table:table-cell>
          <table:table-cell table:formula="of:=IF([.P69]=1;[.Q13];-1)" office:value-type="float" office:value="-1" calcext:value-type="float">
            <text:p>-1</text:p>
          </table:table-cell>
          <table:table-cell table:formula="of:=IF([.P69]=2;[.Q13];-1)" office:value-type="float" office:value="10.4068" calcext:value-type="float">
            <text:p>10.406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70]=0;[.Q14];-1)" office:value-type="float" office:value="13.2299" calcext:value-type="float">
            <text:p>13.2299</text:p>
          </table:table-cell>
          <table:table-cell table:formula="of:=IF([.P70]=1;[.Q14];-1)" office:value-type="float" office:value="-1" calcext:value-type="float">
            <text:p>-1</text:p>
          </table:table-cell>
          <table:table-cell table:formula="of:=IF([.P70]=2;[.Q14];-1)" office:value-type="float" office:value="-1" calcext:value-type="float">
            <text:p>-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1]=0;[.Q15];-1)" office:value-type="float" office:value="-1" calcext:value-type="float">
            <text:p>-1</text:p>
          </table:table-cell>
          <table:table-cell table:formula="of:=IF([.P71]=1;[.Q15];-1)" office:value-type="float" office:value="11.9722" calcext:value-type="float">
            <text:p>11.9722</text:p>
          </table:table-cell>
          <table:table-cell table:formula="of:=IF([.P71]=2;[.Q15];-1)" office:value-type="float" office:value="-1" calcext:value-type="float">
            <text:p>-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2]=0;[.Q16];-1)" office:value-type="float" office:value="-1" calcext:value-type="float">
            <text:p>-1</text:p>
          </table:table-cell>
          <table:table-cell table:formula="of:=IF([.P72]=1;[.Q16];-1)" office:value-type="float" office:value="14.7979" calcext:value-type="float">
            <text:p>14.7979</text:p>
          </table:table-cell>
          <table:table-cell table:formula="of:=IF([.P72]=2;[.Q16];-1)" office:value-type="float" office:value="-1" calcext:value-type="float">
            <text:p>-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3]=0;[.Q17];-1)" office:value-type="float" office:value="-1" calcext:value-type="float">
            <text:p>-1</text:p>
          </table:table-cell>
          <table:table-cell table:formula="of:=IF([.P73]=1;[.Q17];-1)" office:value-type="float" office:value="13.547" calcext:value-type="float">
            <text:p>13.547</text:p>
          </table:table-cell>
          <table:table-cell table:formula="of:=IF([.P73]=2;[.Q17];-1)" office:value-type="float" office:value="-1" calcext:value-type="float">
            <text:p>-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4]=0;[.Q18];-1)" office:value-type="float" office:value="-1" calcext:value-type="float">
            <text:p>-1</text:p>
          </table:table-cell>
          <table:table-cell table:formula="of:=IF([.P74]=1;[.Q18];-1)" office:value-type="float" office:value="16.3644" calcext:value-type="float">
            <text:p>16.3644</text:p>
          </table:table-cell>
          <table:table-cell table:formula="of:=IF([.P74]=2;[.Q18];-1)"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75]=0;[.Q19];-1)" office:value-type="float" office:value="-1" calcext:value-type="float">
            <text:p>-1</text:p>
          </table:table-cell>
          <table:table-cell table:formula="of:=IF([.P75]=1;[.Q19];-1)" office:value-type="float" office:value="-1" calcext:value-type="float">
            <text:p>-1</text:p>
          </table:table-cell>
          <table:table-cell table:formula="of:=IF([.P75]=2;[.Q19];-1)" office:value-type="float" office:value="17.7238" calcext:value-type="float">
            <text:p>17.723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76]=0;[.Q20];-1)" office:value-type="float" office:value="-1" calcext:value-type="float">
            <text:p>-1</text:p>
          </table:table-cell>
          <table:table-cell table:formula="of:=IF([.P76]=1;[.Q20];-1)" office:value-type="float" office:value="17.9349" calcext:value-type="float">
            <text:p>17.9349</text:p>
          </table:table-cell>
          <table:table-cell table:formula="of:=IF([.P76]=2;[.Q20];-1)" office:value-type="float" office:value="-1" calcext:value-type="float">
            <text:p>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77]=0;[.Q21];-1)" office:value-type="float" office:value="-1" calcext:value-type="float">
            <text:p>-1</text:p>
          </table:table-cell>
          <table:table-cell table:formula="of:=IF([.P77]=1;[.Q21];-1)" office:value-type="float" office:value="-1" calcext:value-type="float">
            <text:p>-1</text:p>
          </table:table-cell>
          <table:table-cell table:formula="of:=IF([.P77]=2;[.Q21];-1)" office:value-type="float" office:value="21.9031" calcext:value-type="float">
            <text:p>21.90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78]=0;[.Q22];-1)" office:value-type="float" office:value="18.092" calcext:value-type="float">
            <text:p>18.092</text:p>
          </table:table-cell>
          <table:table-cell table:formula="of:=IF([.P78]=1;[.Q22];-1)" office:value-type="float" office:value="-1" calcext:value-type="float">
            <text:p>-1</text:p>
          </table:table-cell>
          <table:table-cell table:formula="of:=IF([.P78]=2;[.Q22];-1)" office:value-type="float" office:value="-1" calcext:value-type="float">
            <text:p>-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79]=0;[.Q23];-1)" office:value-type="float" office:value="22.0592" calcext:value-type="float">
            <text:p>22.0592</text:p>
          </table:table-cell>
          <table:table-cell table:formula="of:=IF([.P79]=1;[.Q23];-1)" office:value-type="float" office:value="-1" calcext:value-type="float">
            <text:p>-1</text:p>
          </table:table-cell>
          <table:table-cell table:formula="of:=IF([.P79]=2;[.Q23];-1)"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80]=0;[.Q24];-1)" office:value-type="float" office:value="18.2487" calcext:value-type="float">
            <text:p>18.2487</text:p>
          </table:table-cell>
          <table:table-cell table:formula="of:=IF([.P80]=1;[.Q24];-1)" office:value-type="float" office:value="-1" calcext:value-type="float">
            <text:p>-1</text:p>
          </table:table-cell>
          <table:table-cell table:formula="of:=IF([.P80]=2;[.Q24];-1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81]=0;[.Q25];-1)" office:value-type="float" office:value="-1" calcext:value-type="float">
            <text:p>-1</text:p>
          </table:table-cell>
          <table:table-cell table:formula="of:=IF([.P81]=1;[.Q25];-1)" office:value-type="float" office:value="23.6224" calcext:value-type="float">
            <text:p>23.6224</text:p>
          </table:table-cell>
          <table:table-cell table:formula="of:=IF([.P81]=2;[.Q25];-1)" office:value-type="float" office:value="-1" calcext:value-type="float">
            <text:p>-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82]=0;[.Q26];-1)" office:value-type="float" office:value="-1" calcext:value-type="float">
            <text:p>-1</text:p>
          </table:table-cell>
          <table:table-cell table:formula="of:=IF([.P82]=1;[.Q26];-1)" office:value-type="float" office:value="19.8182" calcext:value-type="float">
            <text:p>19.8182</text:p>
          </table:table-cell>
          <table:table-cell table:formula="of:=IF([.P82]=2;[.Q26];-1)" office:value-type="float" office:value="-1" calcext:value-type="float">
            <text:p>-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83]=0;[.Q27];-1)" office:value-type="float" office:value="23.7785" calcext:value-type="float">
            <text:p>23.7785</text:p>
          </table:table-cell>
          <table:table-cell table:formula="of:=IF([.P83]=1;[.Q27];-1)" office:value-type="float" office:value="-1" calcext:value-type="float">
            <text:p>-1</text:p>
          </table:table-cell>
          <table:table-cell table:formula="of:=IF([.P83]=2;[.Q27];-1)" office:value-type="float" office:value="-1" calcext:value-type="float">
            <text:p>-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84]=0;[.Q28];-1)" office:value-type="float" office:value="19.9759" calcext:value-type="float">
            <text:p>19.9759</text:p>
          </table:table-cell>
          <table:table-cell table:formula="of:=IF([.P84]=1;[.Q28];-1)" office:value-type="float" office:value="-1" calcext:value-type="float">
            <text:p>-1</text:p>
          </table:table-cell>
          <table:table-cell table:formula="of:=IF([.P84]=2;[.Q28];-1)" office:value-type="float" office:value="-1" calcext:value-type="float">
            <text:p>-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5]=0;[.Q29];-1)" office:value-type="float" office:value="-1" calcext:value-type="float">
            <text:p>-1</text:p>
          </table:table-cell>
          <table:table-cell table:formula="of:=IF([.P85]=1;[.Q29];-1)" office:value-type="float" office:value="-1" calcext:value-type="float">
            <text:p>-1</text:p>
          </table:table-cell>
          <table:table-cell table:formula="of:=IF([.P85]=2;[.Q29];-1)" office:value-type="float" office:value="27.9621" calcext:value-type="float">
            <text:p>27.96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6]=0;[.Q30];-1)" office:value-type="float" office:value="-1" calcext:value-type="float">
            <text:p>-1</text:p>
          </table:table-cell>
          <table:table-cell table:formula="of:=IF([.P86]=1;[.Q30];-1)" office:value-type="float" office:value="-1" calcext:value-type="float">
            <text:p>-1</text:p>
          </table:table-cell>
          <table:table-cell table:formula="of:=IF([.P86]=2;[.Q30];-1)" office:value-type="float" office:value="24.1488" calcext:value-type="float">
            <text:p>24.148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7]=0;[.Q31];-1)" office:value-type="float" office:value="-1" calcext:value-type="float">
            <text:p>-1</text:p>
          </table:table-cell>
          <table:table-cell table:formula="of:=IF([.P87]=1;[.Q31];-1)" office:value-type="float" office:value="-1" calcext:value-type="float">
            <text:p>-1</text:p>
          </table:table-cell>
          <table:table-cell table:formula="of:=IF([.P87]=2;[.Q31];-1)" office:value-type="float" office:value="32.1331" calcext:value-type="float">
            <text:p>32.133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88]=0;[.Q32];-1)" office:value-type="float" office:value="-1" calcext:value-type="float">
            <text:p>-1</text:p>
          </table:table-cell>
          <table:table-cell table:formula="of:=IF([.P88]=1;[.Q32];-1)" office:value-type="float" office:value="25.7179" calcext:value-type="float">
            <text:p>25.7179</text:p>
          </table:table-cell>
          <table:table-cell table:formula="of:=IF([.P88]=2;[.Q32];-1)" office:value-type="float" office:value="-1" calcext:value-type="float">
            <text:p>-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89]=0;[.Q33];-1)" office:value-type="float" office:value="-1" calcext:value-type="float">
            <text:p>-1</text:p>
          </table:table-cell>
          <table:table-cell table:formula="of:=IF([.P89]=1;[.Q33];-1)" office:value-type="float" office:value="-1" calcext:value-type="float">
            <text:p>-1</text:p>
          </table:table-cell>
          <table:table-cell table:formula="of:=IF([.P89]=2;[.Q33];-1)" office:value-type="float" office:value="36.3104" calcext:value-type="float">
            <text:p>36.310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0]=0;[.Q34];-1)" office:value-type="float" office:value="-1" calcext:value-type="float">
            <text:p>-1</text:p>
          </table:table-cell>
          <table:table-cell table:formula="of:=IF([.P90]=1;[.Q34];-1)" office:value-type="float" office:value="27.2823" calcext:value-type="float">
            <text:p>27.2823</text:p>
          </table:table-cell>
          <table:table-cell table:formula="of:=IF([.P90]=2;[.Q34];-1)"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1]=0;[.Q35];-1)" office:value-type="float" office:value="36.4665" calcext:value-type="float">
            <text:p>36.4665</text:p>
          </table:table-cell>
          <table:table-cell table:formula="of:=IF([.P91]=1;[.Q35];-1)" office:value-type="float" office:value="-1" calcext:value-type="float">
            <text:p>-1</text:p>
          </table:table-cell>
          <table:table-cell table:formula="of:=IF([.P91]=2;[.Q35];-1)" office:value-type="float" office:value="-1" calcext:value-type="float">
            <text:p>-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92]=0;[.Q36];-1)" office:value-type="float" office:value="-1" calcext:value-type="float">
            <text:p>-1</text:p>
          </table:table-cell>
          <table:table-cell table:formula="of:=IF([.P92]=1;[.Q36];-1)" office:value-type="float" office:value="-1" calcext:value-type="float">
            <text:p>-1</text:p>
          </table:table-cell>
          <table:table-cell table:formula="of:=IF([.P92]=2;[.Q36];-1)" office:value-type="float" office:value="31.4508" calcext:value-type="float">
            <text:p>31.450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3]=0;[.Q37];-1)" office:value-type="float" office:value="-1" calcext:value-type="float">
            <text:p>-1</text:p>
          </table:table-cell>
          <table:table-cell table:formula="of:=IF([.P93]=1;[.Q37];-1)" office:value-type="float" office:value="38.0384" calcext:value-type="float">
            <text:p>38.0384</text:p>
          </table:table-cell>
          <table:table-cell table:formula="of:=IF([.P93]=2;[.Q37];-1)" office:value-type="float" office:value="-1" calcext:value-type="float">
            <text:p>-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4]=0;[.Q38];-1)" office:value-type="float" office:value="31.6084" calcext:value-type="float">
            <text:p>31.6084</text:p>
          </table:table-cell>
          <table:table-cell table:formula="of:=IF([.P94]=1;[.Q38];-1)" office:value-type="float" office:value="-1" calcext:value-type="float">
            <text:p>-1</text:p>
          </table:table-cell>
          <table:table-cell table:formula="of:=IF([.P94]=2;[.Q38];-1)" office:value-type="float" office:value="-1" calcext:value-type="float">
            <text:p>-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5]=0;[.Q39];-1)" office:value-type="float" office:value="-1" calcext:value-type="float">
            <text:p>-1</text:p>
          </table:table-cell>
          <table:table-cell table:formula="of:=IF([.P95]=1;[.Q39];-1)" office:value-type="float" office:value="39.6005" calcext:value-type="float">
            <text:p>39.6005</text:p>
          </table:table-cell>
          <table:table-cell table:formula="of:=IF([.P95]=2;[.Q39];-1)"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96]=0;[.Q40];-1)" office:value-type="float" office:value="-1" calcext:value-type="float">
            <text:p>-1</text:p>
          </table:table-cell>
          <table:table-cell table:formula="of:=IF([.P96]=1;[.Q40];-1)" office:value-type="float" office:value="33.1767" calcext:value-type="float">
            <text:p>33.1767</text:p>
          </table:table-cell>
          <table:table-cell table:formula="of:=IF([.P96]=2;[.Q40];-1)" office:value-type="float" office:value="-1" calcext:value-type="float">
            <text:p>-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7]=0;[.Q41];-1)" office:value-type="float" office:value="39.7582" calcext:value-type="float">
            <text:p>39.7582</text:p>
          </table:table-cell>
          <table:table-cell table:formula="of:=IF([.P97]=1;[.Q41];-1)" office:value-type="float" office:value="-1" calcext:value-type="float">
            <text:p>-1</text:p>
          </table:table-cell>
          <table:table-cell table:formula="of:=IF([.P97]=2;[.Q41];-1)" office:value-type="float" office:value="-1" calcext:value-type="float">
            <text:p>-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98]=0;[.Q42];-1)" office:value-type="float" office:value="-1" calcext:value-type="float">
            <text:p>-1</text:p>
          </table:table-cell>
          <table:table-cell table:formula="of:=IF([.P98]=1;[.Q42];-1)" office:value-type="float" office:value="-1" calcext:value-type="float">
            <text:p>-1</text:p>
          </table:table-cell>
          <table:table-cell table:formula="of:=IF([.P98]=2;[.Q42];-1)" office:value-type="float" office:value="37.354" calcext:value-type="float">
            <text:p>37.35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99]=0;[.Q43];-1)" office:value-type="float" office:value="39.919" calcext:value-type="float">
            <text:p>39.919</text:p>
          </table:table-cell>
          <table:table-cell table:formula="of:=IF([.P99]=1;[.Q43];-1)" office:value-type="float" office:value="-1" calcext:value-type="float">
            <text:p>-1</text:p>
          </table:table-cell>
          <table:table-cell table:formula="of:=IF([.P99]=2;[.Q43];-1)" office:value-type="float" office:value="-1" calcext:value-type="float">
            <text:p>-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0]=0;[.Q44];-1)" office:value-type="float" office:value="-1" calcext:value-type="float">
            <text:p>-1</text:p>
          </table:table-cell>
          <table:table-cell table:formula="of:=IF([.P100]=1;[.Q44];-1)" office:value-type="float" office:value="-1" calcext:value-type="float">
            <text:p>-1</text:p>
          </table:table-cell>
          <table:table-cell table:formula="of:=IF([.P100]=2;[.Q44];-1)" office:value-type="float" office:value="41.5463" calcext:value-type="float">
            <text:p>41.546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1]=0;[.Q45];-1)" office:value-type="float" office:value="-1" calcext:value-type="float">
            <text:p>-1</text:p>
          </table:table-cell>
          <table:table-cell table:formula="of:=IF([.P101]=1;[.Q45];-1)" office:value-type="float" office:value="-1" calcext:value-type="float">
            <text:p>-1</text:p>
          </table:table-cell>
          <table:table-cell table:formula="of:=IF([.P101]=2;[.Q45];-1)" office:value-type="float" office:value="44.1115" calcext:value-type="float">
            <text:p>44.111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02]=0;[.Q46];-1)" office:value-type="float" office:value="41.7024" calcext:value-type="float">
            <text:p>41.7024</text:p>
          </table:table-cell>
          <table:table-cell table:formula="of:=IF([.P102]=1;[.Q46];-1)" office:value-type="float" office:value="-1" calcext:value-type="float">
            <text:p>-1</text:p>
          </table:table-cell>
          <table:table-cell table:formula="of:=IF([.P102]=2;[.Q46];-1)" office:value-type="float" office:value="-1" calcext:value-type="float">
            <text:p>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3]=0;[.Q47];-1)" office:value-type="float" office:value="-1" calcext:value-type="float">
            <text:p>-1</text:p>
          </table:table-cell>
          <table:table-cell table:formula="of:=IF([.P103]=1;[.Q47];-1)" office:value-type="float" office:value="-1" calcext:value-type="float">
            <text:p>-1</text:p>
          </table:table-cell>
          <table:table-cell table:formula="of:=IF([.P103]=2;[.Q47];-1)" office:value-type="float" office:value="47.5857" calcext:value-type="float">
            <text:p>47.585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04]=0;[.Q48];-1)" office:value-type="float" office:value="41.8596" calcext:value-type="float">
            <text:p>41.8596</text:p>
          </table:table-cell>
          <table:table-cell table:formula="of:=IF([.P104]=1;[.Q48];-1)" office:value-type="float" office:value="-1" calcext:value-type="float">
            <text:p>-1</text:p>
          </table:table-cell>
          <table:table-cell table:formula="of:=IF([.P104]=2;[.Q48];-1)" office:value-type="float" office:value="-1" calcext:value-type="float">
            <text:p>-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05]=0;[.Q49];-1)" office:value-type="float" office:value="47.6933" calcext:value-type="float">
            <text:p>47.6933</text:p>
          </table:table-cell>
          <table:table-cell table:formula="of:=IF([.P105]=1;[.Q49];-1)" office:value-type="float" office:value="-1" calcext:value-type="float">
            <text:p>-1</text:p>
          </table:table-cell>
          <table:table-cell table:formula="of:=IF([.P105]=2;[.Q49];-1)" office:value-type="float" office:value="-1" calcext:value-type="float">
            <text:p>-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06]=0;[.Q50];-1)" office:value-type="float" office:value="-1" calcext:value-type="float">
            <text:p>-1</text:p>
          </table:table-cell>
          <table:table-cell table:formula="of:=IF([.P106]=1;[.Q50];-1)" office:value-type="float" office:value="-1" calcext:value-type="float">
            <text:p>-1</text:p>
          </table:table-cell>
          <table:table-cell table:formula="of:=IF([.P106]=2;[.Q50];-1)" office:value-type="float" office:value="46.0442" calcext:value-type="float">
            <text:p>46.044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RR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frequency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11]=0;[.R3];-1)" office:value-type="float" office:value="3.77918" calcext:value-type="float">
            <text:p>3.77918</text:p>
          </table:table-cell>
          <table:table-cell table:formula="of:=IF([.P111]=1;[.R3];-1)" office:value-type="float" office:value="-1" calcext:value-type="float">
            <text:p>-1</text:p>
          </table:table-cell>
          <table:table-cell table:formula="of:=IF([.P111]=2;[.R3];-1)"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49" table:formula="of:=FREQUENCY([.Q111:.Q158];[.V111:.V159])" office:value-type="float" office:value="32" calcext:value-type="float">
            <text:p>32</text:p>
          </table:table-cell>
          <table:table-cell table:number-matrix-columns-spanned="1" table:number-matrix-rows-spanned="49" table:formula="of:=FREQUENCY([.R111:.R158];[.V111:.V159])" office:value-type="float" office:value="32" calcext:value-type="float">
            <text:p>32</text:p>
          </table:table-cell>
          <table:table-cell table:number-matrix-columns-spanned="1" table:number-matrix-rows-spanned="49" table:formula="of:=FREQUENCY([.S111:.S158];[.V111:.V159])"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12]=0;[.R4];-1)" office:value-type="float" office:value="-1" calcext:value-type="float">
            <text:p>-1</text:p>
          </table:table-cell>
          <table:table-cell table:formula="of:=IF([.P112]=1;[.R4];-1)" office:value-type="float" office:value="-1" calcext:value-type="float">
            <text:p>-1</text:p>
          </table:table-cell>
          <table:table-cell table:formula="of:=IF([.P112]=2;[.R4];-1)" office:value-type="float" office:value="46.2873" calcext:value-type="float">
            <text:p>46.28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13]=0;[.R5];-1)" office:value-type="float" office:value="3.7792" calcext:value-type="float">
            <text:p>3.7792</text:p>
          </table:table-cell>
          <table:table-cell table:formula="of:=IF([.P113]=1;[.R5];-1)" office:value-type="float" office:value="-1" calcext:value-type="float">
            <text:p>-1</text:p>
          </table:table-cell>
          <table:table-cell table:formula="of:=IF([.P113]=2;[.R5];-1)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14]=0;[.R6];-1)" office:value-type="float" office:value="-1" calcext:value-type="float">
            <text:p>-1</text:p>
          </table:table-cell>
          <table:table-cell table:formula="of:=IF([.P114]=1;[.R6];-1)" office:value-type="float" office:value="-1" calcext:value-type="float">
            <text:p>-1</text:p>
          </table:table-cell>
          <table:table-cell table:formula="of:=IF([.P114]=2;[.R6];-1)" office:value-type="float" office:value="46.2873" calcext:value-type="float">
            <text:p>46.28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15]=0;[.R7];-1)" office:value-type="float" office:value="-1" calcext:value-type="float">
            <text:p>-1</text:p>
          </table:table-cell>
          <table:table-cell table:formula="of:=IF([.P115]=1;[.R7];-1)" office:value-type="float" office:value="-1" calcext:value-type="float">
            <text:p>-1</text:p>
          </table:table-cell>
          <table:table-cell table:formula="of:=IF([.P115]=2;[.R7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16]=0;[.R8];-1)" office:value-type="float" office:value="-1" calcext:value-type="float">
            <text:p>-1</text:p>
          </table:table-cell>
          <table:table-cell table:formula="of:=IF([.P116]=1;[.R8];-1)" office:value-type="float" office:value="27.9089" calcext:value-type="float">
            <text:p>27.9089</text:p>
          </table:table-cell>
          <table:table-cell table:formula="of:=IF([.P116]=2;[.R8];-1)" office:value-type="float" office:value="-1" calcext:value-type="float">
            <text:p>-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17]=0;[.R9];-1)" office:value-type="float" office:value="3.78573" calcext:value-type="float">
            <text:p>3.78573</text:p>
          </table:table-cell>
          <table:table-cell table:formula="of:=IF([.P117]=1;[.R9];-1)" office:value-type="float" office:value="-1" calcext:value-type="float">
            <text:p>-1</text:p>
          </table:table-cell>
          <table:table-cell table:formula="of:=IF([.P117]=2;[.R9];-1)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18]=0;[.R10];-1)" office:value-type="float" office:value="-1" calcext:value-type="float">
            <text:p>-1</text:p>
          </table:table-cell>
          <table:table-cell table:formula="of:=IF([.P118]=1;[.R10];-1)" office:value-type="float" office:value="27.9089" calcext:value-type="float">
            <text:p>27.9089</text:p>
          </table:table-cell>
          <table:table-cell table:formula="of:=IF([.P118]=2;[.R10];-1)" office:value-type="float" office:value="-1" calcext:value-type="float">
            <text:p>-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19]=0;[.R11];-1)" office:value-type="float" office:value="-1" calcext:value-type="float">
            <text:p>-1</text:p>
          </table:table-cell>
          <table:table-cell table:formula="of:=IF([.P119]=1;[.R11];-1)" office:value-type="float" office:value="25.0651" calcext:value-type="float">
            <text:p>25.0651</text:p>
          </table:table-cell>
          <table:table-cell table:formula="of:=IF([.P119]=2;[.R11];-1)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0]=0;[.R12];-1)" office:value-type="float" office:value="-1" calcext:value-type="float">
            <text:p>-1</text:p>
          </table:table-cell>
          <table:table-cell table:formula="of:=IF([.P120]=1;[.R12];-1)" office:value-type="float" office:value="27.909" calcext:value-type="float">
            <text:p>27.909</text:p>
          </table:table-cell>
          <table:table-cell table:formula="of:=IF([.P120]=2;[.R12];-1)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21]=0;[.R13];-1)" office:value-type="float" office:value="-1" calcext:value-type="float">
            <text:p>-1</text:p>
          </table:table-cell>
          <table:table-cell table:formula="of:=IF([.P121]=1;[.R13];-1)" office:value-type="float" office:value="-1" calcext:value-type="float">
            <text:p>-1</text:p>
          </table:table-cell>
          <table:table-cell table:formula="of:=IF([.P121]=2;[.R13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22]=0;[.R14];-1)" office:value-type="float" office:value="3.81248" calcext:value-type="float">
            <text:p>3.81248</text:p>
          </table:table-cell>
          <table:table-cell table:formula="of:=IF([.P122]=1;[.R14];-1)" office:value-type="float" office:value="-1" calcext:value-type="float">
            <text:p>-1</text:p>
          </table:table-cell>
          <table:table-cell table:formula="of:=IF([.P122]=2;[.R14];-1)" office:value-type="float" office:value="-1" calcext:value-type="float">
            <text:p>-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3]=0;[.R15];-1)" office:value-type="float" office:value="-1" calcext:value-type="float">
            <text:p>-1</text:p>
          </table:table-cell>
          <table:table-cell table:formula="of:=IF([.P123]=1;[.R15];-1)" office:value-type="float" office:value="25.0716" calcext:value-type="float">
            <text:p>25.0716</text:p>
          </table:table-cell>
          <table:table-cell table:formula="of:=IF([.P123]=2;[.R15];-1)" office:value-type="float" office:value="-1" calcext:value-type="float">
            <text:p>-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4]=0;[.R16];-1)" office:value-type="float" office:value="-1" calcext:value-type="float">
            <text:p>-1</text:p>
          </table:table-cell>
          <table:table-cell table:formula="of:=IF([.P124]=1;[.R16];-1)" office:value-type="float" office:value="27.909" calcext:value-type="float">
            <text:p>27.909</text:p>
          </table:table-cell>
          <table:table-cell table:formula="of:=IF([.P124]=2;[.R16];-1)" office:value-type="float" office:value="-1" calcext:value-type="float">
            <text:p>-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5]=0;[.R17];-1)" office:value-type="float" office:value="-1" calcext:value-type="float">
            <text:p>-1</text:p>
          </table:table-cell>
          <table:table-cell table:formula="of:=IF([.P125]=1;[.R17];-1)" office:value-type="float" office:value="25.0716" calcext:value-type="float">
            <text:p>25.0716</text:p>
          </table:table-cell>
          <table:table-cell table:formula="of:=IF([.P125]=2;[.R17];-1)" office:value-type="float" office:value="-1" calcext:value-type="float">
            <text:p>-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6]=0;[.R18];-1)" office:value-type="float" office:value="-1" calcext:value-type="float">
            <text:p>-1</text:p>
          </table:table-cell>
          <table:table-cell table:formula="of:=IF([.P126]=1;[.R18];-1)" office:value-type="float" office:value="27.909" calcext:value-type="float">
            <text:p>27.909</text:p>
          </table:table-cell>
          <table:table-cell table:formula="of:=IF([.P126]=2;[.R18];-1)"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27]=0;[.R19];-1)" office:value-type="float" office:value="-1" calcext:value-type="float">
            <text:p>-1</text:p>
          </table:table-cell>
          <table:table-cell table:formula="of:=IF([.P127]=1;[.R19];-1)" office:value-type="float" office:value="-1" calcext:value-type="float">
            <text:p>-1</text:p>
          </table:table-cell>
          <table:table-cell table:formula="of:=IF([.P127]=2;[.R19];-1)" office:value-type="float" office:value="47.9492" calcext:value-type="float">
            <text:p>47.94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28]=0;[.R20];-1)" office:value-type="float" office:value="-1" calcext:value-type="float">
            <text:p>-1</text:p>
          </table:table-cell>
          <table:table-cell table:formula="of:=IF([.P128]=1;[.R20];-1)" office:value-type="float" office:value="27.9091" calcext:value-type="float">
            <text:p>27.9091</text:p>
          </table:table-cell>
          <table:table-cell table:formula="of:=IF([.P128]=2;[.R20];-1)" office:value-type="float" office:value="-1" calcext:value-type="float">
            <text:p>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29]=0;[.R21];-1)" office:value-type="float" office:value="-1" calcext:value-type="float">
            <text:p>-1</text:p>
          </table:table-cell>
          <table:table-cell table:formula="of:=IF([.P129]=1;[.R21];-1)" office:value-type="float" office:value="-1" calcext:value-type="float">
            <text:p>-1</text:p>
          </table:table-cell>
          <table:table-cell table:formula="of:=IF([.P129]=2;[.R21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0]=0;[.R22];-1)" office:value-type="float" office:value="3.83202" calcext:value-type="float">
            <text:p>3.83202</text:p>
          </table:table-cell>
          <table:table-cell table:formula="of:=IF([.P130]=1;[.R22];-1)" office:value-type="float" office:value="-1" calcext:value-type="float">
            <text:p>-1</text:p>
          </table:table-cell>
          <table:table-cell table:formula="of:=IF([.P130]=2;[.R22];-1)" office:value-type="float" office:value="-1" calcext:value-type="float">
            <text:p>-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1]=0;[.R23];-1)" office:value-type="float" office:value="3.82538" calcext:value-type="float">
            <text:p>3.82538</text:p>
          </table:table-cell>
          <table:table-cell table:formula="of:=IF([.P131]=1;[.R23];-1)" office:value-type="float" office:value="-1" calcext:value-type="float">
            <text:p>-1</text:p>
          </table:table-cell>
          <table:table-cell table:formula="of:=IF([.P131]=2;[.R23];-1)"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2]=0;[.R24];-1)" office:value-type="float" office:value="3.83202" calcext:value-type="float">
            <text:p>3.83202</text:p>
          </table:table-cell>
          <table:table-cell table:formula="of:=IF([.P132]=1;[.R24];-1)" office:value-type="float" office:value="-1" calcext:value-type="float">
            <text:p>-1</text:p>
          </table:table-cell>
          <table:table-cell table:formula="of:=IF([.P132]=2;[.R24];-1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33]=0;[.R25];-1)" office:value-type="float" office:value="-1" calcext:value-type="float">
            <text:p>-1</text:p>
          </table:table-cell>
          <table:table-cell table:formula="of:=IF([.P133]=1;[.R25];-1)" office:value-type="float" office:value="25.0847" calcext:value-type="float">
            <text:p>25.0847</text:p>
          </table:table-cell>
          <table:table-cell table:formula="of:=IF([.P133]=2;[.R25];-1)" office:value-type="float" office:value="-1" calcext:value-type="float">
            <text:p>-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34]=0;[.R26];-1)" office:value-type="float" office:value="-1" calcext:value-type="float">
            <text:p>-1</text:p>
          </table:table-cell>
          <table:table-cell table:formula="of:=IF([.P134]=1;[.R26];-1)" office:value-type="float" office:value="27.909" calcext:value-type="float">
            <text:p>27.909</text:p>
          </table:table-cell>
          <table:table-cell table:formula="of:=IF([.P134]=2;[.R26];-1)" office:value-type="float" office:value="-1" calcext:value-type="float">
            <text:p>-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5]=0;[.R27];-1)" office:value-type="float" office:value="3.8319" calcext:value-type="float">
            <text:p>3.8319</text:p>
          </table:table-cell>
          <table:table-cell table:formula="of:=IF([.P135]=1;[.R27];-1)" office:value-type="float" office:value="-1" calcext:value-type="float">
            <text:p>-1</text:p>
          </table:table-cell>
          <table:table-cell table:formula="of:=IF([.P135]=2;[.R27];-1)" office:value-type="float" office:value="-1" calcext:value-type="float">
            <text:p>-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36]=0;[.R28];-1)" office:value-type="float" office:value="3.83857" calcext:value-type="float">
            <text:p>3.83857</text:p>
          </table:table-cell>
          <table:table-cell table:formula="of:=IF([.P136]=1;[.R28];-1)" office:value-type="float" office:value="-1" calcext:value-type="float">
            <text:p>-1</text:p>
          </table:table-cell>
          <table:table-cell table:formula="of:=IF([.P136]=2;[.R28];-1)" office:value-type="float" office:value="-1" calcext:value-type="float">
            <text:p>-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37]=0;[.R29];-1)" office:value-type="float" office:value="-1" calcext:value-type="float">
            <text:p>-1</text:p>
          </table:table-cell>
          <table:table-cell table:formula="of:=IF([.P137]=1;[.R29];-1)" office:value-type="float" office:value="-1" calcext:value-type="float">
            <text:p>-1</text:p>
          </table:table-cell>
          <table:table-cell table:formula="of:=IF([.P137]=2;[.R29];-1)" office:value-type="float" office:value="47.9492" calcext:value-type="float">
            <text:p>47.949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38]=0;[.R30];-1)" office:value-type="float" office:value="-1" calcext:value-type="float">
            <text:p>-1</text:p>
          </table:table-cell>
          <table:table-cell table:formula="of:=IF([.P138]=1;[.R30];-1)" office:value-type="float" office:value="-1" calcext:value-type="float">
            <text:p>-1</text:p>
          </table:table-cell>
          <table:table-cell table:formula="of:=IF([.P138]=2;[.R30];-1)" office:value-type="float" office:value="46.2871" calcext:value-type="float">
            <text:p>46.287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39]=0;[.R31];-1)" office:value-type="float" office:value="-1" calcext:value-type="float">
            <text:p>-1</text:p>
          </table:table-cell>
          <table:table-cell table:formula="of:=IF([.P139]=1;[.R31];-1)" office:value-type="float" office:value="-1" calcext:value-type="float">
            <text:p>-1</text:p>
          </table:table-cell>
          <table:table-cell table:formula="of:=IF([.P139]=2;[.R31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0]=0;[.R32];-1)" office:value-type="float" office:value="-1" calcext:value-type="float">
            <text:p>-1</text:p>
          </table:table-cell>
          <table:table-cell table:formula="of:=IF([.P140]=1;[.R32];-1)" office:value-type="float" office:value="27.9156" calcext:value-type="float">
            <text:p>27.9156</text:p>
          </table:table-cell>
          <table:table-cell table:formula="of:=IF([.P140]=2;[.R32];-1)" office:value-type="float" office:value="-1" calcext:value-type="float">
            <text:p>-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41]=0;[.R33];-1)" office:value-type="float" office:value="-1" calcext:value-type="float">
            <text:p>-1</text:p>
          </table:table-cell>
          <table:table-cell table:formula="of:=IF([.P141]=1;[.R33];-1)" office:value-type="float" office:value="-1" calcext:value-type="float">
            <text:p>-1</text:p>
          </table:table-cell>
          <table:table-cell table:formula="of:=IF([.P141]=2;[.R33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2]=0;[.R34];-1)" office:value-type="float" office:value="-1" calcext:value-type="float">
            <text:p>-1</text:p>
          </table:table-cell>
          <table:table-cell table:formula="of:=IF([.P142]=1;[.R34];-1)" office:value-type="float" office:value="27.9156" calcext:value-type="float">
            <text:p>27.9156</text:p>
          </table:table-cell>
          <table:table-cell table:formula="of:=IF([.P142]=2;[.R34];-1)"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43]=0;[.R35];-1)" office:value-type="float" office:value="3.85156" calcext:value-type="float">
            <text:p>3.85156</text:p>
          </table:table-cell>
          <table:table-cell table:formula="of:=IF([.P143]=1;[.R35];-1)" office:value-type="float" office:value="-1" calcext:value-type="float">
            <text:p>-1</text:p>
          </table:table-cell>
          <table:table-cell table:formula="of:=IF([.P143]=2;[.R35];-1)" office:value-type="float" office:value="-1" calcext:value-type="float">
            <text:p>-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44]=0;[.R36];-1)" office:value-type="float" office:value="-1" calcext:value-type="float">
            <text:p>-1</text:p>
          </table:table-cell>
          <table:table-cell table:formula="of:=IF([.P144]=1;[.R36];-1)" office:value-type="float" office:value="-1" calcext:value-type="float">
            <text:p>-1</text:p>
          </table:table-cell>
          <table:table-cell table:formula="of:=IF([.P144]=2;[.R36];-1)" office:value-type="float" office:value="46.287" calcext:value-type="float">
            <text:p>46.28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5]=0;[.R37];-1)" office:value-type="float" office:value="-1" calcext:value-type="float">
            <text:p>-1</text:p>
          </table:table-cell>
          <table:table-cell table:formula="of:=IF([.P145]=1;[.R37];-1)" office:value-type="float" office:value="25.1043" calcext:value-type="float">
            <text:p>25.1043</text:p>
          </table:table-cell>
          <table:table-cell table:formula="of:=IF([.P145]=2;[.R37];-1)" office:value-type="float" office:value="-1" calcext:value-type="float">
            <text:p>-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46]=0;[.R38];-1)" office:value-type="float" office:value="3.86483" calcext:value-type="float">
            <text:p>3.86483</text:p>
          </table:table-cell>
          <table:table-cell table:formula="of:=IF([.P146]=1;[.R38];-1)" office:value-type="float" office:value="-1" calcext:value-type="float">
            <text:p>-1</text:p>
          </table:table-cell>
          <table:table-cell table:formula="of:=IF([.P146]=2;[.R38];-1)" office:value-type="float" office:value="-1" calcext:value-type="float">
            <text:p>-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7]=0;[.R39];-1)" office:value-type="float" office:value="-1" calcext:value-type="float">
            <text:p>-1</text:p>
          </table:table-cell>
          <table:table-cell table:formula="of:=IF([.P147]=1;[.R39];-1)" office:value-type="float" office:value="25.1043" calcext:value-type="float">
            <text:p>25.1043</text:p>
          </table:table-cell>
          <table:table-cell table:formula="of:=IF([.P147]=2;[.R39];-1)"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48]=0;[.R40];-1)" office:value-type="float" office:value="-1" calcext:value-type="float">
            <text:p>-1</text:p>
          </table:table-cell>
          <table:table-cell table:formula="of:=IF([.P148]=1;[.R40];-1)" office:value-type="float" office:value="27.9221" calcext:value-type="float">
            <text:p>27.9221</text:p>
          </table:table-cell>
          <table:table-cell table:formula="of:=IF([.P148]=2;[.R40];-1)" office:value-type="float" office:value="-1" calcext:value-type="float">
            <text:p>-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49]=0;[.R41];-1)" office:value-type="float" office:value="3.86462" calcext:value-type="float">
            <text:p>3.86462</text:p>
          </table:table-cell>
          <table:table-cell table:formula="of:=IF([.P149]=1;[.R41];-1)" office:value-type="float" office:value="-1" calcext:value-type="float">
            <text:p>-1</text:p>
          </table:table-cell>
          <table:table-cell table:formula="of:=IF([.P149]=2;[.R41];-1)" office:value-type="float" office:value="-1" calcext:value-type="float">
            <text:p>-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0]=0;[.R42];-1)" office:value-type="float" office:value="-1" calcext:value-type="float">
            <text:p>-1</text:p>
          </table:table-cell>
          <table:table-cell table:formula="of:=IF([.P150]=1;[.R42];-1)" office:value-type="float" office:value="-1" calcext:value-type="float">
            <text:p>-1</text:p>
          </table:table-cell>
          <table:table-cell table:formula="of:=IF([.P150]=2;[.R42];-1)" office:value-type="float" office:value="46.287" calcext:value-type="float">
            <text:p>46.28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1]=0;[.R43];-1)" office:value-type="float" office:value="3.86465" calcext:value-type="float">
            <text:p>3.86465</text:p>
          </table:table-cell>
          <table:table-cell table:formula="of:=IF([.P151]=1;[.R43];-1)" office:value-type="float" office:value="-1" calcext:value-type="float">
            <text:p>-1</text:p>
          </table:table-cell>
          <table:table-cell table:formula="of:=IF([.P151]=2;[.R43];-1)" office:value-type="float" office:value="-1" calcext:value-type="float">
            <text:p>-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2]=0;[.R44];-1)" office:value-type="float" office:value="-1" calcext:value-type="float">
            <text:p>-1</text:p>
          </table:table-cell>
          <table:table-cell table:formula="of:=IF([.P152]=1;[.R44];-1)" office:value-type="float" office:value="-1" calcext:value-type="float">
            <text:p>-1</text:p>
          </table:table-cell>
          <table:table-cell table:formula="of:=IF([.P152]=2;[.R44];-1)" office:value-type="float" office:value="46.2871" calcext:value-type="float">
            <text:p>46.287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3]=0;[.R45];-1)" office:value-type="float" office:value="-1" calcext:value-type="float">
            <text:p>-1</text:p>
          </table:table-cell>
          <table:table-cell table:formula="of:=IF([.P153]=1;[.R45];-1)" office:value-type="float" office:value="-1" calcext:value-type="float">
            <text:p>-1</text:p>
          </table:table-cell>
          <table:table-cell table:formula="of:=IF([.P153]=2;[.R45];-1)" office:value-type="float" office:value="47.9492" calcext:value-type="float">
            <text:p>47.949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4]=0;[.R46];-1)" office:value-type="float" office:value="3.88451" calcext:value-type="float">
            <text:p>3.88451</text:p>
          </table:table-cell>
          <table:table-cell table:formula="of:=IF([.P154]=1;[.R46];-1)" office:value-type="float" office:value="-1" calcext:value-type="float">
            <text:p>-1</text:p>
          </table:table-cell>
          <table:table-cell table:formula="of:=IF([.P154]=2;[.R46];-1)" office:value-type="float" office:value="-1" calcext:value-type="float">
            <text:p>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5]=0;[.R47];-1)" office:value-type="float" office:value="-1" calcext:value-type="float">
            <text:p>-1</text:p>
          </table:table-cell>
          <table:table-cell table:formula="of:=IF([.P155]=1;[.R47];-1)" office:value-type="float" office:value="-1" calcext:value-type="float">
            <text:p>-1</text:p>
          </table:table-cell>
          <table:table-cell table:formula="of:=IF([.P155]=2;[.R47];-1)" office:value-type="float" office:value="47.9493" calcext:value-type="float">
            <text:p>47.949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6]=0;[.R48];-1)" office:value-type="float" office:value="3.88456" calcext:value-type="float">
            <text:p>3.88456</text:p>
          </table:table-cell>
          <table:table-cell table:formula="of:=IF([.P156]=1;[.R48];-1)" office:value-type="float" office:value="-1" calcext:value-type="float">
            <text:p>-1</text:p>
          </table:table-cell>
          <table:table-cell table:formula="of:=IF([.P156]=2;[.R48];-1)" office:value-type="float" office:value="-1" calcext:value-type="float">
            <text:p>-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57]=0;[.R49];-1)" office:value-type="float" office:value="3.87784" calcext:value-type="float">
            <text:p>3.87784</text:p>
          </table:table-cell>
          <table:table-cell table:formula="of:=IF([.P157]=1;[.R49];-1)" office:value-type="float" office:value="-1" calcext:value-type="float">
            <text:p>-1</text:p>
          </table:table-cell>
          <table:table-cell table:formula="of:=IF([.P157]=2;[.R49];-1)" office:value-type="float" office:value="-1" calcext:value-type="float">
            <text:p>-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58]=0;[.R50];-1)" office:value-type="float" office:value="-1" calcext:value-type="float">
            <text:p>-1</text:p>
          </table:table-cell>
          <table:table-cell table:formula="of:=IF([.P158]=1;[.R50];-1)" office:value-type="float" office:value="-1" calcext:value-type="float">
            <text:p>-1</text:p>
          </table:table-cell>
          <table:table-cell table:formula="of:=IF([.P158]=2;[.R50];-1)" office:value-type="float" office:value="46.287" calcext:value-type="float">
            <text:p>46.28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SJF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6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3" office:value-type="string" calcext:value-type="string">
            <text:p>frequency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63]=0;[.S3];-1)" office:value-type="float" office:value="0.156846" calcext:value-type="float">
            <text:p>0.156846</text:p>
          </table:table-cell>
          <table:table-cell table:formula="of:=IF([.P163]=1;[.S3];-1)" office:value-type="float" office:value="-1" calcext:value-type="float">
            <text:p>-1</text:p>
          </table:table-cell>
          <table:table-cell table:formula="of:=IF([.P163]=2;[.S3];-1)"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49" table:formula="of:=FREQUENCY([.Q163:.Q210];[.V163:.V211])" office:value-type="float" office:value="32" calcext:value-type="float">
            <text:p>32</text:p>
          </table:table-cell>
          <table:table-cell table:number-matrix-columns-spanned="1" table:number-matrix-rows-spanned="49" table:formula="of:=FREQUENCY([.R163:.R210];[.V163:.V211])" office:value-type="float" office:value="32" calcext:value-type="float">
            <text:p>32</text:p>
          </table:table-cell>
          <table:table-cell table:number-matrix-columns-spanned="1" table:number-matrix-rows-spanned="49" table:formula="of:=FREQUENCY([.S163:.S210];[.V163:.V211])" office:value-type="float" office:value="32" calcext:value-type="float">
            <text:p>3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64]=0;[.S4];-1)" office:value-type="float" office:value="-1" calcext:value-type="float">
            <text:p>-1</text:p>
          </table:table-cell>
          <table:table-cell table:formula="of:=IF([.P164]=1;[.S4];-1)" office:value-type="float" office:value="-1" calcext:value-type="float">
            <text:p>-1</text:p>
          </table:table-cell>
          <table:table-cell table:formula="of:=IF([.P164]=2;[.S4];-1)" office:value-type="float" office:value="21.0174" calcext:value-type="float">
            <text:p>21.01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65]=0;[.S5];-1)" office:value-type="float" office:value="0.313376" calcext:value-type="float">
            <text:p>0.313376</text:p>
          </table:table-cell>
          <table:table-cell table:formula="of:=IF([.P165]=1;[.S5];-1)" office:value-type="float" office:value="-1" calcext:value-type="float">
            <text:p>-1</text:p>
          </table:table-cell>
          <table:table-cell table:formula="of:=IF([.P165]=2;[.S5];-1)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66]=0;[.S6];-1)" office:value-type="float" office:value="-1" calcext:value-type="float">
            <text:p>-1</text:p>
          </table:table-cell>
          <table:table-cell table:formula="of:=IF([.P166]=1;[.S6];-1)" office:value-type="float" office:value="-1" calcext:value-type="float">
            <text:p>-1</text:p>
          </table:table-cell>
          <table:table-cell table:formula="of:=IF([.P166]=2;[.S6];-1)" office:value-type="float" office:value="25.2044" calcext:value-type="float">
            <text:p>25.20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67]=0;[.S7];-1)" office:value-type="float" office:value="-1" calcext:value-type="float">
            <text:p>-1</text:p>
          </table:table-cell>
          <table:table-cell table:formula="of:=IF([.P167]=1;[.S7];-1)" office:value-type="float" office:value="-1" calcext:value-type="float">
            <text:p>-1</text:p>
          </table:table-cell>
          <table:table-cell table:formula="of:=IF([.P167]=2;[.S7];-1)" office:value-type="float" office:value="15.0421" calcext:value-type="float">
            <text:p>15.04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68]=0;[.S8];-1)" office:value-type="float" office:value="-1" calcext:value-type="float">
            <text:p>-1</text:p>
          </table:table-cell>
          <table:table-cell table:formula="of:=IF([.P168]=1;[.S8];-1)" office:value-type="float" office:value="2.68133" calcext:value-type="float">
            <text:p>2.68133</text:p>
          </table:table-cell>
          <table:table-cell table:formula="of:=IF([.P168]=2;[.S8];-1)" office:value-type="float" office:value="-1" calcext:value-type="float">
            <text:p>-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69]=0;[.S9];-1)" office:value-type="float" office:value="0.470876" calcext:value-type="float">
            <text:p>0.470876</text:p>
          </table:table-cell>
          <table:table-cell table:formula="of:=IF([.P169]=1;[.S9];-1)" office:value-type="float" office:value="-1" calcext:value-type="float">
            <text:p>-1</text:p>
          </table:table-cell>
          <table:table-cell table:formula="of:=IF([.P169]=2;[.S9];-1)" office:value-type="float" office:value="-1" calcext:value-type="float">
            <text:p>-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0]=0;[.S10];-1)" office:value-type="float" office:value="-1" calcext:value-type="float">
            <text:p>-1</text:p>
          </table:table-cell>
          <table:table-cell table:formula="of:=IF([.P170]=1;[.S10];-1)" office:value-type="float" office:value="4.26194" calcext:value-type="float">
            <text:p>4.26194</text:p>
          </table:table-cell>
          <table:table-cell table:formula="of:=IF([.P170]=2;[.S10];-1)" office:value-type="float" office:value="-1" calcext:value-type="float">
            <text:p>-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1]=0;[.S11];-1)" office:value-type="float" office:value="-1" calcext:value-type="float">
            <text:p>-1</text:p>
          </table:table-cell>
          <table:table-cell table:formula="of:=IF([.P171]=1;[.S11];-1)" office:value-type="float" office:value="2.98921" calcext:value-type="float">
            <text:p>2.98921</text:p>
          </table:table-cell>
          <table:table-cell table:formula="of:=IF([.P171]=2;[.S11];-1)" office:value-type="float" office:value="-1" calcext:value-type="float">
            <text:p>-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2]=0;[.S12];-1)" office:value-type="float" office:value="-1" calcext:value-type="float">
            <text:p>-1</text:p>
          </table:table-cell>
          <table:table-cell table:formula="of:=IF([.P172]=1;[.S12];-1)" office:value-type="float" office:value="5.83362" calcext:value-type="float">
            <text:p>5.83362</text:p>
          </table:table-cell>
          <table:table-cell table:formula="of:=IF([.P172]=2;[.S12];-1)" office:value-type="float" office:value="-1" calcext:value-type="float">
            <text:p>-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73]=0;[.S13];-1)" office:value-type="float" office:value="-1" calcext:value-type="float">
            <text:p>-1</text:p>
          </table:table-cell>
          <table:table-cell table:formula="of:=IF([.P173]=1;[.S13];-1)" office:value-type="float" office:value="-1" calcext:value-type="float">
            <text:p>-1</text:p>
          </table:table-cell>
          <table:table-cell table:formula="of:=IF([.P173]=2;[.S13];-1)" office:value-type="float" office:value="19.2381" calcext:value-type="float">
            <text:p>19.238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74]=0;[.S14];-1)" office:value-type="float" office:value="0.163344" calcext:value-type="float">
            <text:p>0.163344</text:p>
          </table:table-cell>
          <table:table-cell table:formula="of:=IF([.P174]=1;[.S14];-1)" office:value-type="float" office:value="-1" calcext:value-type="float">
            <text:p>-1</text:p>
          </table:table-cell>
          <table:table-cell table:formula="of:=IF([.P174]=2;[.S14];-1)" office:value-type="float" office:value="-1" calcext:value-type="float">
            <text:p>-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5]=0;[.S15];-1)" office:value-type="float" office:value="-1" calcext:value-type="float">
            <text:p>-1</text:p>
          </table:table-cell>
          <table:table-cell table:formula="of:=IF([.P175]=1;[.S15];-1)" office:value-type="float" office:value="4.5695" calcext:value-type="float">
            <text:p>4.5695</text:p>
          </table:table-cell>
          <table:table-cell table:formula="of:=IF([.P175]=2;[.S15];-1)" office:value-type="float" office:value="-1" calcext:value-type="float">
            <text:p>-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6]=0;[.S16];-1)" office:value-type="float" office:value="-1" calcext:value-type="float">
            <text:p>-1</text:p>
          </table:table-cell>
          <table:table-cell table:formula="of:=IF([.P176]=1;[.S16];-1)" office:value-type="float" office:value="7.40542" calcext:value-type="float">
            <text:p>7.40542</text:p>
          </table:table-cell>
          <table:table-cell table:formula="of:=IF([.P176]=2;[.S16];-1)" office:value-type="float" office:value="-1" calcext:value-type="float">
            <text:p>-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7]=0;[.S17];-1)" office:value-type="float" office:value="-1" calcext:value-type="float">
            <text:p>-1</text:p>
          </table:table-cell>
          <table:table-cell table:formula="of:=IF([.P177]=1;[.S17];-1)" office:value-type="float" office:value="6.14294" calcext:value-type="float">
            <text:p>6.14294</text:p>
          </table:table-cell>
          <table:table-cell table:formula="of:=IF([.P177]=2;[.S17];-1)" office:value-type="float" office:value="-1" calcext:value-type="float">
            <text:p>-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78]=0;[.S18];-1)" office:value-type="float" office:value="-1" calcext:value-type="float">
            <text:p>-1</text:p>
          </table:table-cell>
          <table:table-cell table:formula="of:=IF([.P178]=1;[.S18];-1)" office:value-type="float" office:value="8.9765" calcext:value-type="float">
            <text:p>8.9765</text:p>
          </table:table-cell>
          <table:table-cell table:formula="of:=IF([.P178]=2;[.S18];-1)" office:value-type="float" office:value="-1" calcext:value-type="float">
            <text:p>-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79]=0;[.S19];-1)" office:value-type="float" office:value="-1" calcext:value-type="float">
            <text:p>-1</text:p>
          </table:table-cell>
          <table:table-cell table:formula="of:=IF([.P179]=1;[.S19];-1)" office:value-type="float" office:value="-1" calcext:value-type="float">
            <text:p>-1</text:p>
          </table:table-cell>
          <table:table-cell table:formula="of:=IF([.P179]=2;[.S19];-1)" office:value-type="float" office:value="23.4251" calcext:value-type="float">
            <text:p>23.42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80]=0;[.S20];-1)" office:value-type="float" office:value="-1" calcext:value-type="float">
            <text:p>-1</text:p>
          </table:table-cell>
          <table:table-cell table:formula="of:=IF([.P180]=1;[.S20];-1)" office:value-type="float" office:value="10.5465" calcext:value-type="float">
            <text:p>10.5465</text:p>
          </table:table-cell>
          <table:table-cell table:formula="of:=IF([.P180]=2;[.S20];-1)" office:value-type="float" office:value="-1" calcext:value-type="float">
            <text:p>-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81]=0;[.S21];-1)" office:value-type="float" office:value="-1" calcext:value-type="float">
            <text:p>-1</text:p>
          </table:table-cell>
          <table:table-cell table:formula="of:=IF([.P181]=1;[.S21];-1)" office:value-type="float" office:value="-1" calcext:value-type="float">
            <text:p>-1</text:p>
          </table:table-cell>
          <table:table-cell table:formula="of:=IF([.P181]=2;[.S21];-1)" office:value-type="float" office:value="27.6138" calcext:value-type="float">
            <text:p>27.61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2]=0;[.S22];-1)" office:value-type="float" office:value="0.320035" calcext:value-type="float">
            <text:p>0.320035</text:p>
          </table:table-cell>
          <table:table-cell table:formula="of:=IF([.P182]=1;[.S22];-1)" office:value-type="float" office:value="-1" calcext:value-type="float">
            <text:p>-1</text:p>
          </table:table-cell>
          <table:table-cell table:formula="of:=IF([.P182]=2;[.S22];-1)" office:value-type="float" office:value="-1" calcext:value-type="float">
            <text:p>-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3]=0;[.S23];-1)" office:value-type="float" office:value="0.627906" calcext:value-type="float">
            <text:p>0.627906</text:p>
          </table:table-cell>
          <table:table-cell table:formula="of:=IF([.P183]=1;[.S23];-1)" office:value-type="float" office:value="-1" calcext:value-type="float">
            <text:p>-1</text:p>
          </table:table-cell>
          <table:table-cell table:formula="of:=IF([.P183]=2;[.S23];-1)" office:value-type="float" office:value="-1" calcext:value-type="float">
            <text:p>-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4]=0;[.S24];-1)" office:value-type="float" office:value="0.477367" calcext:value-type="float">
            <text:p>0.477367</text:p>
          </table:table-cell>
          <table:table-cell table:formula="of:=IF([.P184]=1;[.S24];-1)" office:value-type="float" office:value="-1" calcext:value-type="float">
            <text:p>-1</text:p>
          </table:table-cell>
          <table:table-cell table:formula="of:=IF([.P184]=2;[.S24];-1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85]=0;[.S25];-1)" office:value-type="float" office:value="-1" calcext:value-type="float">
            <text:p>-1</text:p>
          </table:table-cell>
          <table:table-cell table:formula="of:=IF([.P185]=1;[.S25];-1)" office:value-type="float" office:value="7.71363" calcext:value-type="float">
            <text:p>7.71363</text:p>
          </table:table-cell>
          <table:table-cell table:formula="of:=IF([.P185]=2;[.S25];-1)" office:value-type="float" office:value="-1" calcext:value-type="float">
            <text:p>-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86]=0;[.S26];-1)" office:value-type="float" office:value="-1" calcext:value-type="float">
            <text:p>-1</text:p>
          </table:table-cell>
          <table:table-cell table:formula="of:=IF([.P186]=1;[.S26];-1)" office:value-type="float" office:value="12.1145" calcext:value-type="float">
            <text:p>12.1145</text:p>
          </table:table-cell>
          <table:table-cell table:formula="of:=IF([.P186]=2;[.S26];-1)" office:value-type="float" office:value="-1" calcext:value-type="float">
            <text:p>-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7]=0;[.S27];-1)" office:value-type="float" office:value="0.784784" calcext:value-type="float">
            <text:p>0.784784</text:p>
          </table:table-cell>
          <table:table-cell table:formula="of:=IF([.P187]=1;[.S27];-1)" office:value-type="float" office:value="-1" calcext:value-type="float">
            <text:p>-1</text:p>
          </table:table-cell>
          <table:table-cell table:formula="of:=IF([.P187]=2;[.S27];-1)" office:value-type="float" office:value="-1" calcext:value-type="float">
            <text:p>-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88]=0;[.S28];-1)" office:value-type="float" office:value="0.634523" calcext:value-type="float">
            <text:p>0.634523</text:p>
          </table:table-cell>
          <table:table-cell table:formula="of:=IF([.P188]=1;[.S28];-1)" office:value-type="float" office:value="-1" calcext:value-type="float">
            <text:p>-1</text:p>
          </table:table-cell>
          <table:table-cell table:formula="of:=IF([.P188]=2;[.S28];-1)" office:value-type="float" office:value="-1" calcext:value-type="float">
            <text:p>-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89]=0;[.S29];-1)" office:value-type="float" office:value="-1" calcext:value-type="float">
            <text:p>-1</text:p>
          </table:table-cell>
          <table:table-cell table:formula="of:=IF([.P189]=1;[.S29];-1)" office:value-type="float" office:value="-1" calcext:value-type="float">
            <text:p>-1</text:p>
          </table:table-cell>
          <table:table-cell table:formula="of:=IF([.P189]=2;[.S29];-1)" office:value-type="float" office:value="31.8019" calcext:value-type="float">
            <text:p>31.801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0]=0;[.S30];-1)" office:value-type="float" office:value="-1" calcext:value-type="float">
            <text:p>-1</text:p>
          </table:table-cell>
          <table:table-cell table:formula="of:=IF([.P190]=1;[.S30];-1)" office:value-type="float" office:value="-1" calcext:value-type="float">
            <text:p>-1</text:p>
          </table:table-cell>
          <table:table-cell table:formula="of:=IF([.P190]=2;[.S30];-1)" office:value-type="float" office:value="29.393" calcext:value-type="float">
            <text:p>29.39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1]=0;[.S31];-1)" office:value-type="float" office:value="-1" calcext:value-type="float">
            <text:p>-1</text:p>
          </table:table-cell>
          <table:table-cell table:formula="of:=IF([.P191]=1;[.S31];-1)" office:value-type="float" office:value="-1" calcext:value-type="float">
            <text:p>-1</text:p>
          </table:table-cell>
          <table:table-cell table:formula="of:=IF([.P191]=2;[.S31];-1)" office:value-type="float" office:value="35.9913" calcext:value-type="float">
            <text:p>35.991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2]=0;[.S32];-1)" office:value-type="float" office:value="-1" calcext:value-type="float">
            <text:p>-1</text:p>
          </table:table-cell>
          <table:table-cell table:formula="of:=IF([.P192]=1;[.S32];-1)" office:value-type="float" office:value="13.6858" calcext:value-type="float">
            <text:p>13.6858</text:p>
          </table:table-cell>
          <table:table-cell table:formula="of:=IF([.P192]=2;[.S32];-1)" office:value-type="float" office:value="-1" calcext:value-type="float">
            <text:p>-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3]=0;[.S33];-1)" office:value-type="float" office:value="-1" calcext:value-type="float">
            <text:p>-1</text:p>
          </table:table-cell>
          <table:table-cell table:formula="of:=IF([.P193]=1;[.S33];-1)" office:value-type="float" office:value="-1" calcext:value-type="float">
            <text:p>-1</text:p>
          </table:table-cell>
          <table:table-cell table:formula="of:=IF([.P193]=2;[.S33];-1)" office:value-type="float" office:value="40.1803" calcext:value-type="float">
            <text:p>40.180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4]=0;[.S34];-1)" office:value-type="float" office:value="-1" calcext:value-type="float">
            <text:p>-1</text:p>
          </table:table-cell>
          <table:table-cell table:formula="of:=IF([.P194]=1;[.S34];-1)" office:value-type="float" office:value="15.2591" calcext:value-type="float">
            <text:p>15.2591</text:p>
          </table:table-cell>
          <table:table-cell table:formula="of:=IF([.P194]=2;[.S34];-1)" office:value-type="float" office:value="-1" calcext:value-type="float">
            <text:p>-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95]=0;[.S35];-1)" office:value-type="float" office:value="0.942238" calcext:value-type="float">
            <text:p>0.942238</text:p>
          </table:table-cell>
          <table:table-cell table:formula="of:=IF([.P195]=1;[.S35];-1)" office:value-type="float" office:value="-1" calcext:value-type="float">
            <text:p>-1</text:p>
          </table:table-cell>
          <table:table-cell table:formula="of:=IF([.P195]=2;[.S35];-1)" office:value-type="float" office:value="-1" calcext:value-type="float">
            <text:p>-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196]=0;[.S36];-1)" office:value-type="float" office:value="-1" calcext:value-type="float">
            <text:p>-1</text:p>
          </table:table-cell>
          <table:table-cell table:formula="of:=IF([.P196]=1;[.S36];-1)" office:value-type="float" office:value="-1" calcext:value-type="float">
            <text:p>-1</text:p>
          </table:table-cell>
          <table:table-cell table:formula="of:=IF([.P196]=2;[.S36];-1)" office:value-type="float" office:value="33.5856" calcext:value-type="float">
            <text:p>33.585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7]=0;[.S37];-1)" office:value-type="float" office:value="-1" calcext:value-type="float">
            <text:p>-1</text:p>
          </table:table-cell>
          <table:table-cell table:formula="of:=IF([.P197]=1;[.S37];-1)" office:value-type="float" office:value="9.28545" calcext:value-type="float">
            <text:p>9.28545</text:p>
          </table:table-cell>
          <table:table-cell table:formula="of:=IF([.P197]=2;[.S37];-1)" office:value-type="float" office:value="-1" calcext:value-type="float">
            <text:p>-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198]=0;[.S38];-1)" office:value-type="float" office:value="0.791557" calcext:value-type="float">
            <text:p>0.791557</text:p>
          </table:table-cell>
          <table:table-cell table:formula="of:=IF([.P198]=1;[.S38];-1)" office:value-type="float" office:value="-1" calcext:value-type="float">
            <text:p>-1</text:p>
          </table:table-cell>
          <table:table-cell table:formula="of:=IF([.P198]=2;[.S38];-1)" office:value-type="float" office:value="-1" calcext:value-type="float">
            <text:p>-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199]=0;[.S39];-1)" office:value-type="float" office:value="-1" calcext:value-type="float">
            <text:p>-1</text:p>
          </table:table-cell>
          <table:table-cell table:formula="of:=IF([.P199]=1;[.S39];-1)" office:value-type="float" office:value="10.8518" calcext:value-type="float">
            <text:p>10.8518</text:p>
          </table:table-cell>
          <table:table-cell table:formula="of:=IF([.P199]=2;[.S39];-1)" office:value-type="float" office:value="-1" calcext:value-type="float">
            <text:p>-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formula="of:=IF([.P200]=0;[.S40];-1)" office:value-type="float" office:value="-1" calcext:value-type="float">
            <text:p>-1</text:p>
          </table:table-cell>
          <table:table-cell table:formula="of:=IF([.P200]=1;[.S40];-1)" office:value-type="float" office:value="16.8353" calcext:value-type="float">
            <text:p>16.8353</text:p>
          </table:table-cell>
          <table:table-cell table:formula="of:=IF([.P200]=2;[.S40];-1)" office:value-type="float" office:value="-1" calcext:value-type="float">
            <text:p>-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1]=0;[.S41];-1)" office:value-type="float" office:value="1.09968" calcext:value-type="float">
            <text:p>1.09968</text:p>
          </table:table-cell>
          <table:table-cell table:formula="of:=IF([.P201]=1;[.S41];-1)" office:value-type="float" office:value="-1" calcext:value-type="float">
            <text:p>-1</text:p>
          </table:table-cell>
          <table:table-cell table:formula="of:=IF([.P201]=2;[.S41];-1)" office:value-type="float" office:value="-1" calcext:value-type="float">
            <text:p>-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2]=0;[.S42];-1)" office:value-type="float" office:value="-1" calcext:value-type="float">
            <text:p>-1</text:p>
          </table:table-cell>
          <table:table-cell table:formula="of:=IF([.P202]=1;[.S42];-1)" office:value-type="float" office:value="-1" calcext:value-type="float">
            <text:p>-1</text:p>
          </table:table-cell>
          <table:table-cell table:formula="of:=IF([.P202]=2;[.S42];-1)" office:value-type="float" office:value="37.7711" calcext:value-type="float">
            <text:p>37.771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3]=0;[.S43];-1)" office:value-type="float" office:value="1.25747" calcext:value-type="float">
            <text:p>1.25747</text:p>
          </table:table-cell>
          <table:table-cell table:formula="of:=IF([.P203]=1;[.S43];-1)" office:value-type="float" office:value="-1" calcext:value-type="float">
            <text:p>-1</text:p>
          </table:table-cell>
          <table:table-cell table:formula="of:=IF([.P203]=2;[.S43];-1)" office:value-type="float" office:value="-1" calcext:value-type="float">
            <text:p>-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4]=0;[.S44];-1)" office:value-type="float" office:value="-1" calcext:value-type="float">
            <text:p>-1</text:p>
          </table:table-cell>
          <table:table-cell table:formula="of:=IF([.P204]=1;[.S44];-1)" office:value-type="float" office:value="-1" calcext:value-type="float">
            <text:p>-1</text:p>
          </table:table-cell>
          <table:table-cell table:formula="of:=IF([.P204]=2;[.S44];-1)" office:value-type="float" office:value="41.9605" calcext:value-type="float">
            <text:p>41.960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5]=0;[.S45];-1)" office:value-type="float" office:value="-1" calcext:value-type="float">
            <text:p>-1</text:p>
          </table:table-cell>
          <table:table-cell table:formula="of:=IF([.P205]=1;[.S45];-1)" office:value-type="float" office:value="-1" calcext:value-type="float">
            <text:p>-1</text:p>
          </table:table-cell>
          <table:table-cell table:formula="of:=IF([.P205]=2;[.S45];-1)" office:value-type="float" office:value="44.3707" calcext:value-type="float">
            <text:p>44.370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6]=0;[.S46];-1)" office:value-type="float" office:value="0.948835" calcext:value-type="float">
            <text:p>0.948835</text:p>
          </table:table-cell>
          <table:table-cell table:formula="of:=IF([.P206]=1;[.S46];-1)" office:value-type="float" office:value="-1" calcext:value-type="float">
            <text:p>-1</text:p>
          </table:table-cell>
          <table:table-cell table:formula="of:=IF([.P206]=2;[.S46];-1)" office:value-type="float" office:value="-1" calcext:value-type="float">
            <text:p>-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07]=0;[.S47];-1)" office:value-type="float" office:value="-1" calcext:value-type="float">
            <text:p>-1</text:p>
          </table:table-cell>
          <table:table-cell table:formula="of:=IF([.P207]=1;[.S47];-1)" office:value-type="float" office:value="-1" calcext:value-type="float">
            <text:p>-1</text:p>
          </table:table-cell>
          <table:table-cell table:formula="of:=IF([.P207]=2;[.S47];-1)" office:value-type="float" office:value="47.7963" calcext:value-type="float">
            <text:p>47.796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8]=0;[.S48];-1)" office:value-type="float" office:value="1.10651" calcext:value-type="float">
            <text:p>1.10651</text:p>
          </table:table-cell>
          <table:table-cell table:formula="of:=IF([.P208]=1;[.S48];-1)" office:value-type="float" office:value="-1" calcext:value-type="float">
            <text:p>-1</text:p>
          </table:table-cell>
          <table:table-cell table:formula="of:=IF([.P208]=2;[.S48];-1)" office:value-type="float" office:value="-1" calcext:value-type="float">
            <text:p>-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formula="of:=IF([.P209]=0;[.S49];-1)" office:value-type="float" office:value="1.41584" calcext:value-type="float">
            <text:p>1.41584</text:p>
          </table:table-cell>
          <table:table-cell table:formula="of:=IF([.P209]=1;[.S49];-1)" office:value-type="float" office:value="-1" calcext:value-type="float">
            <text:p>-1</text:p>
          </table:table-cell>
          <table:table-cell table:formula="of:=IF([.P209]=2;[.S49];-1)" office:value-type="float" office:value="-1" calcext:value-type="float">
            <text:p>-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IF([.P210]=0;[.S50];-1)" office:value-type="float" office:value="-1" calcext:value-type="float">
            <text:p>-1</text:p>
          </table:table-cell>
          <table:table-cell table:formula="of:=IF([.P210]=1;[.S50];-1)" office:value-type="float" office:value="-1" calcext:value-type="float">
            <text:p>-1</text:p>
          </table:table-cell>
          <table:table-cell table:formula="of:=IF([.P210]=2;[.S50];-1)" office:value-type="float" office:value="46.1474" calcext:value-type="float">
            <text:p>46.147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hreadMigration" table:style-name="ta1">
        <table:table-column table:style-name="co3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3" table:number-columns-repeated="3" table:default-cell-style-name="Default"/>
        <table:table-column table:style-name="co3" table:number-columns-repeated="3" table:default-cell-style-name="Default"/>
        <table:table-column table:style-name="co13" table:number-columns-repeated="3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3" table:number-columns-repeated="3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 table:number-columns-repeated="2"/>
          <table:table-cell table:style-name="ce2" office:value-type="string" calcext:value-type="string">
            <text:p>No TM</text:p>
          </table:table-cell>
          <table:table-cell table:number-columns-repeated="5"/>
          <table:table-cell table:style-name="ce2" office:value-type="string" calcext:value-type="string">
            <text:p>TM</text:p>
          </table:table-cell>
          <table:table-cell table:number-columns-repeated="5"/>
          <table:table-cell table:style-name="ce2" office:value-type="string" calcext:value-type="string">
            <text:p>(Random) No TM</text:p>
          </table:table-cell>
          <table:table-cell table:number-columns-repeated="5"/>
          <table:table-cell table:style-name="ce2" office:value-type="string" calcext:value-type="string">
            <text:p>(Random) T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2"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4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table:number-columns-repeated="3" office:value-type="string" calcext:value-type="string">
            <text:p>response time (s)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0.156122" calcext:value-type="float">
            <text:p>0.156122</text:p>
          </table:table-cell>
          <table:table-cell office:value-type="float" office:value="3.78921" calcext:value-type="float">
            <text:p>3.78921</text:p>
          </table:table-cell>
          <table:table-cell office:value-type="float" office:value="0.156283" calcext:value-type="float">
            <text:p>0.1562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6179" calcext:value-type="float">
            <text:p>0.156179</text:p>
          </table:table-cell>
          <table:table-cell office:value-type="float" office:value="3.79247" calcext:value-type="float">
            <text:p>3.79247</text:p>
          </table:table-cell>
          <table:table-cell office:value-type="float" office:value="0.157318" calcext:value-type="float">
            <text:p>0.1573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3.7873" calcext:value-type="float">
            <text:p>3.7873</text:p>
          </table:table-cell>
          <table:table-cell office:value-type="float" office:value="0.159991" calcext:value-type="float">
            <text:p>0.1599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731" calcext:value-type="float">
            <text:p>0.15731</text:p>
          </table:table-cell>
          <table:table-cell office:value-type="float" office:value="3.79317" calcext:value-type="float">
            <text:p>3.79317</text:p>
          </table:table-cell>
          <table:table-cell office:value-type="float" office:value="0.156248" calcext:value-type="float">
            <text:p>0.156248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office:value-type="float" office:value="1.5724" calcext:value-type="float">
            <text:p>1.5724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1.57428" calcext:value-type="float">
            <text:p>1.574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7277" calcext:value-type="float">
            <text:p>1.57277</text:p>
          </table:table-cell>
          <table:table-cell office:value-type="float" office:value="20.8482" calcext:value-type="float">
            <text:p>20.8482</text:p>
          </table:table-cell>
          <table:table-cell office:value-type="float" office:value="1.57146" calcext:value-type="float">
            <text:p>1.571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9651" calcext:value-type="float">
            <text:p>1.59651</text:p>
          </table:table-cell>
          <table:table-cell office:value-type="float" office:value="19.399" calcext:value-type="float">
            <text:p>19.399</text:p>
          </table:table-cell>
          <table:table-cell office:value-type="float" office:value="3.63875" calcext:value-type="float">
            <text:p>3.638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58399" calcext:value-type="float">
            <text:p>1.58399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3.63888" calcext:value-type="float">
            <text:p>3.63888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6542" calcext:value-type="float">
            <text:p>0.316542</text:p>
          </table:table-cell>
          <table:table-cell office:value-type="float" office:value="3.78924" calcext:value-type="float">
            <text:p>3.78924</text:p>
          </table:table-cell>
          <table:table-cell office:value-type="float" office:value="0.316138" calcext:value-type="float">
            <text:p>0.316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5301" calcext:value-type="float">
            <text:p>0.315301</text:p>
          </table:table-cell>
          <table:table-cell office:value-type="float" office:value="3.79253" calcext:value-type="float">
            <text:p>3.79253</text:p>
          </table:table-cell>
          <table:table-cell office:value-type="float" office:value="0.317462" calcext:value-type="float">
            <text:p>0.3174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3923" calcext:value-type="float">
            <text:p>0.313923</text:p>
          </table:table-cell>
          <table:table-cell office:value-type="float" office:value="3.78734" calcext:value-type="float">
            <text:p>3.78734</text:p>
          </table:table-cell>
          <table:table-cell office:value-type="float" office:value="0.319624" calcext:value-type="float">
            <text:p>0.3196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7696" calcext:value-type="float">
            <text:p>0.317696</text:p>
          </table:table-cell>
          <table:table-cell office:value-type="float" office:value="3.79321" calcext:value-type="float">
            <text:p>3.79321</text:p>
          </table:table-cell>
          <table:table-cell office:value-type="float" office:value="0.314298" calcext:value-type="float">
            <text:p>0.314298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3689" calcext:value-type="float">
            <text:p>3.13689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3.14405" calcext:value-type="float">
            <text:p>3.144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4171" calcext:value-type="float">
            <text:p>3.14171</text:p>
          </table:table-cell>
          <table:table-cell office:value-type="float" office:value="20.8482" calcext:value-type="float">
            <text:p>20.8482</text:p>
          </table:table-cell>
          <table:table-cell office:value-type="float" office:value="3.14321" calcext:value-type="float">
            <text:p>3.14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75622" calcext:value-type="float">
            <text:p>1.75622</text:p>
          </table:table-cell>
          <table:table-cell office:value-type="float" office:value="3.79502" calcext:value-type="float">
            <text:p>3.79502</text:p>
          </table:table-cell>
          <table:table-cell office:value-type="float" office:value="0.166542" calcext:value-type="float">
            <text:p>0.1665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74159" calcext:value-type="float">
            <text:p>1.74159</text:p>
          </table:table-cell>
          <table:table-cell office:value-type="float" office:value="3.7999" calcext:value-type="float">
            <text:p>3.7999</text:p>
          </table:table-cell>
          <table:table-cell office:value-type="float" office:value="0.162963" calcext:value-type="float">
            <text:p>0.162963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4794" calcext:value-type="float">
            <text:p>0.474794</text:p>
          </table:table-cell>
          <table:table-cell office:value-type="float" office:value="3.78927" calcext:value-type="float">
            <text:p>3.78927</text:p>
          </table:table-cell>
          <table:table-cell office:value-type="float" office:value="0.474805" calcext:value-type="float">
            <text:p>0.4748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305" calcext:value-type="float">
            <text:p>0.47305</text:p>
          </table:table-cell>
          <table:table-cell office:value-type="float" office:value="3.79255" calcext:value-type="float">
            <text:p>3.79255</text:p>
          </table:table-cell>
          <table:table-cell office:value-type="float" office:value="0.475203" calcext:value-type="float">
            <text:p>0.4752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1357" calcext:value-type="float">
            <text:p>1.91357</text:p>
          </table:table-cell>
          <table:table-cell office:value-type="float" office:value="21.3491" calcext:value-type="float">
            <text:p>21.3491</text:p>
          </table:table-cell>
          <table:table-cell office:value-type="float" office:value="3.32035" calcext:value-type="float">
            <text:p>3.320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90043" calcext:value-type="float">
            <text:p>1.90043</text:p>
          </table:table-cell>
          <table:table-cell office:value-type="float" office:value="20.8719" calcext:value-type="float">
            <text:p>20.8719</text:p>
          </table:table-cell>
          <table:table-cell office:value-type="float" office:value="3.31755" calcext:value-type="float">
            <text:p>3.31755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4108" calcext:value-type="float">
            <text:p>4.4108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4.41879" calcext:value-type="float">
            <text:p>4.418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71778" calcext:value-type="float">
            <text:p>4.71778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4.71783" calcext:value-type="float">
            <text:p>4.717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1363" calcext:value-type="float">
            <text:p>1.91363</text:p>
          </table:table-cell>
          <table:table-cell office:value-type="float" office:value="3.79504" calcext:value-type="float">
            <text:p>3.79504</text:p>
          </table:table-cell>
          <table:table-cell office:value-type="float" office:value="0.32614" calcext:value-type="float">
            <text:p>0.326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90042" calcext:value-type="float">
            <text:p>1.90042</text:p>
          </table:table-cell>
          <table:table-cell office:value-type="float" office:value="3.79992" calcext:value-type="float">
            <text:p>3.79992</text:p>
          </table:table-cell>
          <table:table-cell office:value-type="float" office:value="0.320813" calcext:value-type="float">
            <text:p>0.320813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33872" calcext:value-type="float">
            <text:p>0.633872</text:p>
          </table:table-cell>
          <table:table-cell office:value-type="float" office:value="3.78929" calcext:value-type="float">
            <text:p>3.78929</text:p>
          </table:table-cell>
          <table:table-cell office:value-type="float" office:value="0.633314" calcext:value-type="float">
            <text:p>0.6333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31235" calcext:value-type="float">
            <text:p>0.631235</text:p>
          </table:table-cell>
          <table:table-cell office:value-type="float" office:value="3.79258" calcext:value-type="float">
            <text:p>3.79258</text:p>
          </table:table-cell>
          <table:table-cell office:value-type="float" office:value="0.631529" calcext:value-type="float">
            <text:p>0.6315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49018" calcext:value-type="float">
            <text:p>3.49018</text:p>
          </table:table-cell>
          <table:table-cell office:value-type="float" office:value="21.3491" calcext:value-type="float">
            <text:p>21.3491</text:p>
          </table:table-cell>
          <table:table-cell office:value-type="float" office:value="4.90392" calcext:value-type="float">
            <text:p>4.903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47846" calcext:value-type="float">
            <text:p>3.47846</text:p>
          </table:table-cell>
          <table:table-cell office:value-type="float" office:value="20.872" calcext:value-type="float">
            <text:p>20.872</text:p>
          </table:table-cell>
          <table:table-cell office:value-type="float" office:value="4.91358" calcext:value-type="float">
            <text:p>4.91358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.48818" calcext:value-type="float">
            <text:p>5.48818</text:p>
          </table:table-cell>
          <table:table-cell office:value-type="float" office:value="27.2313" calcext:value-type="float">
            <text:p>27.2313</text:p>
          </table:table-cell>
          <table:table-cell office:value-type="float" office:value="5.49612" calcext:value-type="float">
            <text:p>5.496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.29482" calcext:value-type="float">
            <text:p>6.29482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6.30122" calcext:value-type="float">
            <text:p>6.30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7027" calcext:value-type="float">
            <text:p>2.07027</text:p>
          </table:table-cell>
          <table:table-cell office:value-type="float" office:value="3.79507" calcext:value-type="float">
            <text:p>3.79507</text:p>
          </table:table-cell>
          <table:table-cell office:value-type="float" office:value="0.483593" calcext:value-type="float">
            <text:p>0.4835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0574" calcext:value-type="float">
            <text:p>2.0574</text:p>
          </table:table-cell>
          <table:table-cell office:value-type="float" office:value="3.79995" calcext:value-type="float">
            <text:p>3.79995</text:p>
          </table:table-cell>
          <table:table-cell office:value-type="float" office:value="0.479208" calcext:value-type="float">
            <text:p>0.479208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91747" calcext:value-type="float">
            <text:p>0.791747</text:p>
          </table:table-cell>
          <table:table-cell office:value-type="float" office:value="3.78932" calcext:value-type="float">
            <text:p>3.78932</text:p>
          </table:table-cell>
          <table:table-cell office:value-type="float" office:value="0.790589" calcext:value-type="float">
            <text:p>0.7905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89853" calcext:value-type="float">
            <text:p>0.789853</text:p>
          </table:table-cell>
          <table:table-cell office:value-type="float" office:value="3.79261" calcext:value-type="float">
            <text:p>3.79261</text:p>
          </table:table-cell>
          <table:table-cell office:value-type="float" office:value="0.788215" calcext:value-type="float">
            <text:p>0.7882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06439" calcext:value-type="float">
            <text:p>5.06439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6.50204" calcext:value-type="float">
            <text:p>6.502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04778" calcext:value-type="float">
            <text:p>5.04778</text:p>
          </table:table-cell>
          <table:table-cell office:value-type="float" office:value="20.872" calcext:value-type="float">
            <text:p>20.872</text:p>
          </table:table-cell>
          <table:table-cell office:value-type="float" office:value="6.4983" calcext:value-type="float">
            <text:p>6.4983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.56553" calcext:value-type="float">
            <text:p>6.56553</text:p>
          </table:table-cell>
          <table:table-cell office:value-type="float" office:value="27.2314" calcext:value-type="float">
            <text:p>27.2314</text:p>
          </table:table-cell>
          <table:table-cell office:value-type="float" office:value="6.57345" calcext:value-type="float">
            <text:p>6.573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.87496" calcext:value-type="float">
            <text:p>7.87496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7.88124" calcext:value-type="float">
            <text:p>7.881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22902" calcext:value-type="float">
            <text:p>2.22902</text:p>
          </table:table-cell>
          <table:table-cell office:value-type="float" office:value="3.7951" calcext:value-type="float">
            <text:p>3.7951</text:p>
          </table:table-cell>
          <table:table-cell office:value-type="float" office:value="0.641963" calcext:value-type="float">
            <text:p>0.641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21347" calcext:value-type="float">
            <text:p>2.21347</text:p>
          </table:table-cell>
          <table:table-cell office:value-type="float" office:value="3.79999" calcext:value-type="float">
            <text:p>3.79999</text:p>
          </table:table-cell>
          <table:table-cell office:value-type="float" office:value="0.635299" calcext:value-type="float">
            <text:p>0.635299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898" calcext:value-type="float">
            <text:p>0.94898</text:p>
          </table:table-cell>
          <table:table-cell office:value-type="float" office:value="3.78936" calcext:value-type="float">
            <text:p>3.78936</text:p>
          </table:table-cell>
          <table:table-cell office:value-type="float" office:value="0.947132" calcext:value-type="float">
            <text:p>0.9471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46063" calcext:value-type="float">
            <text:p>0.946063</text:p>
          </table:table-cell>
          <table:table-cell office:value-type="float" office:value="3.79265" calcext:value-type="float">
            <text:p>3.79265</text:p>
          </table:table-cell>
          <table:table-cell office:value-type="float" office:value="0.944704" calcext:value-type="float">
            <text:p>0.9447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2205" calcext:value-type="float">
            <text:p>5.2205</text:p>
          </table:table-cell>
          <table:table-cell office:value-type="float" office:value="3.80708" calcext:value-type="float">
            <text:p>3.80708</text:p>
          </table:table-cell>
          <table:table-cell office:value-type="float" office:value="0.477001" calcext:value-type="float">
            <text:p>0.477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20705" calcext:value-type="float">
            <text:p>5.20705</text:p>
          </table:table-cell>
          <table:table-cell office:value-type="float" office:value="3.81286" calcext:value-type="float">
            <text:p>3.81286</text:p>
          </table:table-cell>
          <table:table-cell office:value-type="float" office:value="0.472514" calcext:value-type="float">
            <text:p>0.472514</text:p>
          </table:table-cell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.64277" calcext:value-type="float">
            <text:p>7.64277</text:p>
          </table:table-cell>
          <table:table-cell office:value-type="float" office:value="27.2314" calcext:value-type="float">
            <text:p>27.2314</text:p>
          </table:table-cell>
          <table:table-cell office:value-type="float" office:value="7.65067" calcext:value-type="float">
            <text:p>7.650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4585" calcext:value-type="float">
            <text:p>9.4585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9.46316" calcext:value-type="float">
            <text:p>9.463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80942" calcext:value-type="float">
            <text:p>3.80942</text:p>
          </table:table-cell>
          <table:table-cell office:value-type="float" office:value="19.399" calcext:value-type="float">
            <text:p>19.399</text:p>
          </table:table-cell>
          <table:table-cell office:value-type="float" office:value="5.22161" calcext:value-type="float">
            <text:p>5.221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79295" calcext:value-type="float">
            <text:p>3.79295</text:p>
          </table:table-cell>
          <table:table-cell office:value-type="float" office:value="20.8724" calcext:value-type="float">
            <text:p>20.8724</text:p>
          </table:table-cell>
          <table:table-cell office:value-type="float" office:value="5.23391" calcext:value-type="float">
            <text:p>5.23391</text:p>
          </table:table-cell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10457" calcext:value-type="float">
            <text:p>1.10457</text:p>
          </table:table-cell>
          <table:table-cell office:value-type="float" office:value="3.78938" calcext:value-type="float">
            <text:p>3.78938</text:p>
          </table:table-cell>
          <table:table-cell office:value-type="float" office:value="1.10442" calcext:value-type="float">
            <text:p>1.104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10275" calcext:value-type="float">
            <text:p>1.10275</text:p>
          </table:table-cell>
          <table:table-cell office:value-type="float" office:value="3.79268" calcext:value-type="float">
            <text:p>3.79268</text:p>
          </table:table-cell>
          <table:table-cell office:value-type="float" office:value="1.10196" calcext:value-type="float">
            <text:p>1.101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37812" calcext:value-type="float">
            <text:p>5.37812</text:p>
          </table:table-cell>
          <table:table-cell office:value-type="float" office:value="3.80712" calcext:value-type="float">
            <text:p>3.80712</text:p>
          </table:table-cell>
          <table:table-cell office:value-type="float" office:value="0.635396" calcext:value-type="float">
            <text:p>0.63539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36355" calcext:value-type="float">
            <text:p>5.36355</text:p>
          </table:table-cell>
          <table:table-cell office:value-type="float" office:value="3.8129" calcext:value-type="float">
            <text:p>3.8129</text:p>
          </table:table-cell>
          <table:table-cell office:value-type="float" office:value="0.628491" calcext:value-type="float">
            <text:p>0.628491</text:p>
          </table:table-cell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.71999" calcext:value-type="float">
            <text:p>8.71999</text:p>
          </table:table-cell>
          <table:table-cell office:value-type="float" office:value="27.2314" calcext:value-type="float">
            <text:p>27.2314</text:p>
          </table:table-cell>
          <table:table-cell office:value-type="float" office:value="8.72792" calcext:value-type="float">
            <text:p>8.727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.0384" calcext:value-type="float">
            <text:p>11.0384</text:p>
          </table:table-cell>
          <table:table-cell office:value-type="float" office:value="20.8483" calcext:value-type="float">
            <text:p>20.8483</text:p>
          </table:table-cell>
          <table:table-cell office:value-type="float" office:value="11.0473" calcext:value-type="float">
            <text:p>11.04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.37817" calcext:value-type="float">
            <text:p>5.37817</text:p>
          </table:table-cell>
          <table:table-cell office:value-type="float" office:value="19.399" calcext:value-type="float">
            <text:p>19.399</text:p>
          </table:table-cell>
          <table:table-cell office:value-type="float" office:value="6.82184" calcext:value-type="float">
            <text:p>6.821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.36361" calcext:value-type="float">
            <text:p>5.36361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6.81334" calcext:value-type="float">
            <text:p>6.81334</text:p>
          </table:table-cell>
        </table:table-row>
        <table:table-row table:style-name="ro1">
          <table:table-cell table:number-columns-repeated="1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26019" calcext:value-type="float">
            <text:p>1.26019</text:p>
          </table:table-cell>
          <table:table-cell office:value-type="float" office:value="3.78942" calcext:value-type="float">
            <text:p>3.78942</text:p>
          </table:table-cell>
          <table:table-cell office:value-type="float" office:value="1.26109" calcext:value-type="float">
            <text:p>1.261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25903" calcext:value-type="float">
            <text:p>1.25903</text:p>
          </table:table-cell>
          <table:table-cell office:value-type="float" office:value="3.79271" calcext:value-type="float">
            <text:p>3.79271</text:p>
          </table:table-cell>
          <table:table-cell office:value-type="float" office:value="1.2585" calcext:value-type="float">
            <text:p>1.25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.97208" calcext:value-type="float">
            <text:p>6.97208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8.08971" calcext:value-type="float">
            <text:p>8.089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.93976" calcext:value-type="float">
            <text:p>6.93976</text:p>
          </table:table-cell>
          <table:table-cell office:value-type="float" office:value="20.872" calcext:value-type="float">
            <text:p>20.872</text:p>
          </table:table-cell>
          <table:table-cell office:value-type="float" office:value="8.06858" calcext:value-type="float">
            <text:p>8.06858</text:p>
          </table:table-cell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.79689" calcext:value-type="float">
            <text:p>9.79689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9.80514" calcext:value-type="float">
            <text:p>9.805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6188" calcext:value-type="float">
            <text:p>12.6188</text:p>
          </table:table-cell>
          <table:table-cell office:value-type="float" office:value="20.8484" calcext:value-type="float">
            <text:p>20.8484</text:p>
          </table:table-cell>
          <table:table-cell office:value-type="float" office:value="12.6273" calcext:value-type="float">
            <text:p>12.62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97213" calcext:value-type="float">
            <text:p>6.97213</text:p>
          </table:table-cell>
          <table:table-cell office:value-type="float" office:value="19.399" calcext:value-type="float">
            <text:p>19.399</text:p>
          </table:table-cell>
          <table:table-cell office:value-type="float" office:value="8.40405" calcext:value-type="float">
            <text:p>8.404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93981" calcext:value-type="float">
            <text:p>6.93981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8.38527" calcext:value-type="float">
            <text:p>8.38527</text:p>
          </table:table-cell>
        </table:table-row>
        <table:table-row table:style-name="ro1"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1636" calcext:value-type="float">
            <text:p>1.41636</text:p>
          </table:table-cell>
          <table:table-cell office:value-type="float" office:value="3.78945" calcext:value-type="float">
            <text:p>3.78945</text:p>
          </table:table-cell>
          <table:table-cell office:value-type="float" office:value="1.41795" calcext:value-type="float">
            <text:p>1.417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41637" calcext:value-type="float">
            <text:p>1.41637</text:p>
          </table:table-cell>
          <table:table-cell office:value-type="float" office:value="3.79275" calcext:value-type="float">
            <text:p>3.79275</text:p>
          </table:table-cell>
          <table:table-cell office:value-type="float" office:value="1.41504" calcext:value-type="float">
            <text:p>1.415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.56971" calcext:value-type="float">
            <text:p>8.56971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9.66968" calcext:value-type="float">
            <text:p>9.669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.51493" calcext:value-type="float">
            <text:p>8.51493</text:p>
          </table:table-cell>
          <table:table-cell office:value-type="float" office:value="20.872" calcext:value-type="float">
            <text:p>20.872</text:p>
          </table:table-cell>
          <table:table-cell office:value-type="float" office:value="9.63843" calcext:value-type="float">
            <text:p>9.63843</text:p>
          </table:table-cell>
        </table:table-row>
        <table:table-row table:style-name="ro1">
          <table:table-cell table:number-columns-repeated="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.8739" calcext:value-type="float">
            <text:p>10.8739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0.8818" calcext:value-type="float">
            <text:p>10.88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.1998" calcext:value-type="float">
            <text:p>14.1998</text:p>
          </table:table-cell>
          <table:table-cell office:value-type="float" office:value="20.8484" calcext:value-type="float">
            <text:p>20.8484</text:p>
          </table:table-cell>
          <table:table-cell office:value-type="float" office:value="14.2086" calcext:value-type="float">
            <text:p>14.20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.56976" calcext:value-type="float">
            <text:p>8.56976</text:p>
          </table:table-cell>
          <table:table-cell office:value-type="float" office:value="19.3991" calcext:value-type="float">
            <text:p>19.3991</text:p>
          </table:table-cell>
          <table:table-cell office:value-type="float" office:value="9.98608" calcext:value-type="float">
            <text:p>9.986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.51491" calcext:value-type="float">
            <text:p>8.51491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9.95407" calcext:value-type="float">
            <text:p>9.95407</text:p>
          </table:table-cell>
        </table:table-row>
        <table:table-row table:style-name="ro1">
          <table:table-cell table:number-columns-repeated="14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7246" calcext:value-type="float">
            <text:p>1.57246</text:p>
          </table:table-cell>
          <table:table-cell office:value-type="float" office:value="3.78949" calcext:value-type="float">
            <text:p>3.78949</text:p>
          </table:table-cell>
          <table:table-cell office:value-type="float" office:value="1.57457" calcext:value-type="float">
            <text:p>1.574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57297" calcext:value-type="float">
            <text:p>1.57297</text:p>
          </table:table-cell>
          <table:table-cell office:value-type="float" office:value="3.7928" calcext:value-type="float">
            <text:p>3.7928</text:p>
          </table:table-cell>
          <table:table-cell office:value-type="float" office:value="1.57191" calcext:value-type="float">
            <text:p>1.571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.73079" calcext:value-type="float">
            <text:p>8.73079</text:p>
          </table:table-cell>
          <table:table-cell office:value-type="float" office:value="3.82033" calcext:value-type="float">
            <text:p>3.82033</text:p>
          </table:table-cell>
          <table:table-cell office:value-type="float" office:value="0.794787" calcext:value-type="float">
            <text:p>0.7947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.6739" calcext:value-type="float">
            <text:p>8.6739</text:p>
          </table:table-cell>
          <table:table-cell office:value-type="float" office:value="3.82616" calcext:value-type="float">
            <text:p>3.82616</text:p>
          </table:table-cell>
          <table:table-cell office:value-type="float" office:value="0.784617" calcext:value-type="float">
            <text:p>0.784617</text:p>
          </table:table-cell>
        </table:table-row>
        <table:table-row table:style-name="ro1">
          <table:table-cell table:number-columns-repeated="14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.951" calcext:value-type="float">
            <text:p>11.951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1.9576" calcext:value-type="float">
            <text:p>11.95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.7837" calcext:value-type="float">
            <text:p>15.7837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5.7861" calcext:value-type="float">
            <text:p>15.78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.1743" calcext:value-type="float">
            <text:p>10.1743</text:p>
          </table:table-cell>
          <table:table-cell office:value-type="float" office:value="19.3991" calcext:value-type="float">
            <text:p>19.3991</text:p>
          </table:table-cell>
          <table:table-cell office:value-type="float" office:value="11.5545" calcext:value-type="float">
            <text:p>11.55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.0969" calcext:value-type="float">
            <text:p>10.0969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11.5343" calcext:value-type="float">
            <text:p>11.5343</text:p>
          </table:table-cell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2861" calcext:value-type="float">
            <text:p>1.72861</text:p>
          </table:table-cell>
          <table:table-cell office:value-type="float" office:value="3.78952" calcext:value-type="float">
            <text:p>3.78952</text:p>
          </table:table-cell>
          <table:table-cell office:value-type="float" office:value="1.73133" calcext:value-type="float">
            <text:p>1.731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7303" calcext:value-type="float">
            <text:p>1.7303</text:p>
          </table:table-cell>
          <table:table-cell office:value-type="float" office:value="3.79284" calcext:value-type="float">
            <text:p>3.79284</text:p>
          </table:table-cell>
          <table:table-cell office:value-type="float" office:value="1.72941" calcext:value-type="float">
            <text:p>1.7294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3357" calcext:value-type="float">
            <text:p>10.3357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.2563" calcext:value-type="float">
            <text:p>10.2563</text:p>
          </table:table-cell>
          <table:table-cell office:value-type="float" office:value="20.872" calcext:value-type="float">
            <text:p>20.872</text:p>
          </table:table-cell>
          <table:table-cell office:value-type="float" office:value="11.2201" calcext:value-type="float">
            <text:p>11.2201</text:p>
          </table:table-cell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.028" calcext:value-type="float">
            <text:p>13.028</text:p>
          </table:table-cell>
          <table:table-cell office:value-type="float" office:value="27.2316" calcext:value-type="float">
            <text:p>27.2316</text:p>
          </table:table-cell>
          <table:table-cell office:value-type="float" office:value="13.0332" calcext:value-type="float">
            <text:p>13.03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7.3649" calcext:value-type="float">
            <text:p>17.3649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7.364" calcext:value-type="float">
            <text:p>17.3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.7757" calcext:value-type="float">
            <text:p>11.7757</text:p>
          </table:table-cell>
          <table:table-cell office:value-type="float" office:value="19.3991" calcext:value-type="float">
            <text:p>19.3991</text:p>
          </table:table-cell>
          <table:table-cell office:value-type="float" office:value="13.1323" calcext:value-type="float">
            <text:p>13.13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.6702" calcext:value-type="float">
            <text:p>11.6702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13.1069" calcext:value-type="float">
            <text:p>13.1069</text:p>
          </table:table-cell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848" calcext:value-type="float">
            <text:p>1.8848</text:p>
          </table:table-cell>
          <table:table-cell office:value-type="float" office:value="3.78943" calcext:value-type="float">
            <text:p>3.78943</text:p>
          </table:table-cell>
          <table:table-cell office:value-type="float" office:value="1.88823" calcext:value-type="float">
            <text:p>1.888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88724" calcext:value-type="float">
            <text:p>1.88724</text:p>
          </table:table-cell>
          <table:table-cell office:value-type="float" office:value="3.79287" calcext:value-type="float">
            <text:p>3.79287</text:p>
          </table:table-cell>
          <table:table-cell office:value-type="float" office:value="1.88769" calcext:value-type="float">
            <text:p>1.8876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.4929" calcext:value-type="float">
            <text:p>10.4929</text:p>
          </table:table-cell>
          <table:table-cell office:value-type="float" office:value="3.82688" calcext:value-type="float">
            <text:p>3.82688</text:p>
          </table:table-cell>
          <table:table-cell office:value-type="float" office:value="0.952316" calcext:value-type="float">
            <text:p>0.9523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.4151" calcext:value-type="float">
            <text:p>10.4151</text:p>
          </table:table-cell>
          <table:table-cell office:value-type="float" office:value="3.8327" calcext:value-type="float">
            <text:p>3.8327</text:p>
          </table:table-cell>
          <table:table-cell office:value-type="float" office:value="0.94234" calcext:value-type="float">
            <text:p>0.94234</text:p>
          </table:table-cell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.1051" calcext:value-type="float">
            <text:p>14.1051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4.1089" calcext:value-type="float">
            <text:p>14.10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.944" calcext:value-type="float">
            <text:p>18.944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18.9459" calcext:value-type="float">
            <text:p>18.94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.364" calcext:value-type="float">
            <text:p>13.364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4.7067" calcext:value-type="float">
            <text:p>14.70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20.8726" calcext:value-type="float">
            <text:p>20.8726</text:p>
          </table:table-cell>
          <table:table-cell office:value-type="float" office:value="14.6833" calcext:value-type="float">
            <text:p>14.6833</text:p>
          </table:table-cell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4131" calcext:value-type="float">
            <text:p>2.04131</text:p>
          </table:table-cell>
          <table:table-cell office:value-type="float" office:value="3.78946" calcext:value-type="float">
            <text:p>3.78946</text:p>
          </table:table-cell>
          <table:table-cell office:value-type="float" office:value="2.0449" calcext:value-type="float">
            <text:p>2.04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04419" calcext:value-type="float">
            <text:p>2.04419</text:p>
          </table:table-cell>
          <table:table-cell office:value-type="float" office:value="3.7929" calcext:value-type="float">
            <text:p>3.7929</text:p>
          </table:table-cell>
          <table:table-cell office:value-type="float" office:value="2.04453" calcext:value-type="float">
            <text:p>2.044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.6521" calcext:value-type="float">
            <text:p>10.6521</text:p>
          </table:table-cell>
          <table:table-cell office:value-type="float" office:value="3.82691" calcext:value-type="float">
            <text:p>3.82691</text:p>
          </table:table-cell>
          <table:table-cell office:value-type="float" office:value="1.11268" calcext:value-type="float">
            <text:p>1.112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.5728" calcext:value-type="float">
            <text:p>10.5728</text:p>
          </table:table-cell>
          <table:table-cell office:value-type="float" office:value="3.83274" calcext:value-type="float">
            <text:p>3.83274</text:p>
          </table:table-cell>
          <table:table-cell office:value-type="float" office:value="1.10007" calcext:value-type="float">
            <text:p>1.10007</text:p>
          </table:table-cell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.1823" calcext:value-type="float">
            <text:p>15.1823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5.1846" calcext:value-type="float">
            <text:p>15.18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.5202" calcext:value-type="float">
            <text:p>20.5202</text:p>
          </table:table-cell>
          <table:table-cell office:value-type="float" office:value="20.849" calcext:value-type="float">
            <text:p>20.849</text:p>
          </table:table-cell>
          <table:table-cell office:value-type="float" office:value="20.5258" calcext:value-type="float">
            <text:p>20.52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.5219" calcext:value-type="float">
            <text:p>13.5219</text:p>
          </table:table-cell>
          <table:table-cell office:value-type="float" office:value="3.84096" calcext:value-type="float">
            <text:p>3.84096</text:p>
          </table:table-cell>
          <table:table-cell office:value-type="float" office:value="0.801207" calcext:value-type="float">
            <text:p>0.8012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.4006" calcext:value-type="float">
            <text:p>13.4006</text:p>
          </table:table-cell>
          <table:table-cell office:value-type="float" office:value="3.84603" calcext:value-type="float">
            <text:p>3.84603</text:p>
          </table:table-cell>
          <table:table-cell office:value-type="float" office:value="0.791059" calcext:value-type="float">
            <text:p>0.791059</text:p>
          </table:table-cell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19823" calcext:value-type="float">
            <text:p>2.19823</text:p>
          </table:table-cell>
          <table:table-cell office:value-type="float" office:value="3.78949" calcext:value-type="float">
            <text:p>3.78949</text:p>
          </table:table-cell>
          <table:table-cell office:value-type="float" office:value="2.20179" calcext:value-type="float">
            <text:p>2.2017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20094" calcext:value-type="float">
            <text:p>2.20094</text:p>
          </table:table-cell>
          <table:table-cell office:value-type="float" office:value="3.79294" calcext:value-type="float">
            <text:p>3.79294</text:p>
          </table:table-cell>
          <table:table-cell office:value-type="float" office:value="2.20192" calcext:value-type="float">
            <text:p>2.201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.254" calcext:value-type="float">
            <text:p>12.254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2.8159" calcext:value-type="float">
            <text:p>12.81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.1443" calcext:value-type="float">
            <text:p>12.1443</text:p>
          </table:table-cell>
          <table:table-cell office:value-type="float" office:value="20.872" calcext:value-type="float">
            <text:p>20.872</text:p>
          </table:table-cell>
          <table:table-cell office:value-type="float" office:value="12.7923" calcext:value-type="float">
            <text:p>12.7923</text:p>
          </table:table-cell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.2594" calcext:value-type="float">
            <text:p>16.2594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6.2605" calcext:value-type="float">
            <text:p>16.26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.9518" calcext:value-type="float">
            <text:p>20.9518</text:p>
          </table:table-cell>
          <table:table-cell office:value-type="float" office:value="20.8485" calcext:value-type="float">
            <text:p>20.8485</text:p>
          </table:table-cell>
          <table:table-cell office:value-type="float" office:value="20.9576" calcext:value-type="float">
            <text:p>20.95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5.1035" calcext:value-type="float">
            <text:p>15.1035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6.2692" calcext:value-type="float">
            <text:p>16.26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4.9788" calcext:value-type="float">
            <text:p>14.9788</text:p>
          </table:table-cell>
          <table:table-cell office:value-type="float" office:value="20.8725" calcext:value-type="float">
            <text:p>20.8725</text:p>
          </table:table-cell>
          <table:table-cell office:value-type="float" office:value="16.2504" calcext:value-type="float">
            <text:p>16.2504</text:p>
          </table:table-cell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5444" calcext:value-type="float">
            <text:p>2.35444</text:p>
          </table:table-cell>
          <table:table-cell office:value-type="float" office:value="3.78953" calcext:value-type="float">
            <text:p>3.78953</text:p>
          </table:table-cell>
          <table:table-cell office:value-type="float" office:value="2.35928" calcext:value-type="float">
            <text:p>2.359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35768" calcext:value-type="float">
            <text:p>2.35768</text:p>
          </table:table-cell>
          <table:table-cell office:value-type="float" office:value="3.79297" calcext:value-type="float">
            <text:p>3.79297</text:p>
          </table:table-cell>
          <table:table-cell office:value-type="float" office:value="2.35851" calcext:value-type="float">
            <text:p>2.358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.8404" calcext:value-type="float">
            <text:p>13.8404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4.39" calcext:value-type="float">
            <text:p>14.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.7149" calcext:value-type="float">
            <text:p>13.7149</text:p>
          </table:table-cell>
          <table:table-cell office:value-type="float" office:value="20.872" calcext:value-type="float">
            <text:p>20.872</text:p>
          </table:table-cell>
          <table:table-cell office:value-type="float" office:value="14.3686" calcext:value-type="float">
            <text:p>14.3686</text:p>
          </table:table-cell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7.3366" calcext:value-type="float">
            <text:p>17.3366</text:p>
          </table:table-cell>
          <table:table-cell office:value-type="float" office:value="27.2315" calcext:value-type="float">
            <text:p>27.2315</text:p>
          </table:table-cell>
          <table:table-cell office:value-type="float" office:value="17.3361" calcext:value-type="float">
            <text:p>17.33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.5747" calcext:value-type="float">
            <text:p>19.5747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19.581" calcext:value-type="float">
            <text:p>19.58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2613" calcext:value-type="float">
            <text:p>15.2613</text:p>
          </table:table-cell>
          <table:table-cell office:value-type="float" office:value="3.84751" calcext:value-type="float">
            <text:p>3.84751</text:p>
          </table:table-cell>
          <table:table-cell office:value-type="float" office:value="0.958718" calcext:value-type="float">
            <text:p>0.9587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1358" calcext:value-type="float">
            <text:p>15.1358</text:p>
          </table:table-cell>
          <table:table-cell office:value-type="float" office:value="3.85274" calcext:value-type="float">
            <text:p>3.85274</text:p>
          </table:table-cell>
          <table:table-cell office:value-type="float" office:value="0.948753" calcext:value-type="float">
            <text:p>0.948753</text:p>
          </table:table-cell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1113" calcext:value-type="float">
            <text:p>2.51113</text:p>
          </table:table-cell>
          <table:table-cell office:value-type="float" office:value="3.78955" calcext:value-type="float">
            <text:p>3.78955</text:p>
          </table:table-cell>
          <table:table-cell office:value-type="float" office:value="2.51589" calcext:value-type="float">
            <text:p>2.515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51514" calcext:value-type="float">
            <text:p>2.51514</text:p>
          </table:table-cell>
          <table:table-cell office:value-type="float" office:value="3.793" calcext:value-type="float">
            <text:p>3.793</text:p>
          </table:table-cell>
          <table:table-cell office:value-type="float" office:value="2.51524" calcext:value-type="float">
            <text:p>2.515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.0005" calcext:value-type="float">
            <text:p>14.0005</text:p>
          </table:table-cell>
          <table:table-cell office:value-type="float" office:value="3.84012" calcext:value-type="float">
            <text:p>3.84012</text:p>
          </table:table-cell>
          <table:table-cell office:value-type="float" office:value="1.27035" calcext:value-type="float">
            <text:p>1.270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.8754" calcext:value-type="float">
            <text:p>13.8754</text:p>
          </table:table-cell>
          <table:table-cell office:value-type="float" office:value="3.84596" calcext:value-type="float">
            <text:p>3.84596</text:p>
          </table:table-cell>
          <table:table-cell office:value-type="float" office:value="1.25615" calcext:value-type="float">
            <text:p>1.25615</text:p>
          </table:table-cell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8.4136" calcext:value-type="float">
            <text:p>18.4136</text:p>
          </table:table-cell>
          <table:table-cell office:value-type="float" office:value="27.2316" calcext:value-type="float">
            <text:p>27.2316</text:p>
          </table:table-cell>
          <table:table-cell office:value-type="float" office:value="18.4119" calcext:value-type="float">
            <text:p>18.41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7.9976" calcext:value-type="float">
            <text:p>17.9976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17.9967" calcext:value-type="float">
            <text:p>17.996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.8419" calcext:value-type="float">
            <text:p>16.8419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7.8392" calcext:value-type="float">
            <text:p>17.839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.7067" calcext:value-type="float">
            <text:p>16.7067</text:p>
          </table:table-cell>
          <table:table-cell office:value-type="float" office:value="20.8724" calcext:value-type="float">
            <text:p>20.8724</text:p>
          </table:table-cell>
          <table:table-cell office:value-type="float" office:value="17.8128" calcext:value-type="float">
            <text:p>17.8128</text:p>
          </table:table-cell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6773" calcext:value-type="float">
            <text:p>2.66773</text:p>
          </table:table-cell>
          <table:table-cell office:value-type="float" office:value="3.78958" calcext:value-type="float">
            <text:p>3.78958</text:p>
          </table:table-cell>
          <table:table-cell office:value-type="float" office:value="2.67287" calcext:value-type="float">
            <text:p>2.6728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67218" calcext:value-type="float">
            <text:p>2.67218</text:p>
          </table:table-cell>
          <table:table-cell office:value-type="float" office:value="3.79303" calcext:value-type="float">
            <text:p>3.79303</text:p>
          </table:table-cell>
          <table:table-cell office:value-type="float" office:value="2.67222" calcext:value-type="float">
            <text:p>2.672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.1576" calcext:value-type="float">
            <text:p>14.1576</text:p>
          </table:table-cell>
          <table:table-cell office:value-type="float" office:value="3.84016" calcext:value-type="float">
            <text:p>3.84016</text:p>
          </table:table-cell>
          <table:table-cell office:value-type="float" office:value="1.42643" calcext:value-type="float">
            <text:p>1.4264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.0357" calcext:value-type="float">
            <text:p>14.0357</text:p>
          </table:table-cell>
          <table:table-cell office:value-type="float" office:value="3.84598" calcext:value-type="float">
            <text:p>3.84598</text:p>
          </table:table-cell>
          <table:table-cell office:value-type="float" office:value="1.41334" calcext:value-type="float">
            <text:p>1.41334</text:p>
          </table:table-cell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9.4907" calcext:value-type="float">
            <text:p>19.4907</text:p>
          </table:table-cell>
          <table:table-cell office:value-type="float" office:value="27.2316" calcext:value-type="float">
            <text:p>27.2316</text:p>
          </table:table-cell>
          <table:table-cell office:value-type="float" office:value="19.4875" calcext:value-type="float">
            <text:p>19.48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6.4173" calcext:value-type="float">
            <text:p>16.4173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16.4176" calcext:value-type="float">
            <text:p>16.417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.0007" calcext:value-type="float">
            <text:p>17.0007</text:p>
          </table:table-cell>
          <table:table-cell office:value-type="float" office:value="3.85405" calcext:value-type="float">
            <text:p>3.85405</text:p>
          </table:table-cell>
          <table:table-cell office:value-type="float" office:value="1.11907" calcext:value-type="float">
            <text:p>1.119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.8636" calcext:value-type="float">
            <text:p>16.8636</text:p>
          </table:table-cell>
          <table:table-cell office:value-type="float" office:value="3.85927" calcext:value-type="float">
            <text:p>3.85927</text:p>
          </table:table-cell>
          <table:table-cell office:value-type="float" office:value="1.10647" calcext:value-type="float">
            <text:p>1.10647</text:p>
          </table:table-cell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2414" calcext:value-type="float">
            <text:p>2.82414</text:p>
          </table:table-cell>
          <table:table-cell office:value-type="float" office:value="3.78961" calcext:value-type="float">
            <text:p>3.78961</text:p>
          </table:table-cell>
          <table:table-cell office:value-type="float" office:value="2.83048" calcext:value-type="float">
            <text:p>2.8304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82896" calcext:value-type="float">
            <text:p>2.82896</text:p>
          </table:table-cell>
          <table:table-cell office:value-type="float" office:value="3.79308" calcext:value-type="float">
            <text:p>3.79308</text:p>
          </table:table-cell>
          <table:table-cell office:value-type="float" office:value="2.82931" calcext:value-type="float">
            <text:p>2.8293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.3147" calcext:value-type="float">
            <text:p>14.3147</text:p>
          </table:table-cell>
          <table:table-cell office:value-type="float" office:value="3.84019" calcext:value-type="float">
            <text:p>3.84019</text:p>
          </table:table-cell>
          <table:table-cell office:value-type="float" office:value="1.58306" calcext:value-type="float">
            <text:p>1.5830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.1951" calcext:value-type="float">
            <text:p>14.1951</text:p>
          </table:table-cell>
          <table:table-cell office:value-type="float" office:value="3.84602" calcext:value-type="float">
            <text:p>3.84602</text:p>
          </table:table-cell>
          <table:table-cell office:value-type="float" office:value="1.56991" calcext:value-type="float">
            <text:p>1.56991</text:p>
          </table:table-cell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.5678" calcext:value-type="float">
            <text:p>20.5678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0.5631" calcext:value-type="float">
            <text:p>20.56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4.8337" calcext:value-type="float">
            <text:p>14.8337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14.8415" calcext:value-type="float">
            <text:p>14.84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8.5799" calcext:value-type="float">
            <text:p>18.5799</text:p>
          </table:table-cell>
          <table:table-cell office:value-type="float" office:value="19.3992" calcext:value-type="float">
            <text:p>19.3992</text:p>
          </table:table-cell>
          <table:table-cell office:value-type="float" office:value="19.4022" calcext:value-type="float">
            <text:p>19.40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8.4301" calcext:value-type="float">
            <text:p>18.4301</text:p>
          </table:table-cell>
          <table:table-cell office:value-type="float" office:value="20.8723" calcext:value-type="float">
            <text:p>20.8723</text:p>
          </table:table-cell>
          <table:table-cell office:value-type="float" office:value="19.3824" calcext:value-type="float">
            <text:p>19.3824</text:p>
          </table:table-cell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8064" calcext:value-type="float">
            <text:p>2.98064</text:p>
          </table:table-cell>
          <table:table-cell office:value-type="float" office:value="3.78965" calcext:value-type="float">
            <text:p>3.78965</text:p>
          </table:table-cell>
          <table:table-cell office:value-type="float" office:value="2.98769" calcext:value-type="float">
            <text:p>2.9876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98553" calcext:value-type="float">
            <text:p>2.98553</text:p>
          </table:table-cell>
          <table:table-cell office:value-type="float" office:value="3.79311" calcext:value-type="float">
            <text:p>3.79311</text:p>
          </table:table-cell>
          <table:table-cell office:value-type="float" office:value="2.98647" calcext:value-type="float">
            <text:p>2.986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.8983" calcext:value-type="float">
            <text:p>15.8983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5.9559" calcext:value-type="float">
            <text:p>15.955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5.7644" calcext:value-type="float">
            <text:p>15.7644</text:p>
          </table:table-cell>
          <table:table-cell office:value-type="float" office:value="20.872" calcext:value-type="float">
            <text:p>20.872</text:p>
          </table:table-cell>
          <table:table-cell office:value-type="float" office:value="15.9372" calcext:value-type="float">
            <text:p>15.9372</text:p>
          </table:table-cell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1.6448" calcext:value-type="float">
            <text:p>21.6448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1.6385" calcext:value-type="float">
            <text:p>21.63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.2509" calcext:value-type="float">
            <text:p>13.2509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13.2604" calcext:value-type="float">
            <text:p>13.26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.7389" calcext:value-type="float">
            <text:p>18.7389</text:p>
          </table:table-cell>
          <table:table-cell office:value-type="float" office:value="3.86059" calcext:value-type="float">
            <text:p>3.86059</text:p>
          </table:table-cell>
          <table:table-cell office:value-type="float" office:value="1.27678" calcext:value-type="float">
            <text:p>1.276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8.5867" calcext:value-type="float">
            <text:p>18.5867</text:p>
          </table:table-cell>
          <table:table-cell office:value-type="float" office:value="3.86584" calcext:value-type="float">
            <text:p>3.86584</text:p>
          </table:table-cell>
          <table:table-cell office:value-type="float" office:value="1.26257" calcext:value-type="float">
            <text:p>1.26257</text:p>
          </table:table-cell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3726" calcext:value-type="float">
            <text:p>3.13726</text:p>
          </table:table-cell>
          <table:table-cell office:value-type="float" office:value="3.78966" calcext:value-type="float">
            <text:p>3.78966</text:p>
          </table:table-cell>
          <table:table-cell office:value-type="float" office:value="3.14473" calcext:value-type="float">
            <text:p>3.1447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4227" calcext:value-type="float">
            <text:p>3.14227</text:p>
          </table:table-cell>
          <table:table-cell office:value-type="float" office:value="3.79316" calcext:value-type="float">
            <text:p>3.79316</text:p>
          </table:table-cell>
          <table:table-cell office:value-type="float" office:value="3.14396" calcext:value-type="float">
            <text:p>3.1439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.0552" calcext:value-type="float">
            <text:p>16.0552</text:p>
          </table:table-cell>
          <table:table-cell office:value-type="float" office:value="3.8467" calcext:value-type="float">
            <text:p>3.8467</text:p>
          </table:table-cell>
          <table:table-cell office:value-type="float" office:value="1.74045" calcext:value-type="float">
            <text:p>1.740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.9205" calcext:value-type="float">
            <text:p>15.9205</text:p>
          </table:table-cell>
          <table:table-cell office:value-type="float" office:value="3.85274" calcext:value-type="float">
            <text:p>3.85274</text:p>
          </table:table-cell>
          <table:table-cell office:value-type="float" office:value="1.7261" calcext:value-type="float">
            <text:p>1.7261</text:p>
          </table:table-cell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2.7218" calcext:value-type="float">
            <text:p>22.7218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2.7142" calcext:value-type="float">
            <text:p>22.71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1.671" calcext:value-type="float">
            <text:p>11.671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11.6808" calcext:value-type="float">
            <text:p>11.68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.8993" calcext:value-type="float">
            <text:p>18.8993</text:p>
          </table:table-cell>
          <table:table-cell office:value-type="float" office:value="3.86062" calcext:value-type="float">
            <text:p>3.86062</text:p>
          </table:table-cell>
          <table:table-cell office:value-type="float" office:value="1.43287" calcext:value-type="float">
            <text:p>1.432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.7454" calcext:value-type="float">
            <text:p>18.7454</text:p>
          </table:table-cell>
          <table:table-cell office:value-type="float" office:value="3.86588" calcext:value-type="float">
            <text:p>3.86588</text:p>
          </table:table-cell>
          <table:table-cell office:value-type="float" office:value="1.41982" calcext:value-type="float">
            <text:p>1.41982</text:p>
          </table:table-cell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29383" calcext:value-type="float">
            <text:p>3.29383</text:p>
          </table:table-cell>
          <table:table-cell office:value-type="float" office:value="3.7897" calcext:value-type="float">
            <text:p>3.7897</text:p>
          </table:table-cell>
          <table:table-cell office:value-type="float" office:value="3.30168" calcext:value-type="float">
            <text:p>3.301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2986" calcext:value-type="float">
            <text:p>3.2986</text:p>
          </table:table-cell>
          <table:table-cell office:value-type="float" office:value="3.79319" calcext:value-type="float">
            <text:p>3.79319</text:p>
          </table:table-cell>
          <table:table-cell office:value-type="float" office:value="3.3016" calcext:value-type="float">
            <text:p>3.30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.6353" calcext:value-type="float">
            <text:p>17.6353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7.5186" calcext:value-type="float">
            <text:p>17.518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.4881" calcext:value-type="float">
            <text:p>17.4881</text:p>
          </table:table-cell>
          <table:table-cell office:value-type="float" office:value="20.872" calcext:value-type="float">
            <text:p>20.872</text:p>
          </table:table-cell>
          <table:table-cell office:value-type="float" office:value="17.499" calcext:value-type="float">
            <text:p>17.499</text:p>
          </table:table-cell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3.7989" calcext:value-type="float">
            <text:p>23.7989</text:p>
          </table:table-cell>
          <table:table-cell office:value-type="float" office:value="27.2317" calcext:value-type="float">
            <text:p>27.2317</text:p>
          </table:table-cell>
          <table:table-cell office:value-type="float" office:value="23.7899" calcext:value-type="float">
            <text:p>23.78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0.09" calcext:value-type="float">
            <text:p>10.09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10.0981" calcext:value-type="float">
            <text:p>10.09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9.0555" calcext:value-type="float">
            <text:p>19.0555</text:p>
          </table:table-cell>
          <table:table-cell office:value-type="float" office:value="3.86066" calcext:value-type="float">
            <text:p>3.86066</text:p>
          </table:table-cell>
          <table:table-cell office:value-type="float" office:value="1.58953" calcext:value-type="float">
            <text:p>1.589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8.9024" calcext:value-type="float">
            <text:p>18.9024</text:p>
          </table:table-cell>
          <table:table-cell office:value-type="float" office:value="3.86588" calcext:value-type="float">
            <text:p>3.86588</text:p>
          </table:table-cell>
          <table:table-cell office:value-type="float" office:value="1.57654" calcext:value-type="float">
            <text:p>1.57654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45086" calcext:value-type="float">
            <text:p>3.45086</text:p>
          </table:table-cell>
          <table:table-cell office:value-type="float" office:value="3.78974" calcext:value-type="float">
            <text:p>3.78974</text:p>
          </table:table-cell>
          <table:table-cell office:value-type="float" office:value="3.4585" calcext:value-type="float">
            <text:p>3.45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45546" calcext:value-type="float">
            <text:p>3.45546</text:p>
          </table:table-cell>
          <table:table-cell office:value-type="float" office:value="3.79322" calcext:value-type="float">
            <text:p>3.79322</text:p>
          </table:table-cell>
          <table:table-cell office:value-type="float" office:value="3.45832" calcext:value-type="float">
            <text:p>3.458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.2119" calcext:value-type="float">
            <text:p>19.2119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19.0889" calcext:value-type="float">
            <text:p>19.0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9.0612" calcext:value-type="float">
            <text:p>19.0612</text:p>
          </table:table-cell>
          <table:table-cell office:value-type="float" office:value="20.8721" calcext:value-type="float">
            <text:p>20.8721</text:p>
          </table:table-cell>
          <table:table-cell office:value-type="float" office:value="19.0689" calcext:value-type="float">
            <text:p>19.0689</text:p>
          </table:table-cell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4.8758" calcext:value-type="float">
            <text:p>24.8758</text:p>
          </table:table-cell>
          <table:table-cell office:value-type="float" office:value="27.2318" calcext:value-type="float">
            <text:p>27.2318</text:p>
          </table:table-cell>
          <table:table-cell office:value-type="float" office:value="24.8654" calcext:value-type="float">
            <text:p>24.865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.50816" calcext:value-type="float">
            <text:p>8.50816</text:p>
          </table:table-cell>
          <table:table-cell office:value-type="float" office:value="20.8488" calcext:value-type="float">
            <text:p>20.8488</text:p>
          </table:table-cell>
          <table:table-cell office:value-type="float" office:value="8.51582" calcext:value-type="float">
            <text:p>8.515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.2119" calcext:value-type="float">
            <text:p>19.2119</text:p>
          </table:table-cell>
          <table:table-cell office:value-type="float" office:value="3.86069" calcext:value-type="float">
            <text:p>3.86069</text:p>
          </table:table-cell>
          <table:table-cell office:value-type="float" office:value="1.74721" calcext:value-type="float">
            <text:p>1.747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9.0612" calcext:value-type="float">
            <text:p>19.0612</text:p>
          </table:table-cell>
          <table:table-cell office:value-type="float" office:value="3.86591" calcext:value-type="float">
            <text:p>3.86591</text:p>
          </table:table-cell>
          <table:table-cell office:value-type="float" office:value="1.73251" calcext:value-type="float">
            <text:p>1.73251</text:p>
          </table:table-cell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0758" calcext:value-type="float">
            <text:p>3.60758</text:p>
          </table:table-cell>
          <table:table-cell office:value-type="float" office:value="3.78977" calcext:value-type="float">
            <text:p>3.78977</text:p>
          </table:table-cell>
          <table:table-cell office:value-type="float" office:value="3.61577" calcext:value-type="float">
            <text:p>3.6157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6122" calcext:value-type="float">
            <text:p>3.6122</text:p>
          </table:table-cell>
          <table:table-cell office:value-type="float" office:value="3.79325" calcext:value-type="float">
            <text:p>3.79325</text:p>
          </table:table-cell>
          <table:table-cell office:value-type="float" office:value="3.61518" calcext:value-type="float">
            <text:p>3.615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.3931" calcext:value-type="float">
            <text:p>20.3931</text:p>
          </table:table-cell>
          <table:table-cell office:value-type="float" office:value="21.3492" calcext:value-type="float">
            <text:p>21.3492</text:p>
          </table:table-cell>
          <table:table-cell office:value-type="float" office:value="20.2624" calcext:value-type="float">
            <text:p>20.262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0.6285" calcext:value-type="float">
            <text:p>20.6285</text:p>
          </table:table-cell>
          <table:table-cell office:value-type="float" office:value="20.8721" calcext:value-type="float">
            <text:p>20.8721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5.9529" calcext:value-type="float">
            <text:p>25.9529</text:p>
          </table:table-cell>
          <table:table-cell office:value-type="float" office:value="27.2318" calcext:value-type="float">
            <text:p>27.2318</text:p>
          </table:table-cell>
          <table:table-cell office:value-type="float" office:value="25.941" calcext:value-type="float">
            <text:p>25.9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.92936" calcext:value-type="float">
            <text:p>6.92936</text:p>
          </table:table-cell>
          <table:table-cell office:value-type="float" office:value="20.8487" calcext:value-type="float">
            <text:p>20.8487</text:p>
          </table:table-cell>
          <table:table-cell office:value-type="float" office:value="6.93286" calcext:value-type="float">
            <text:p>6.9328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.3716" calcext:value-type="float">
            <text:p>19.3716</text:p>
          </table:table-cell>
          <table:table-cell office:value-type="float" office:value="3.86072" calcext:value-type="float">
            <text:p>3.86072</text:p>
          </table:table-cell>
          <table:table-cell office:value-type="float" office:value="1.90336" calcext:value-type="float">
            <text:p>1.903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.2185" calcext:value-type="float">
            <text:p>19.2185</text:p>
          </table:table-cell>
          <table:table-cell office:value-type="float" office:value="3.866" calcext:value-type="float">
            <text:p>3.866</text:p>
          </table:table-cell>
          <table:table-cell office:value-type="float" office:value="1.89167" calcext:value-type="float">
            <text:p>1.89167</text:p>
          </table:table-cell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76449" calcext:value-type="float">
            <text:p>3.76449</text:p>
          </table:table-cell>
          <table:table-cell office:value-type="float" office:value="3.7898" calcext:value-type="float">
            <text:p>3.7898</text:p>
          </table:table-cell>
          <table:table-cell office:value-type="float" office:value="3.77256" calcext:value-type="float">
            <text:p>3.7725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76947" calcext:value-type="float">
            <text:p>3.76947</text:p>
          </table:table-cell>
          <table:table-cell office:value-type="float" office:value="3.79328" calcext:value-type="float">
            <text:p>3.79328</text:p>
          </table:table-cell>
          <table:table-cell office:value-type="float" office:value="3.77174" calcext:value-type="float">
            <text:p>3.7717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1.4702" calcext:value-type="float">
            <text:p>21.4702</text:p>
          </table:table-cell>
          <table:table-cell office:value-type="float" office:value="21.3493" calcext:value-type="float">
            <text:p>21.3493</text:p>
          </table:table-cell>
          <table:table-cell office:value-type="float" office:value="21.3379" calcext:value-type="float">
            <text:p>21.337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0.8437" calcext:value-type="float">
            <text:p>20.8437</text:p>
          </table:table-cell>
          <table:table-cell office:value-type="float" office:value="20.8724" calcext:value-type="float">
            <text:p>20.8724</text:p>
          </table:table-cell>
          <table:table-cell office:value-type="float" office:value="20.8552" calcext:value-type="float">
            <text:p>20.8552</text:p>
          </table:table-cell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.0299" calcext:value-type="float">
            <text:p>27.0299</text:p>
          </table:table-cell>
          <table:table-cell office:value-type="float" office:value="27.2318" calcext:value-type="float">
            <text:p>27.2318</text:p>
          </table:table-cell>
          <table:table-cell office:value-type="float" office:value="27.0167" calcext:value-type="float">
            <text:p>27.01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.3507" calcext:value-type="float">
            <text:p>5.3507</text:p>
          </table:table-cell>
          <table:table-cell office:value-type="float" office:value="20.8486" calcext:value-type="float">
            <text:p>20.8486</text:p>
          </table:table-cell>
          <table:table-cell office:value-type="float" office:value="5.35171" calcext:value-type="float">
            <text:p>5.351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9.5314" calcext:value-type="float">
            <text:p>19.5314</text:p>
          </table:table-cell>
          <table:table-cell office:value-type="float" office:value="3.86075" calcext:value-type="float">
            <text:p>3.86075</text:p>
          </table:table-cell>
          <table:table-cell office:value-type="float" office:value="2.06028" calcext:value-type="float">
            <text:p>2.0602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9.3747" calcext:value-type="float">
            <text:p>19.3747</text:p>
          </table:table-cell>
          <table:table-cell office:value-type="float" office:value="3.86591" calcext:value-type="float">
            <text:p>3.86591</text:p>
          </table:table-cell>
          <table:table-cell office:value-type="float" office:value="2.04918" calcext:value-type="float">
            <text:p>2.0491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14"/>
          <table:table-cell office:value-type="string" calcext:value-type="string">
            <text:p>Total</text:p>
          </table:table-cell>
          <table:table-cell/>
          <table:table-cell office:value-type="float" office:value="27.0306" calcext:value-type="float">
            <text:p>27.0306</text:p>
          </table:table-cell>
          <table:table-cell office:value-type="float" office:value="27.2327" calcext:value-type="float">
            <text:p>27.2327</text:p>
          </table:table-cell>
          <table:table-cell office:value-type="float" office:value="27.0173" calcext:value-type="float">
            <text:p>27.0173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0.9522" calcext:value-type="float">
            <text:p>20.9522</text:p>
          </table:table-cell>
          <table:table-cell office:value-type="float" office:value="20.8494" calcext:value-type="float">
            <text:p>20.8494</text:p>
          </table:table-cell>
          <table:table-cell office:value-type="float" office:value="20.958" calcext:value-type="float">
            <text:p>20.958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1.4709" calcext:value-type="float">
            <text:p>21.4709</text:p>
          </table:table-cell>
          <table:table-cell office:value-type="float" office:value="21.3499" calcext:value-type="float">
            <text:p>21.3499</text:p>
          </table:table-cell>
          <table:table-cell office:value-type="float" office:value="21.3387" calcext:value-type="float">
            <text:p>21.3387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float" office:value="20.8444" calcext:value-type="float">
            <text:p>20.8444</text:p>
          </table:table-cell>
          <table:table-cell office:value-type="float" office:value="20.873" calcext:value-type="float">
            <text:p>20.873</text:p>
          </table:table-cell>
          <table:table-cell office:value-type="float" office:value="20.856" calcext:value-type="float">
            <text:p>20.856</text:p>
          </table:table-cell>
        </table:table-row>
        <table:table-row table:style-name="ro1">
          <table:table-cell table:number-columns-repeated="14"/>
          <table:table-cell table:style-name="ce3" office:value-type="percentage" office:value="0.5" calcext:value-type="percentage">
            <text:p>50.00%</text:p>
          </table:table-cell>
          <table:table-cell/>
          <table:table-cell table:formula="of:=MEDIAN([.Q4:.Q51])" office:value-type="float" office:value="3.52922" calcext:value-type="float">
            <text:p>3.52922</text:p>
          </table:table-cell>
          <table:table-cell table:formula="of:=MEDIAN([.R4:.R51])" office:value-type="float" office:value="15.51055" calcext:value-type="float">
            <text:p>15.51055</text:p>
          </table:table-cell>
          <table:table-cell table:formula="of:=MEDIAN([.S4:.S51])" office:value-type="float" office:value="3.537135" calcext:value-type="float">
            <text:p>3.537135</text:p>
          </table:table-cell>
          <table:table-cell/>
          <table:table-cell table:style-name="ce3" office:value-type="percentage" office:value="0.5" calcext:value-type="percentage">
            <text:p>50.00%</text:p>
          </table:table-cell>
          <table:table-cell/>
          <table:table-cell table:formula="of:=MEDIAN([.W4:.W51])" office:value-type="float" office:value="3.53383" calcext:value-type="float">
            <text:p>3.53383</text:p>
          </table:table-cell>
          <table:table-cell table:formula="of:=MEDIAN([.X4:.X51])" office:value-type="float" office:value="12.32074" calcext:value-type="float">
            <text:p>12.32074</text:p>
          </table:table-cell>
          <table:table-cell table:formula="of:=MEDIAN([.Y4:.Y51])" office:value-type="float" office:value="3.53675" calcext:value-type="float">
            <text:p>3.53675</text:p>
          </table:table-cell>
          <table:table-cell/>
          <table:table-cell office:value-type="string" calcext:value-type="string">
            <text:p>Median</text:p>
          </table:table-cell>
          <table:table-cell/>
          <table:table-cell table:formula="of:=MEDIAN([.AC4:.AC51])" office:value-type="float" office:value="12.01485" calcext:value-type="float">
            <text:p>12.01485</text:p>
          </table:table-cell>
          <table:table-cell table:formula="of:=MEDIAN([.AD4:.AD51])" office:value-type="float" office:value="11.629875" calcext:value-type="float">
            <text:p>11.629875</text:p>
          </table:table-cell>
          <table:table-cell table:formula="of:=MEDIAN([.AE4:.AE51])" office:value-type="float" office:value="2.690315" calcext:value-type="float">
            <text:p>2.690315</text:p>
          </table:table-cell>
          <table:table-cell/>
          <table:table-cell office:value-type="string" calcext:value-type="string">
            <text:p>Median</text:p>
          </table:table-cell>
          <table:table-cell/>
          <table:table-cell table:formula="of:=MEDIAN([.AI4:.AI51])" office:value-type="float" office:value="11.90725" calcext:value-type="float">
            <text:p>11.90725</text:p>
          </table:table-cell>
          <table:table-cell table:formula="of:=MEDIAN([.AJ4:.AJ51])" office:value-type="float" office:value="12.36895" calcext:value-type="float">
            <text:p>12.36895</text:p>
          </table:table-cell>
          <table:table-cell table:formula="of:=MEDIAN([.AK4:.AK51])" office:value-type="float" office:value="2.683365" calcext:value-type="float">
            <text:p>2.683365</text:p>
          </table:table-cell>
        </table:table-row>
        <table:table-row table:style-name="ro1">
          <table:table-cell table:number-columns-repeated="14"/>
          <table:table-cell table:style-name="ce3" office:value-type="percentage" office:value="0.75" calcext:value-type="percentage">
            <text:p>75.00%</text:p>
          </table:table-cell>
          <table:table-cell/>
          <table:table-cell table:formula="of:=PERCENTILE([.Q4:.Q51];0.75)" office:value-type="float" office:value="14.3744" calcext:value-type="float">
            <text:p>14.3744</text:p>
          </table:table-cell>
          <table:table-cell table:formula="of:=PERCENTILE([.R4:.R51];0.75)" office:value-type="float" office:value="27.2315" calcext:value-type="float">
            <text:p>27.2315</text:p>
          </table:table-cell>
          <table:table-cell table:formula="of:=PERCENTILE([.S4:.S51];0.75)" office:value-type="float" office:value="14.377825" calcext:value-type="float">
            <text:p>14.377825</text:p>
          </table:table-cell>
          <table:table-cell/>
          <table:table-cell table:style-name="ce3" office:value-type="percentage" office:value="0.75" calcext:value-type="percentage">
            <text:p>75.00%</text:p>
          </table:table-cell>
          <table:table-cell/>
          <table:table-cell table:formula="of:=PERCENTILE([.W4:.W51];0.75)" office:value-type="float" office:value="11.90795" calcext:value-type="float">
            <text:p>11.90795</text:p>
          </table:table-cell>
          <table:table-cell table:formula="of:=PERCENTILE([.X4:.X51];0.75)" office:value-type="float" office:value="20.8485" calcext:value-type="float">
            <text:p>20.8485</text:p>
          </table:table-cell>
          <table:table-cell table:formula="of:=PERCENTILE([.Y4:.Y51];0.75)" office:value-type="float" office:value="11.917425" calcext:value-type="float">
            <text:p>11.917425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3" office:value-type="percentage" office:value="0.99" calcext:value-type="percentage">
            <text:p>99.00%</text:p>
          </table:table-cell>
          <table:table-cell/>
          <table:table-cell table:formula="of:=PERCENTILE([.Q4:.Q51];0.99)" office:value-type="float" office:value="26.52371" calcext:value-type="float">
            <text:p>26.52371</text:p>
          </table:table-cell>
          <table:table-cell table:formula="of:=PERCENTILE([.R4:.R51];0.99)" office:value-type="float" office:value="27.2318" calcext:value-type="float">
            <text:p>27.2318</text:p>
          </table:table-cell>
          <table:table-cell table:formula="of:=PERCENTILE([.S4:.S51];0.99)" office:value-type="float" office:value="26.511121" calcext:value-type="float">
            <text:p>26.511121</text:p>
          </table:table-cell>
          <table:table-cell/>
          <table:table-cell table:style-name="ce3" office:value-type="percentage" office:value="0.99" calcext:value-type="percentage">
            <text:p>99.00%</text:p>
          </table:table-cell>
          <table:table-cell/>
          <table:table-cell table:formula="of:=PERCENTILE([.W4:.W51];0.99)" office:value-type="float" office:value="20.748948" calcext:value-type="float">
            <text:p>20.748948</text:p>
          </table:table-cell>
          <table:table-cell table:formula="of:=PERCENTILE([.X4:.X51];0.99)" office:value-type="float" office:value="20.848906" calcext:value-type="float">
            <text:p>20.848906</text:p>
          </table:table-cell>
          <table:table-cell table:formula="of:=PERCENTILE([.Y4:.Y51];0.99)" office:value-type="float" office:value="20.754654" calcext:value-type="float">
            <text:p>20.754654</text:p>
          </table:table-cell>
          <table:table-cell table:number-columns-repeated="12"/>
        </table:table-row>
      </table:table>
      <table:table table:name="Granularity" table:style-name="ta1">
        <table:shapes>
          <draw:frame draw:z-index="0" draw:style-name="gr1" draw:text-style-name="P1" svg:width="453.34pt" svg:height="255.06pt" svg:x="1318.08pt" svg:y="265.12pt">
            <loext:p draw:notify-on-update-of-ranges="Granularity.P3:Granularity.P7 Granularity.AA1:Granularity.AA1 Granularity.AA3:Granularity.AA7 Granularity.AB1:Granularity.AB1 Granularity.AB3:Granularity.AB7 Granularity.AC1:Granularity.AC1 Granularity.AC3:Granularity.AC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1807.14pt" svg:y="264.33pt">
            <loext:p draw:notify-on-update-of-ranges="Granularity.P12:Granularity.P16 Granularity.AA1:Granularity.AA1 Granularity.AA12:Granularity.AA16 Granularity.AB1:Granularity.AB1 Granularity.AB12:Granularity.AB16 Granularity.AC1:Granularity.AC1 Granularity.AC12:Granularity.AC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" table:number-columns-repeated="20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Intel: 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/>
          <table:table-cell table:style-name="ce2" office:value-type="string" calcext:value-type="string">
            <text:p>Intel</text:p>
          </table:table-cell>
          <table:table-cell office:value-type="string" calcext:value-type="string">
            <text:p>32 jobs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FCFS</text:p>
          </table:table-cell>
          <table:table-cell table:number-columns-repeated="2"/>
          <table:table-cell office:value-type="string" calcext:value-type="string">
            <text:p>RR</text:p>
          </table:table-cell>
          <table:table-cell table:number-columns-repeated="2"/>
          <table:table-cell office:value-type="string" calcext:value-type="string">
            <text:p>SJF</text:p>
          </table:table-cell>
          <table:table-cell table:number-columns-repeated="3"/>
          <table:table-cell office:value-type="string" calcext:value-type="string">
            <text:p>FCFS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JF</text:p>
          </table:table-cell>
          <table:table-cell/>
          <table:table-cell table:style-name="ce2" office:value-type="string" calcext:value-type="string">
            <text:p>Intel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job creation/termination latency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3"/>
          <table:table-cell office:value-type="string" calcext:value-type="string">
            <text:p>re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172138" calcext:value-type="float">
            <text:p>0.000172138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31.1308" calcext:value-type="float">
            <text:p>31.1308</text:p>
          </table:table-cell>
          <table:table-cell office:value-type="float" office:value="31.2037" calcext:value-type="float">
            <text:p>31.2037</text:p>
          </table:table-cell>
          <table:table-cell office:value-type="float" office:value="31.1361" calcext:value-type="float">
            <text:p>31.1361</text:p>
          </table:table-cell>
          <table:table-cell office:value-type="float" office:value="31.2357" calcext:value-type="float">
            <text:p>31.2357</text:p>
          </table:table-cell>
          <table:table-cell office:value-type="float" office:value="31.1901" calcext:value-type="float">
            <text:p>31.1901</text:p>
          </table:table-cell>
          <table:table-cell office:value-type="float" office:value="31.2448" calcext:value-type="float">
            <text:p>31.2448</text:p>
          </table:table-cell>
          <table:table-cell office:value-type="float" office:value="31.2259" calcext:value-type="float">
            <text:p>31.2259</text:p>
          </table:table-cell>
          <table:table-cell office:value-type="float" office:value="31.2012" calcext:value-type="float">
            <text:p>31.2012</text:p>
          </table:table-cell>
          <table:table-cell office:value-type="float" office:value="31.2093" calcext:value-type="float">
            <text:p>31.2093</text:p>
          </table:table-cell>
          <table:table-cell/>
          <table:table-cell table:formula="of:=AVERAGE([.Q3:.S3])" office:value-type="float" office:value="31.1568666666667" calcext:value-type="float">
            <text:p>31.1568666667</text:p>
          </table:table-cell>
          <table:table-cell table:formula="of:=AVERAGE([.T3:.V3])" office:value-type="float" office:value="31.2235333333333" calcext:value-type="float">
            <text:p>31.2235333333</text:p>
          </table:table-cell>
          <table:table-cell table:formula="of:=AVERAGE([.W3:.Y3])" office:value-type="float" office:value="31.2121333333333" calcext:value-type="float">
            <text:p>31.2121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0173092" calcext:value-type="float">
            <text:p>0.000173092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682" calcext:value-type="float">
            <text:p>2.8682</text:p>
          </table:table-cell>
          <table:table-cell table:formula="of:=[.H4]*[.J4]/[.K4]" office:value-type="float" office:value="14.9744344745834" calcext:value-type="float">
            <text:p>14.974434474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31.4849" calcext:value-type="float">
            <text:p>31.4849</text:p>
          </table:table-cell>
          <table:table-cell office:value-type="float" office:value="31.5088" calcext:value-type="float">
            <text:p>31.5088</text:p>
          </table:table-cell>
          <table:table-cell office:value-type="float" office:value="31.4616" calcext:value-type="float">
            <text:p>31.4616</text:p>
          </table:table-cell>
          <table:table-cell office:value-type="float" office:value="31.473" calcext:value-type="float">
            <text:p>31.473</text:p>
          </table:table-cell>
          <table:table-cell office:value-type="float" office:value="31.4765" calcext:value-type="float">
            <text:p>31.4765</text:p>
          </table:table-cell>
          <table:table-cell office:value-type="float" office:value="31.4638" calcext:value-type="float">
            <text:p>31.4638</text:p>
          </table:table-cell>
          <table:table-cell office:value-type="float" office:value="31.5362" calcext:value-type="float">
            <text:p>31.5362</text:p>
          </table:table-cell>
          <table:table-cell office:value-type="float" office:value="31.4317" calcext:value-type="float">
            <text:p>31.4317</text:p>
          </table:table-cell>
          <table:table-cell office:value-type="float" office:value="31.4303" calcext:value-type="float">
            <text:p>31.4303</text:p>
          </table:table-cell>
          <table:table-cell/>
          <table:table-cell table:formula="of:=AVERAGE([.Q4:.S4])" office:value-type="float" office:value="31.4851" calcext:value-type="float">
            <text:p>31.4851</text:p>
          </table:table-cell>
          <table:table-cell table:formula="of:=AVERAGE([.T4:.V4])" office:value-type="float" office:value="31.4711" calcext:value-type="float">
            <text:p>31.4711</text:p>
          </table:table-cell>
          <table:table-cell table:formula="of:=AVERAGE([.W4:.Y4])" office:value-type="float" office:value="31.4660666666667" calcext:value-type="float">
            <text:p>31.4660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0172138" calcext:value-type="float">
            <text:p>0.000172138</text:p>
          </table:table-cell>
        </table:table-row>
        <table:table-row table:style-name="ro1">
          <table:table-cell table:number-columns-repeated="15"/>
          <table:table-cell office:value-type="float" office:value="4096" calcext:value-type="float">
            <text:p>4096</text:p>
          </table:table-cell>
          <table:table-cell office:value-type="float" office:value="31.6068" calcext:value-type="float">
            <text:p>31.6068</text:p>
          </table:table-cell>
          <table:table-cell office:value-type="float" office:value="31.5107" calcext:value-type="float">
            <text:p>31.5107</text:p>
          </table:table-cell>
          <table:table-cell office:value-type="float" office:value="31.5919" calcext:value-type="float">
            <text:p>31.5919</text:p>
          </table:table-cell>
          <table:table-cell office:value-type="float" office:value="31.701" calcext:value-type="float">
            <text:p>31.701</text:p>
          </table:table-cell>
          <table:table-cell office:value-type="float" office:value="31.6943" calcext:value-type="float">
            <text:p>31.6943</text:p>
          </table:table-cell>
          <table:table-cell office:value-type="float" office:value="31.6893" calcext:value-type="float">
            <text:p>31.6893</text:p>
          </table:table-cell>
          <table:table-cell office:value-type="float" office:value="31.5194" calcext:value-type="float">
            <text:p>31.5194</text:p>
          </table:table-cell>
          <table:table-cell office:value-type="float" office:value="31.505" calcext:value-type="float">
            <text:p>31.505</text:p>
          </table:table-cell>
          <table:table-cell office:value-type="float" office:value="31.4648" calcext:value-type="float">
            <text:p>31.4648</text:p>
          </table:table-cell>
          <table:table-cell/>
          <table:table-cell table:formula="of:=AVERAGE([.Q5:.S5])" office:value-type="float" office:value="31.5698" calcext:value-type="float">
            <text:p>31.5698</text:p>
          </table:table-cell>
          <table:table-cell table:formula="of:=AVERAGE([.T5:.V5])" office:value-type="float" office:value="31.6948666666667" calcext:value-type="float">
            <text:p>31.6948666667</text:p>
          </table:table-cell>
          <table:table-cell table:formula="of:=AVERAGE([.W5:.Y5])" office:value-type="float" office:value="31.4964" calcext:value-type="float">
            <text:p>31.49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11611" calcext:value-type="float">
            <text:p>0.00011611</text:p>
          </table:table-cell>
        </table:table-row>
        <table:table-row table:style-name="ro1">
          <table:table-cell table:number-columns-repeated="15"/>
          <table:table-cell office:value-type="float" office:value="2048" calcext:value-type="float">
            <text:p>2048</text:p>
          </table:table-cell>
          <table:table-cell office:value-type="float" office:value="31.2942" calcext:value-type="float">
            <text:p>31.2942</text:p>
          </table:table-cell>
          <table:table-cell office:value-type="float" office:value="31.3277" calcext:value-type="float">
            <text:p>31.3277</text:p>
          </table:table-cell>
          <table:table-cell office:value-type="float" office:value="31.1231" calcext:value-type="float">
            <text:p>31.1231</text:p>
          </table:table-cell>
          <table:table-cell office:value-type="float" office:value="32.0557" calcext:value-type="float">
            <text:p>32.0557</text:p>
          </table:table-cell>
          <table:table-cell office:value-type="float" office:value="32.0863" calcext:value-type="float">
            <text:p>32.0863</text:p>
          </table:table-cell>
          <table:table-cell office:value-type="float" office:value="32.041" calcext:value-type="float">
            <text:p>32.041</text:p>
          </table:table-cell>
          <table:table-cell office:value-type="float" office:value="31.5079" calcext:value-type="float">
            <text:p>31.5079</text:p>
          </table:table-cell>
          <table:table-cell office:value-type="float" office:value="31.4904" calcext:value-type="float">
            <text:p>31.4904</text:p>
          </table:table-cell>
          <table:table-cell office:value-type="float" office:value="31.1798" calcext:value-type="float">
            <text:p>31.1798</text:p>
          </table:table-cell>
          <table:table-cell/>
          <table:table-cell table:formula="of:=AVERAGE([.Q6:.S6])" office:value-type="float" office:value="31.2483333333333" calcext:value-type="float">
            <text:p>31.2483333333</text:p>
          </table:table-cell>
          <table:table-cell table:formula="of:=AVERAGE([.T6:.V6])" office:value-type="float" office:value="32.061" calcext:value-type="float">
            <text:p>32.061</text:p>
          </table:table-cell>
          <table:table-cell table:formula="of:=AVERAGE([.W6:.Y6])" office:value-type="float" office:value="31.3927" calcext:value-type="float">
            <text:p>31.39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117064" calcext:value-type="float">
            <text:p>0.000117064</text:p>
          </table:table-cell>
        </table:table-row>
        <table:table-row table:style-name="ro1">
          <table:table-cell table:number-columns-repeated="15"/>
          <table:table-cell office:value-type="float" office:value="1024" calcext:value-type="float">
            <text:p>1024</text:p>
          </table:table-cell>
          <table:table-cell office:value-type="float" office:value="31.1659" calcext:value-type="float">
            <text:p>31.1659</text:p>
          </table:table-cell>
          <table:table-cell office:value-type="float" office:value="31.1822" calcext:value-type="float">
            <text:p>31.1822</text:p>
          </table:table-cell>
          <table:table-cell office:value-type="float" office:value="31.2048" calcext:value-type="float">
            <text:p>31.2048</text:p>
          </table:table-cell>
          <table:table-cell office:value-type="float" office:value="33.4189" calcext:value-type="float">
            <text:p>33.4189</text:p>
          </table:table-cell>
          <table:table-cell office:value-type="float" office:value="33.395" calcext:value-type="float">
            <text:p>33.395</text:p>
          </table:table-cell>
          <table:table-cell office:value-type="float" office:value="33.4754" calcext:value-type="float">
            <text:p>33.4754</text:p>
          </table:table-cell>
          <table:table-cell office:value-type="float" office:value="31.1065" calcext:value-type="float">
            <text:p>31.1065</text:p>
          </table:table-cell>
          <table:table-cell office:value-type="float" office:value="31.1243" calcext:value-type="float">
            <text:p>31.1243</text:p>
          </table:table-cell>
          <table:table-cell office:value-type="float" office:value="31.0742" calcext:value-type="float">
            <text:p>31.0742</text:p>
          </table:table-cell>
          <table:table-cell/>
          <table:table-cell table:formula="of:=AVERAGE([.Q7:.S7])" office:value-type="float" office:value="31.1843" calcext:value-type="float">
            <text:p>31.1843</text:p>
          </table:table-cell>
          <table:table-cell table:formula="of:=AVERAGE([.T7:.V7])" office:value-type="float" office:value="33.4297666666667" calcext:value-type="float">
            <text:p>33.4297666667</text:p>
          </table:table-cell>
          <table:table-cell table:formula="of:=AVERAGE([.W7:.Y7])" office:value-type="float" office:value="31.1016666666667" calcext:value-type="float">
            <text:p>31.1016666667</text:p>
          </table:table-cell>
          <table:table-cell table:number-columns-repeated="4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10"/>
          <table:table-cell office:value-type="string" calcext:value-type="string">
            <text:p>Xilinx: 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/>
          <table:table-cell table:style-name="ce2" office:value-type="string" calcext:value-type="string">
            <text:p>Xilinx</text:p>
          </table:table-cell>
          <table:table-cell office:value-type="string" calcext:value-type="string">
            <text:p>32 jobs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FCFS</text:p>
          </table:table-cell>
          <table:table-cell table:number-columns-repeated="2"/>
          <table:table-cell office:value-type="string" calcext:value-type="string">
            <text:p>RR</text:p>
          </table:table-cell>
          <table:table-cell table:number-columns-repeated="2"/>
          <table:table-cell office:value-type="string" calcext:value-type="string">
            <text:p>SJF</text:p>
          </table:table-cell>
          <table:table-cell table:number-columns-repeated="7"/>
          <table:table-cell table:style-name="ce2" office:value-type="string" calcext:value-type="string">
            <text:p>Xilinx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job creation/termination latency</text:p>
          </table:table-cell>
        </table:table-row>
        <table:table-row table:style-name="ro1">
          <table:table-cell table:number-columns-repeated="10"/>
          <table:table-cell office:value-type="float" office:value="0.153033" calcext:value-type="float">
            <text:p>0.153033</text:p>
          </table:table-cell>
          <table:table-cell table:formula="of:=[.H2]*[.J2]/[.K11]" office:value-type="float" office:value="10.5246106133971" calcext:value-type="float">
            <text:p>10.5246106134</text:p>
          </table:table-cell>
          <table:table-cell table:number-columns-repeated="3"/>
          <table:table-cell office:value-type="string" calcext:value-type="string">
            <text:p>re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819921" calcext:value-type="float">
            <text:p>0.000819921</text:p>
          </table:table-cell>
        </table:table-row>
        <table:table-row table:style-name="ro1">
          <table:table-cell table:number-columns-repeated="10"/>
          <table:table-cell office:value-type="float" office:value="1.524" calcext:value-type="float">
            <text:p>1.524</text:p>
          </table:table-cell>
          <table:table-cell table:formula="of:=[.H3]*[.J3]/[.K12]" office:value-type="float" office:value="10.5683250393701" calcext:value-type="float">
            <text:p>10.5683250394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7.0755" calcext:value-type="float">
            <text:p>17.0755</text:p>
          </table:table-cell>
          <table:table-cell office:value-type="float" office:value="17.0735" calcext:value-type="float">
            <text:p>17.0735</text:p>
          </table:table-cell>
          <table:table-cell office:value-type="float" office:value="17.0748" calcext:value-type="float">
            <text:p>17.0748</text:p>
          </table:table-cell>
          <table:table-cell office:value-type="float" office:value="22.1669" calcext:value-type="float">
            <text:p>22.1669</text:p>
          </table:table-cell>
          <table:table-cell office:value-type="float" office:value="22.2297" calcext:value-type="float">
            <text:p>22.2297</text:p>
          </table:table-cell>
          <table:table-cell office:value-type="float" office:value="21.8161" calcext:value-type="float">
            <text:p>21.8161</text:p>
          </table:table-cell>
          <table:table-cell office:value-type="float" office:value="17.0714" calcext:value-type="float">
            <text:p>17.0714</text:p>
          </table:table-cell>
          <table:table-cell office:value-type="float" office:value="17.0716" calcext:value-type="float">
            <text:p>17.0716</text:p>
          </table:table-cell>
          <table:table-cell office:value-type="float" office:value="17.0724" calcext:value-type="float">
            <text:p>17.0724</text:p>
          </table:table-cell>
          <table:table-cell/>
          <table:table-cell table:formula="of:=AVERAGE([.Q12:.S12])" office:value-type="float" office:value="17.0746" calcext:value-type="float">
            <text:p>17.0746</text:p>
          </table:table-cell>
          <table:table-cell table:formula="of:=AVERAGE([.T12:.V12])" office:value-type="float" office:value="22.0709" calcext:value-type="float">
            <text:p>22.0709</text:p>
          </table:table-cell>
          <table:table-cell table:formula="of:=AVERAGE([.W12:.Y12])" office:value-type="float" office:value="17.0718" calcext:value-type="float">
            <text:p>17.07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0813007" calcext:value-type="float">
            <text:p>0.000813007</text:p>
          </table:table-cell>
        </table:table-row>
        <table:table-row table:style-name="ro1">
          <table:table-cell table:number-columns-repeated="10"/>
          <table:table-cell office:value-type="float" office:value="4.06278" calcext:value-type="float">
            <text:p>4.06278</text:p>
          </table:table-cell>
          <table:table-cell table:formula="of:=[.H4]*[.J4]/[.K13]" office:value-type="float" office:value="10.5714985699447" calcext:value-type="float">
            <text:p>10.5714985699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7.0773" calcext:value-type="float">
            <text:p>17.0773</text:p>
          </table:table-cell>
          <table:table-cell office:value-type="float" office:value="17.077" calcext:value-type="float">
            <text:p>17.077</text:p>
          </table:table-cell>
          <table:table-cell office:value-type="float" office:value="17.0757" calcext:value-type="float">
            <text:p>17.0757</text:p>
          </table:table-cell>
          <table:table-cell office:value-type="float" office:value="26.4295" calcext:value-type="float">
            <text:p>26.4295</text:p>
          </table:table-cell>
          <table:table-cell office:value-type="float" office:value="26.8644" calcext:value-type="float">
            <text:p>26.8644</text:p>
          </table:table-cell>
          <table:table-cell office:value-type="float" office:value="26.6063" calcext:value-type="float">
            <text:p>26.6063</text:p>
          </table:table-cell>
          <table:table-cell office:value-type="float" office:value="17.0746" calcext:value-type="float">
            <text:p>17.0746</text:p>
          </table:table-cell>
          <table:table-cell office:value-type="float" office:value="17.0749" calcext:value-type="float">
            <text:p>17.0749</text:p>
          </table:table-cell>
          <table:table-cell office:value-type="float" office:value="17.0754" calcext:value-type="float">
            <text:p>17.0754</text:p>
          </table:table-cell>
          <table:table-cell/>
          <table:table-cell table:formula="of:=AVERAGE([.Q13:.S13])" office:value-type="float" office:value="17.0766666666667" calcext:value-type="float">
            <text:p>17.0766666667</text:p>
          </table:table-cell>
          <table:table-cell table:formula="of:=AVERAGE([.T13:.V13])" office:value-type="float" office:value="26.6334" calcext:value-type="float">
            <text:p>26.6334</text:p>
          </table:table-cell>
          <table:table-cell table:formula="of:=AVERAGE([.W13:.Y13])" office:value-type="float" office:value="17.0749666666667" calcext:value-type="float">
            <text:p>17.0749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0759125" calcext:value-type="float">
            <text:p>0.000759125</text:p>
          </table:table-cell>
        </table:table-row>
        <table:table-row table:style-name="ro1">
          <table:table-cell table:number-columns-repeated="15"/>
          <table:table-cell office:value-type="float" office:value="4096" calcext:value-type="float">
            <text:p>4096</text:p>
          </table:table-cell>
          <table:table-cell office:value-type="float" office:value="17.0801" calcext:value-type="float">
            <text:p>17.0801</text:p>
          </table:table-cell>
          <table:table-cell office:value-type="float" office:value="17.0806" calcext:value-type="float">
            <text:p>17.0806</text:p>
          </table:table-cell>
          <table:table-cell office:value-type="float" office:value="17.0795" calcext:value-type="float">
            <text:p>17.0795</text:p>
          </table:table-cell>
          <table:table-cell office:value-type="float" office:value="36.2444" calcext:value-type="float">
            <text:p>36.2444</text:p>
          </table:table-cell>
          <table:table-cell office:value-type="float" office:value="36.3206" calcext:value-type="float">
            <text:p>36.3206</text:p>
          </table:table-cell>
          <table:table-cell office:value-type="float" office:value="35.8977" calcext:value-type="float">
            <text:p>35.8977</text:p>
          </table:table-cell>
          <table:table-cell office:value-type="float" office:value="17.0775" calcext:value-type="float">
            <text:p>17.0775</text:p>
          </table:table-cell>
          <table:table-cell office:value-type="float" office:value="17.0776" calcext:value-type="float">
            <text:p>17.0776</text:p>
          </table:table-cell>
          <table:table-cell office:value-type="float" office:value="17.0782" calcext:value-type="float">
            <text:p>17.0782</text:p>
          </table:table-cell>
          <table:table-cell/>
          <table:table-cell table:formula="of:=AVERAGE([.Q14:.S14])" office:value-type="float" office:value="17.0800666666667" calcext:value-type="float">
            <text:p>17.0800666667</text:p>
          </table:table-cell>
          <table:table-cell table:formula="of:=AVERAGE([.T14:.V14])" office:value-type="float" office:value="36.1542333333333" calcext:value-type="float">
            <text:p>36.1542333333</text:p>
          </table:table-cell>
          <table:table-cell table:formula="of:=AVERAGE([.W14:.Y14])" office:value-type="float" office:value="17.0777666666667" calcext:value-type="float">
            <text:p>17.07776666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812054" calcext:value-type="float">
            <text:p>0.000812054</text:p>
          </table:table-cell>
        </table:table-row>
        <table:table-row table:style-name="ro1">
          <table:table-cell table:number-columns-repeated="15"/>
          <table:table-cell office:value-type="float" office:value="2048" calcext:value-type="float">
            <text:p>2048</text:p>
          </table:table-cell>
          <table:table-cell office:value-type="float" office:value="17.087" calcext:value-type="float">
            <text:p>17.087</text:p>
          </table:table-cell>
          <table:table-cell office:value-type="float" office:value="17.0882" calcext:value-type="float">
            <text:p>17.0882</text:p>
          </table:table-cell>
          <table:table-cell office:value-type="float" office:value="17.0851" calcext:value-type="float">
            <text:p>17.0851</text:p>
          </table:table-cell>
          <table:table-cell office:value-type="float" office:value="53.8088" calcext:value-type="float">
            <text:p>53.8088</text:p>
          </table:table-cell>
          <table:table-cell office:value-type="float" office:value="53.1822" calcext:value-type="float">
            <text:p>53.1822</text:p>
          </table:table-cell>
          <table:table-cell office:value-type="float" office:value="53.3462" calcext:value-type="float">
            <text:p>53.3462</text:p>
          </table:table-cell>
          <table:table-cell office:value-type="float" office:value="17.084" calcext:value-type="float">
            <text:p>17.084</text:p>
          </table:table-cell>
          <table:table-cell office:value-type="float" office:value="17.0835" calcext:value-type="float">
            <text:p>17.0835</text:p>
          </table:table-cell>
          <table:table-cell office:value-type="float" office:value="17.0834" calcext:value-type="float">
            <text:p>17.0834</text:p>
          </table:table-cell>
          <table:table-cell/>
          <table:table-cell table:formula="of:=AVERAGE([.Q15:.S15])" office:value-type="float" office:value="17.0867666666667" calcext:value-type="float">
            <text:p>17.0867666667</text:p>
          </table:table-cell>
          <table:table-cell table:formula="of:=AVERAGE([.T15:.V15])" office:value-type="float" office:value="53.4457333333333" calcext:value-type="float">
            <text:p>53.4457333333</text:p>
          </table:table-cell>
          <table:table-cell table:formula="of:=AVERAGE([.W15:.Y15])" office:value-type="float" office:value="17.0836333333333" calcext:value-type="float">
            <text:p>17.0836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812054" calcext:value-type="float">
            <text:p>0.000812054</text:p>
          </table:table-cell>
        </table:table-row>
        <table:table-row table:style-name="ro1">
          <table:table-cell table:number-columns-repeated="15"/>
          <table:table-cell office:value-type="float" office:value="1024" calcext:value-type="float">
            <text:p>1024</text:p>
          </table:table-cell>
          <table:table-cell office:value-type="float" office:value="17.1019" calcext:value-type="float">
            <text:p>17.1019</text:p>
          </table:table-cell>
          <table:table-cell office:value-type="float" office:value="17.1005" calcext:value-type="float">
            <text:p>17.1005</text:p>
          </table:table-cell>
          <table:table-cell office:value-type="float" office:value="17.0989" calcext:value-type="float">
            <text:p>17.0989</text:p>
          </table:table-cell>
          <table:table-cell office:value-type="float" office:value="89.1651" calcext:value-type="float">
            <text:p>89.1651</text:p>
          </table:table-cell>
          <table:table-cell office:value-type="float" office:value="87.6518" calcext:value-type="float">
            <text:p>87.6518</text:p>
          </table:table-cell>
          <table:table-cell office:value-type="float" office:value="86.2561" calcext:value-type="float">
            <text:p>86.2561</text:p>
          </table:table-cell>
          <table:table-cell office:value-type="float" office:value="17.0989" calcext:value-type="float">
            <text:p>17.0989</text:p>
          </table:table-cell>
          <table:table-cell office:value-type="float" office:value="17.0988" calcext:value-type="float">
            <text:p>17.0988</text:p>
          </table:table-cell>
          <table:table-cell office:value-type="float" office:value="17.0983" calcext:value-type="float">
            <text:p>17.0983</text:p>
          </table:table-cell>
          <table:table-cell/>
          <table:table-cell table:formula="of:=AVERAGE([.Q16:.S16])" office:value-type="float" office:value="17.1004333333333" calcext:value-type="float">
            <text:p>17.1004333333</text:p>
          </table:table-cell>
          <table:table-cell table:formula="of:=AVERAGE([.T16:.V16])" office:value-type="float" office:value="87.691" calcext:value-type="float">
            <text:p>87.691</text:p>
          </table:table-cell>
          <table:table-cell table:formula="of:=AVERAGE([.W16:.Y16])" office:value-type="float" office:value="17.0986666666667" calcext:value-type="float">
            <text:p>17.0986666667</text:p>
          </table:table-cell>
          <table:table-cell table:number-columns-repeated="4"/>
        </table:table-row>
      </table:table>
      <table:table table:name="Overhead" table:style-name="ta1">
        <table:shapes>
          <draw:frame draw:z-index="0" draw:style-name="gr1" draw:text-style-name="P1" svg:width="453.23pt" svg:height="255.09pt" svg:x="2221.37pt" svg:y="295.31pt">
            <loext:p draw:notify-on-update-of-ranges="Overhead.P3:Overhead.P8 Overhead.AG2:Overhead.AG2 Overhead.AG3:Overhead.AG8 Overhead.AH2:Overhead.AH2 Overhead.AH3:Overhead.AH8 Overhead.AI2:Overhead.AI2 Overhead.AI3:Overhead.AI8 Overhead.AJ2:Overhead.AJ2 Overhead.AJ3:Overhead.AJ8 Overhead.AK2:Overhead.AK2 Overhead.AK3:Overhead.AK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7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 office:value-type="string" calcext:value-type="string">
            <text:p>totalSize (GB)</text:p>
          </table:table-cell>
          <table:table-cell/>
          <table:table-cell office:value-type="string" calcext:value-type="string">
            <text:p>numEpochs</text:p>
          </table:table-cell>
          <table:table-cell office:value-type="string" calcext:value-type="string">
            <text:p>Intel: 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/>
          <table:table-cell table:style-name="ce2" office:value-type="string" calcext:value-type="string">
            <text:p>Intel</text:p>
          </table:table-cell>
          <table:table-cell table:number-columns-repeated="5"/>
          <table:table-cell office:value-type="string" calcext:value-type="string">
            <text:p>standalone run</text:p>
          </table:table-cell>
          <table:table-cell office:value-type="string" calcext:value-type="string">
            <text:p>FCFS</text:p>
          </table:table-cell>
          <table:table-cell table:number-columns-repeated="4"/>
          <table:table-cell office:value-type="string" calcext:value-type="string">
            <text:p>High Priority (SJF)</text:p>
          </table:table-cell>
          <table:table-cell table:number-columns-repeated="7"/>
          <table:table-cell office:value-type="string" calcext:value-type="string">
            <text:p>FCFS</text:p>
          </table:table-cell>
          <table:table-cell/>
          <table:table-cell office:value-type="string" calcext:value-type="string">
            <text:p>High Priority (SJF)</text:p>
          </table:table-cell>
          <table:table-cell/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2]*[.E2]/1000000000" office:value-type="float" office:value="0.536870912" calcext:value-type="float">
            <text:p>0.5368709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07344" calcext:value-type="float">
            <text:p>0.107344</text:p>
          </table:table-cell>
          <table:table-cell table:formula="of:=[.H2]*[.J2]/[.K2]" office:value-type="float" office:value="15.0042176181249" calcext:value-type="float">
            <text:p>15.0042176181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partitionSiz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2]" office:value-type="string" office:string-value="numFeatures" calcext:value-type="string">
            <text:p>numFeatures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-Aver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-Average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3]*[.E3]/1000000000" office:value-type="float" office:value="0.536870912" calcext:value-type="float">
            <text:p>0.5368709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07525" calcext:value-type="float">
            <text:p>1.07525</text:p>
          </table:table-cell>
          <table:table-cell table:formula="of:=[.H3]*[.J3]/[.K3]" office:value-type="float" office:value="14.9789605766101" calcext:value-type="float">
            <text:p>14.978960576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09677" calcext:value-type="float">
            <text:p>0.09677</text:p>
          </table:table-cell>
          <table:table-cell office:value-type="float" office:value="2.96431" calcext:value-type="float">
            <text:p>2.96431</text:p>
          </table:table-cell>
          <table:table-cell office:value-type="float" office:value="0.203322" calcext:value-type="float">
            <text:p>0.203322</text:p>
          </table:table-cell>
          <table:table-cell office:value-type="float" office:value="0.20331" calcext:value-type="float">
            <text:p>0.20331</text:p>
          </table:table-cell>
          <table:table-cell office:value-type="float" office:value="2.96182" calcext:value-type="float">
            <text:p>2.96182</text:p>
          </table:table-cell>
          <table:table-cell office:value-type="float" office:value="0.203844" calcext:value-type="float">
            <text:p>0.203844</text:p>
          </table:table-cell>
          <table:table-cell office:value-type="float" office:value="0.100857" calcext:value-type="float">
            <text:p>0.100857</text:p>
          </table:table-cell>
          <table:table-cell office:value-type="float" office:value="0.100884" calcext:value-type="float">
            <text:p>0.100884</text:p>
          </table:table-cell>
          <table:table-cell office:value-type="float" office:value="0.100883" calcext:value-type="float">
            <text:p>0.100883</text:p>
          </table:table-cell>
          <table:table-cell office:value-type="float" office:value="0.100872" calcext:value-type="float">
            <text:p>0.100872</text:p>
          </table:table-cell>
          <table:table-cell office:value-type="float" office:value="0.100807" calcext:value-type="float">
            <text:p>0.100807</text:p>
          </table:table-cell>
          <table:table-cell/>
          <table:table-cell table:formula="of:=[.P3]" office:value-type="float" office:value="32" calcext:value-type="float">
            <text:p>32</text:p>
          </table:table-cell>
          <table:table-cell table:formula="of:=[.T3]" office:value-type="float" office:value="0.09677" calcext:value-type="float">
            <text:p>0.09677</text:p>
          </table:table-cell>
          <table:table-cell table:formula="of:=AVERAGE([.U3:.Y3])" office:value-type="float" office:value="1.3073212" calcext:value-type="float">
            <text:p>1.3073212</text:p>
          </table:table-cell>
          <table:table-cell table:formula="of:=MAX([.U3:.Y3])-[.AH3]" office:value-type="float" office:value="1.6569888" calcext:value-type="float">
            <text:p>1.6569888</text:p>
          </table:table-cell>
          <table:table-cell table:formula="of:=AVERAGE([.Z3:.AD3])" office:value-type="float" office:value="0.1008606" calcext:value-type="float">
            <text:p>0.1008606</text:p>
          </table:table-cell>
          <table:table-cell table:formula="of:=MAX([.Z3:.AD3])-[.AJ3]" office:value-type="float" office:value="0.0000234000000000067" calcext:value-type="float">
            <text:p>0.0000234</text:p>
          </table:table-cell>
        </table:table-row>
        <table:table-row table:style-name="ro1">
          <table:table-cell office:value-type="string" calcext:value-type="string">
            <text:p>SYN_Logreg</text:p>
          </table:table-cell>
          <table:table-cell office:value-type="string" calcext:value-type="string">
            <text:p>logreg</text:p>
          </table:table-cell>
          <table:table-cell office:value-type="string" calcext:value-type="string">
            <text:p>SG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table:formula="of:=4*[.D4]*[.E4]/1000000000" office:value-type="float" office:value="0.536870912" calcext:value-type="float">
            <text:p>0.5368709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8682" calcext:value-type="float">
            <text:p>2.8682</text:p>
          </table:table-cell>
          <table:table-cell table:formula="of:=[.H4]*[.J4]/[.K4]" office:value-type="float" office:value="14.9744344745834" calcext:value-type="float">
            <text:p>14.9744344746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115198" calcext:value-type="float">
            <text:p>0.115198</text:p>
          </table:table-cell>
          <table:table-cell office:value-type="float" office:value="2.98164" calcext:value-type="float">
            <text:p>2.98164</text:p>
          </table:table-cell>
          <table:table-cell office:value-type="float" office:value="0.221835" calcext:value-type="float">
            <text:p>0.221835</text:p>
          </table:table-cell>
          <table:table-cell office:value-type="float" office:value="0.221967" calcext:value-type="float">
            <text:p>0.221967</text:p>
          </table:table-cell>
          <table:table-cell office:value-type="float" office:value="2.98268" calcext:value-type="float">
            <text:p>2.98268</text:p>
          </table:table-cell>
          <table:table-cell office:value-type="float" office:value="0.221932" calcext:value-type="float">
            <text:p>0.221932</text:p>
          </table:table-cell>
          <table:table-cell office:value-type="float" office:value="0.118922" calcext:value-type="float">
            <text:p>0.118922</text:p>
          </table:table-cell>
          <table:table-cell office:value-type="float" office:value="0.11886" calcext:value-type="float">
            <text:p>0.11886</text:p>
          </table:table-cell>
          <table:table-cell office:value-type="float" office:value="0.118873" calcext:value-type="float">
            <text:p>0.118873</text:p>
          </table:table-cell>
          <table:table-cell office:value-type="float" office:value="0.118884" calcext:value-type="float">
            <text:p>0.118884</text:p>
          </table:table-cell>
          <table:table-cell office:value-type="float" office:value="0.118866" calcext:value-type="float">
            <text:p>0.118866</text:p>
          </table:table-cell>
          <table:table-cell/>
          <table:table-cell table:formula="of:=[.P4]" office:value-type="float" office:value="64" calcext:value-type="float">
            <text:p>64</text:p>
          </table:table-cell>
          <table:table-cell table:formula="of:=[.T4]" office:value-type="float" office:value="0.115198" calcext:value-type="float">
            <text:p>0.115198</text:p>
          </table:table-cell>
          <table:table-cell table:formula="of:=AVERAGE([.U4:.Y4])" office:value-type="float" office:value="1.3260108" calcext:value-type="float">
            <text:p>1.3260108</text:p>
          </table:table-cell>
          <table:table-cell table:formula="of:=MAX([.U4:.Y4])-[.AH4]" office:value-type="float" office:value="1.6566692" calcext:value-type="float">
            <text:p>1.6566692</text:p>
          </table:table-cell>
          <table:table-cell table:formula="of:=AVERAGE([.Z4:.AD4])" office:value-type="float" office:value="0.118881" calcext:value-type="float">
            <text:p>0.118881</text:p>
          </table:table-cell>
          <table:table-cell table:formula="of:=MAX([.Z4:.AD4])-[.AJ4]" office:value-type="float" office:value="0.0000410000000000133" calcext:value-type="float">
            <text:p>0.000041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150594" calcext:value-type="float">
            <text:p>0.150594</text:p>
          </table:table-cell>
          <table:table-cell office:value-type="float" office:value="3.01786" calcext:value-type="float">
            <text:p>3.01786</text:p>
          </table:table-cell>
          <table:table-cell office:value-type="float" office:value="0.257951" calcext:value-type="float">
            <text:p>0.257951</text:p>
          </table:table-cell>
          <table:table-cell office:value-type="float" office:value="0.257985" calcext:value-type="float">
            <text:p>0.257985</text:p>
          </table:table-cell>
          <table:table-cell office:value-type="float" office:value="3.01858" calcext:value-type="float">
            <text:p>3.01858</text:p>
          </table:table-cell>
          <table:table-cell office:value-type="float" office:value="0.257969" calcext:value-type="float">
            <text:p>0.257969</text:p>
          </table:table-cell>
          <table:table-cell office:value-type="float" office:value="0.154986" calcext:value-type="float">
            <text:p>0.154986</text:p>
          </table:table-cell>
          <table:table-cell office:value-type="float" office:value="0.15497" calcext:value-type="float">
            <text:p>0.15497</text:p>
          </table:table-cell>
          <table:table-cell office:value-type="float" office:value="0.154849" calcext:value-type="float">
            <text:p>0.154849</text:p>
          </table:table-cell>
          <table:table-cell office:value-type="float" office:value="0.154927" calcext:value-type="float">
            <text:p>0.154927</text:p>
          </table:table-cell>
          <table:table-cell office:value-type="float" office:value="0.154915" calcext:value-type="float">
            <text:p>0.154915</text:p>
          </table:table-cell>
          <table:table-cell/>
          <table:table-cell table:formula="of:=[.P5]" office:value-type="float" office:value="128" calcext:value-type="float">
            <text:p>128</text:p>
          </table:table-cell>
          <table:table-cell table:formula="of:=[.T5]" office:value-type="float" office:value="0.150594" calcext:value-type="float">
            <text:p>0.150594</text:p>
          </table:table-cell>
          <table:table-cell table:formula="of:=AVERAGE([.U5:.Y5])" office:value-type="float" office:value="1.362069" calcext:value-type="float">
            <text:p>1.362069</text:p>
          </table:table-cell>
          <table:table-cell table:formula="of:=MAX([.U5:.Y5])-[.AH5]" office:value-type="float" office:value="1.656511" calcext:value-type="float">
            <text:p>1.656511</text:p>
          </table:table-cell>
          <table:table-cell table:formula="of:=AVERAGE([.Z5:.AD5])" office:value-type="float" office:value="0.1549294" calcext:value-type="float">
            <text:p>0.1549294</text:p>
          </table:table-cell>
          <table:table-cell table:formula="of:=MAX([.Z5:.AD5])-[.AJ5]" office:value-type="float" office:value="0.00005659999999999" calcext:value-type="float">
            <text:p>0.0000566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222274" calcext:value-type="float">
            <text:p>0.222274</text:p>
          </table:table-cell>
          <table:table-cell office:value-type="float" office:value="3.08049" calcext:value-type="float">
            <text:p>3.08049</text:p>
          </table:table-cell>
          <table:table-cell office:value-type="float" office:value="0.329839" calcext:value-type="float">
            <text:p>0.329839</text:p>
          </table:table-cell>
          <table:table-cell office:value-type="float" office:value="0.329922" calcext:value-type="float">
            <text:p>0.329922</text:p>
          </table:table-cell>
          <table:table-cell office:value-type="float" office:value="3.09046" calcext:value-type="float">
            <text:p>3.09046</text:p>
          </table:table-cell>
          <table:table-cell office:value-type="float" office:value="0.329906" calcext:value-type="float">
            <text:p>0.329906</text:p>
          </table:table-cell>
          <table:table-cell office:value-type="float" office:value="0.226977" calcext:value-type="float">
            <text:p>0.226977</text:p>
          </table:table-cell>
          <table:table-cell office:value-type="float" office:value="0.226965" calcext:value-type="float">
            <text:p>0.226965</text:p>
          </table:table-cell>
          <table:table-cell office:value-type="float" office:value="0.227033" calcext:value-type="float">
            <text:p>0.227033</text:p>
          </table:table-cell>
          <table:table-cell office:value-type="float" office:value="0.226967" calcext:value-type="float">
            <text:p>0.226967</text:p>
          </table:table-cell>
          <table:table-cell office:value-type="float" office:value="0.226924" calcext:value-type="float">
            <text:p>0.226924</text:p>
          </table:table-cell>
          <table:table-cell/>
          <table:table-cell table:formula="of:=[.P6]" office:value-type="float" office:value="256" calcext:value-type="float">
            <text:p>256</text:p>
          </table:table-cell>
          <table:table-cell table:formula="of:=[.T6]" office:value-type="float" office:value="0.222274" calcext:value-type="float">
            <text:p>0.222274</text:p>
          </table:table-cell>
          <table:table-cell table:formula="of:=AVERAGE([.U6:.Y6])" office:value-type="float" office:value="1.4321234" calcext:value-type="float">
            <text:p>1.4321234</text:p>
          </table:table-cell>
          <table:table-cell table:formula="of:=MAX([.U6:.Y6])-[.AH6]" office:value-type="float" office:value="1.6583366" calcext:value-type="float">
            <text:p>1.6583366</text:p>
          </table:table-cell>
          <table:table-cell table:formula="of:=AVERAGE([.Z6:.AD6])" office:value-type="float" office:value="0.2269732" calcext:value-type="float">
            <text:p>0.2269732</text:p>
          </table:table-cell>
          <table:table-cell table:formula="of:=MAX([.Z6:.AD6])-[.AJ6]" office:value-type="float" office:value="0.0000597999999999432" calcext:value-type="float">
            <text:p>0.0000598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368925" calcext:value-type="float">
            <text:p>0.368925</text:p>
          </table:table-cell>
          <table:table-cell office:value-type="float" office:value="3.23637" calcext:value-type="float">
            <text:p>3.23637</text:p>
          </table:table-cell>
          <table:table-cell office:value-type="float" office:value="0.475769" calcext:value-type="float">
            <text:p>0.475769</text:p>
          </table:table-cell>
          <table:table-cell office:value-type="float" office:value="0.47557" calcext:value-type="float">
            <text:p>0.47557</text:p>
          </table:table-cell>
          <table:table-cell office:value-type="float" office:value="3.23522" calcext:value-type="float">
            <text:p>3.23522</text:p>
          </table:table-cell>
          <table:table-cell office:value-type="float" office:value="0.474784" calcext:value-type="float">
            <text:p>0.474784</text:p>
          </table:table-cell>
          <table:table-cell office:value-type="float" office:value="0.372954" calcext:value-type="float">
            <text:p>0.372954</text:p>
          </table:table-cell>
          <table:table-cell office:value-type="float" office:value="0.371975" calcext:value-type="float">
            <text:p>0.371975</text:p>
          </table:table-cell>
          <table:table-cell office:value-type="float" office:value="0.371464" calcext:value-type="float">
            <text:p>0.371464</text:p>
          </table:table-cell>
          <table:table-cell office:value-type="float" office:value="0.371583" calcext:value-type="float">
            <text:p>0.371583</text:p>
          </table:table-cell>
          <table:table-cell office:value-type="float" office:value="0.371646" calcext:value-type="float">
            <text:p>0.371646</text:p>
          </table:table-cell>
          <table:table-cell/>
          <table:table-cell table:formula="of:=[.P7]" office:value-type="float" office:value="512" calcext:value-type="float">
            <text:p>512</text:p>
          </table:table-cell>
          <table:table-cell table:formula="of:=[.T7]" office:value-type="float" office:value="0.368925" calcext:value-type="float">
            <text:p>0.368925</text:p>
          </table:table-cell>
          <table:table-cell table:formula="of:=AVERAGE([.U7:.Y7])" office:value-type="float" office:value="1.5795426" calcext:value-type="float">
            <text:p>1.5795426</text:p>
          </table:table-cell>
          <table:table-cell table:formula="of:=MAX([.U7:.Y7])-[.AH7]" office:value-type="float" office:value="1.6568274" calcext:value-type="float">
            <text:p>1.6568274</text:p>
          </table:table-cell>
          <table:table-cell table:formula="of:=AVERAGE([.Z7:.AD7])" office:value-type="float" office:value="0.3719244" calcext:value-type="float">
            <text:p>0.3719244</text:p>
          </table:table-cell>
          <table:table-cell table:formula="of:=MAX([.Z7:.AD7])-[.AJ7]" office:value-type="float" office:value="0.00102960000000002" calcext:value-type="float">
            <text:p>0.0010296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717897" calcext:value-type="float">
            <text:p>0.717897</text:p>
          </table:table-cell>
          <table:table-cell office:value-type="float" office:value="3.5852" calcext:value-type="float">
            <text:p>3.5852</text:p>
          </table:table-cell>
          <table:table-cell office:value-type="float" office:value="0.824595" calcext:value-type="float">
            <text:p>0.824595</text:p>
          </table:table-cell>
          <table:table-cell office:value-type="float" office:value="0.824638" calcext:value-type="float">
            <text:p>0.824638</text:p>
          </table:table-cell>
          <table:table-cell office:value-type="float" office:value="3.58521" calcext:value-type="float">
            <text:p>3.58521</text:p>
          </table:table-cell>
          <table:table-cell office:value-type="float" office:value="0.824619" calcext:value-type="float">
            <text:p>0.824619</text:p>
          </table:table-cell>
          <table:table-cell office:value-type="float" office:value="0.72316" calcext:value-type="float">
            <text:p>0.72316</text:p>
          </table:table-cell>
          <table:table-cell office:value-type="float" office:value="0.723134" calcext:value-type="float">
            <text:p>0.723134</text:p>
          </table:table-cell>
          <table:table-cell office:value-type="float" office:value="0.72226" calcext:value-type="float">
            <text:p>0.72226</text:p>
          </table:table-cell>
          <table:table-cell office:value-type="float" office:value="0.721528" calcext:value-type="float">
            <text:p>0.721528</text:p>
          </table:table-cell>
          <table:table-cell office:value-type="float" office:value="0.721425" calcext:value-type="float">
            <text:p>0.721425</text:p>
          </table:table-cell>
          <table:table-cell/>
          <table:table-cell table:formula="of:=[.P8]" office:value-type="float" office:value="1024" calcext:value-type="float">
            <text:p>1024</text:p>
          </table:table-cell>
          <table:table-cell table:formula="of:=[.T8]" office:value-type="float" office:value="0.717897" calcext:value-type="float">
            <text:p>0.717897</text:p>
          </table:table-cell>
          <table:table-cell table:formula="of:=AVERAGE([.U8:.Y8])" office:value-type="float" office:value="1.9288524" calcext:value-type="float">
            <text:p>1.9288524</text:p>
          </table:table-cell>
          <table:table-cell table:formula="of:=MAX([.U8:.Y8])-[.AH8]" office:value-type="float" office:value="1.6563576" calcext:value-type="float">
            <text:p>1.6563576</text:p>
          </table:table-cell>
          <table:table-cell table:formula="of:=AVERAGE([.Z8:.AD8])" office:value-type="float" office:value="0.7223014" calcext:value-type="float">
            <text:p>0.7223014</text:p>
          </table:table-cell>
          <table:table-cell table:formula="of:=MAX([.Z8:.AD8])-[.AJ8]" office:value-type="float" office:value="0.000858600000000154" calcext:value-type="float">
            <text:p>0.0008586</text:p>
          </table:table-cell>
        </table:table-row>
        <table:table-row table:style-name="ro1">
          <table:table-cell office:value-type="string" calcext:value-type="string">
            <text:p>Measure high priority response time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-&gt; Use just one instance to not share bandwidth (1 bank at Xilinx, 1 instance at Intel)</text:p>
          </table:table-cell>
          <table:table-cell table:number-columns-repeated="9"/>
          <table:table-cell office:value-type="string" calcext:value-type="string">
            <text:p>Xilinx: standalone runtime (s) – do not break up jobs (1 instance)</text:p>
          </table:table-cell>
          <table:table-cell office:value-type="string" calcext:value-type="string">
            <text:p>processing rate (GB/s)</text:p>
          </table:table-cell>
          <table:table-cell/>
          <table:table-cell table:style-name="ce2" office:value-type="string" calcext:value-type="string">
            <text:p>Xilinx</text:p>
          </table:table-cell>
          <table:table-cell table:number-columns-repeated="5"/>
          <table:table-cell office:value-type="string" calcext:value-type="string">
            <text:p>standalone run</text:p>
          </table:table-cell>
          <table:table-cell office:value-type="string" calcext:value-type="string">
            <text:p>FCFS</text:p>
          </table:table-cell>
          <table:table-cell table:number-columns-repeated="4"/>
          <table:table-cell office:value-type="string" calcext:value-type="string">
            <text:p>High Priority (SJF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8 jobs running in busy system</text:p>
          </table:table-cell>
          <table:table-cell table:number-columns-repeated="9"/>
          <table:table-cell office:value-type="float" office:value="0.153033" calcext:value-type="float">
            <text:p>0.153033</text:p>
          </table:table-cell>
          <table:table-cell table:formula="of:=[.H2]*[.J2]/[.K11]" office:value-type="float" office:value="10.5246106133971" calcext:value-type="float">
            <text:p>10.5246106134</text:p>
          </table:table-cell>
          <table:table-cell table:number-columns-repeated="2"/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P11]" office:value-type="string" office:string-value="numFeatures" calcext:value-type="string">
            <text:p>numFeatu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ize job order</text:p>
          </table:table-cell>
          <table:table-cell table:number-columns-repeated="9"/>
          <table:table-cell office:value-type="float" office:value="1.524" calcext:value-type="float">
            <text:p>1.524</text:p>
          </table:table-cell>
          <table:table-cell table:formula="of:=[.H3]*[.J3]/[.K12]" office:value-type="float" office:value="10.5683250393701" calcext:value-type="float">
            <text:p>10.5683250394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154491" calcext:value-type="float">
            <text:p>0.154491</text:p>
          </table:table-cell>
          <table:table-cell office:value-type="float" office:value="0.158961" calcext:value-type="float">
            <text:p>0.158961</text:p>
          </table:table-cell>
          <table:table-cell office:value-type="float" office:value="0.306313" calcext:value-type="float">
            <text:p>0.306313</text:p>
          </table:table-cell>
          <table:table-cell office:value-type="float" office:value="1.6778" calcext:value-type="float">
            <text:p>1.6778</text:p>
          </table:table-cell>
          <table:table-cell office:value-type="float" office:value="1.67766" calcext:value-type="float">
            <text:p>1.67766</text:p>
          </table:table-cell>
          <table:table-cell office:value-type="float" office:value="4.21623" calcext:value-type="float">
            <text:p>4.21623</text:p>
          </table:table-cell>
          <table:table-cell office:value-type="float" office:value="0.15802" calcext:value-type="float">
            <text:p>0.15802</text:p>
          </table:table-cell>
          <table:table-cell office:value-type="float" office:value="0.160346" calcext:value-type="float">
            <text:p>0.160346</text:p>
          </table:table-cell>
          <table:table-cell office:value-type="float" office:value="0.160312" calcext:value-type="float">
            <text:p>0.160312</text:p>
          </table:table-cell>
          <table:table-cell office:value-type="float" office:value="0.160038" calcext:value-type="float">
            <text:p>0.160038</text:p>
          </table:table-cell>
          <table:table-cell office:value-type="float" office:value="0.159936" calcext:value-type="float">
            <text:p>0.159936</text:p>
          </table:table-cell>
          <table:table-cell/>
          <table:table-cell table:formula="of:=[.P12]" office:value-type="float" office:value="32" calcext:value-type="float">
            <text:p>32</text:p>
          </table:table-cell>
          <table:table-cell table:formula="of:=[.T12]" office:value-type="float" office:value="0.154491" calcext:value-type="float">
            <text:p>0.154491</text:p>
          </table:table-cell>
          <table:table-cell table:formula="of:=AVERAGE([.U12:.Y12])" office:value-type="float" office:value="1.6073928" calcext:value-type="float">
            <text:p>1.6073928</text:p>
          </table:table-cell>
          <table:table-cell table:formula="of:=MAX([.U12:.Y12])-[.AH12]" office:value-type="float" office:value="2.6088372" calcext:value-type="float">
            <text:p>2.6088372</text:p>
          </table:table-cell>
          <table:table-cell table:formula="of:=AVERAGE([.Z12:.AD12])" office:value-type="float" office:value="0.1597304" calcext:value-type="float">
            <text:p>0.1597304</text:p>
          </table:table-cell>
          <table:table-cell table:formula="of:=MAX([.Z12:.AD12])-[.AJ12]" office:value-type="float" office:value="0.000615599999999994" calcext:value-type="float">
            <text:p>0.0006156</text:p>
          </table:table-cell>
        </table:table-row>
        <table:table-row table:style-name="ro1">
          <table:table-cell table:number-columns-repeated="10"/>
          <table:table-cell office:value-type="float" office:value="4.06278" calcext:value-type="float">
            <text:p>4.06278</text:p>
          </table:table-cell>
          <table:table-cell table:formula="of:=[.H4]*[.J4]/[.K13]" office:value-type="float" office:value="10.5714985699447" calcext:value-type="float">
            <text:p>10.5714985699</text:p>
          </table:table-cell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184284" calcext:value-type="float">
            <text:p>0.184284</text:p>
          </table:table-cell>
          <table:table-cell office:value-type="float" office:value="0.339164" calcext:value-type="float">
            <text:p>0.339164</text:p>
          </table:table-cell>
          <table:table-cell office:value-type="float" office:value="1.70515" calcext:value-type="float">
            <text:p>1.70515</text:p>
          </table:table-cell>
          <table:table-cell office:value-type="float" office:value="1.70517" calcext:value-type="float">
            <text:p>1.70517</text:p>
          </table:table-cell>
          <table:table-cell office:value-type="float" office:value="4.24425" calcext:value-type="float">
            <text:p>4.24425</text:p>
          </table:table-cell>
          <table:table-cell office:value-type="float" office:value="0.333899" calcext:value-type="float">
            <text:p>0.333899</text:p>
          </table:table-cell>
          <table:table-cell office:value-type="float" office:value="0.186642" calcext:value-type="float">
            <text:p>0.186642</text:p>
          </table:table-cell>
          <table:table-cell office:value-type="float" office:value="0.188017" calcext:value-type="float">
            <text:p>0.188017</text:p>
          </table:table-cell>
          <table:table-cell office:value-type="float" office:value="0.18829" calcext:value-type="float">
            <text:p>0.18829</text:p>
          </table:table-cell>
          <table:table-cell office:value-type="float" office:value="0.188172" calcext:value-type="float">
            <text:p>0.188172</text:p>
          </table:table-cell>
          <table:table-cell office:value-type="float" office:value="0.187922" calcext:value-type="float">
            <text:p>0.187922</text:p>
          </table:table-cell>
          <table:table-cell/>
          <table:table-cell table:formula="of:=[.P13]" office:value-type="float" office:value="64" calcext:value-type="float">
            <text:p>64</text:p>
          </table:table-cell>
          <table:table-cell table:formula="of:=[.T13]" office:value-type="float" office:value="0.184284" calcext:value-type="float">
            <text:p>0.184284</text:p>
          </table:table-cell>
          <table:table-cell table:formula="of:=AVERAGE([.U13:.Y13])" office:value-type="float" office:value="1.6655266" calcext:value-type="float">
            <text:p>1.6655266</text:p>
          </table:table-cell>
          <table:table-cell table:formula="of:=MAX([.U13:.Y13])-[.AH13]" office:value-type="float" office:value="2.5787234" calcext:value-type="float">
            <text:p>2.5787234</text:p>
          </table:table-cell>
          <table:table-cell table:formula="of:=AVERAGE([.Z13:.AD13])" office:value-type="float" office:value="0.1878086" calcext:value-type="float">
            <text:p>0.1878086</text:p>
          </table:table-cell>
          <table:table-cell table:formula="of:=MAX([.Z13:.AD13])-[.AJ13]" office:value-type="float" office:value="0.000481400000000048" calcext:value-type="float">
            <text:p>0.0004814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243956" calcext:value-type="float">
            <text:p>0.243956</text:p>
          </table:table-cell>
          <table:table-cell office:value-type="float" office:value="0.24236" calcext:value-type="float">
            <text:p>0.24236</text:p>
          </table:table-cell>
          <table:table-cell office:value-type="float" office:value="0.38971" calcext:value-type="float">
            <text:p>0.38971</text:p>
          </table:table-cell>
          <table:table-cell office:value-type="float" office:value="1.76116" calcext:value-type="float">
            <text:p>1.76116</text:p>
          </table:table-cell>
          <table:table-cell office:value-type="float" office:value="1.76112" calcext:value-type="float">
            <text:p>1.76112</text:p>
          </table:table-cell>
          <table:table-cell office:value-type="float" office:value="4.29963" calcext:value-type="float">
            <text:p>4.29963</text:p>
          </table:table-cell>
          <table:table-cell office:value-type="float" office:value="0.248809" calcext:value-type="float">
            <text:p>0.248809</text:p>
          </table:table-cell>
          <table:table-cell office:value-type="float" office:value="0.243984" calcext:value-type="float">
            <text:p>0.243984</text:p>
          </table:table-cell>
          <table:table-cell office:value-type="float" office:value="0.244515" calcext:value-type="float">
            <text:p>0.244515</text:p>
          </table:table-cell>
          <table:table-cell office:value-type="float" office:value="0.243879" calcext:value-type="float">
            <text:p>0.243879</text:p>
          </table:table-cell>
          <table:table-cell office:value-type="float" office:value="0.244274" calcext:value-type="float">
            <text:p>0.244274</text:p>
          </table:table-cell>
          <table:table-cell/>
          <table:table-cell table:formula="of:=[.P14]" office:value-type="float" office:value="128" calcext:value-type="float">
            <text:p>128</text:p>
          </table:table-cell>
          <table:table-cell table:formula="of:=[.T14]" office:value-type="float" office:value="0.243956" calcext:value-type="float">
            <text:p>0.243956</text:p>
          </table:table-cell>
          <table:table-cell table:formula="of:=AVERAGE([.U14:.Y14])" office:value-type="float" office:value="1.690796" calcext:value-type="float">
            <text:p>1.690796</text:p>
          </table:table-cell>
          <table:table-cell table:formula="of:=MAX([.U14:.Y14])-[.AH14]" office:value-type="float" office:value="2.608834" calcext:value-type="float">
            <text:p>2.608834</text:p>
          </table:table-cell>
          <table:table-cell table:formula="of:=AVERAGE([.Z14:.AD14])" office:value-type="float" office:value="0.2450922" calcext:value-type="float">
            <text:p>0.2450922</text:p>
          </table:table-cell>
          <table:table-cell table:formula="of:=MAX([.Z14:.AD14])-[.AJ14]" office:value-type="float" office:value="0.00371680000000002" calcext:value-type="float">
            <text:p>0.0037168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362313" calcext:value-type="float">
            <text:p>0.362313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501579" calcext:value-type="float">
            <text:p>0.501579</text:p>
          </table:table-cell>
          <table:table-cell office:value-type="float" office:value="1.87263" calcext:value-type="float">
            <text:p>1.87263</text:p>
          </table:table-cell>
          <table:table-cell office:value-type="float" office:value="1.87186" calcext:value-type="float">
            <text:p>1.87186</text:p>
          </table:table-cell>
          <table:table-cell office:value-type="float" office:value="4.41117" calcext:value-type="float">
            <text:p>4.41117</text:p>
          </table:table-cell>
          <table:table-cell office:value-type="float" office:value="0.360528" calcext:value-type="float">
            <text:p>0.360528</text:p>
          </table:table-cell>
          <table:table-cell office:value-type="float" office:value="0.355615" calcext:value-type="float">
            <text:p>0.355615</text:p>
          </table:table-cell>
          <table:table-cell office:value-type="float" office:value="0.355682" calcext:value-type="float">
            <text:p>0.355682</text:p>
          </table:table-cell>
          <table:table-cell office:value-type="float" office:value="0.355067" calcext:value-type="float">
            <text:p>0.355067</text:p>
          </table:table-cell>
          <table:table-cell office:value-type="float" office:value="0.355408" calcext:value-type="float">
            <text:p>0.355408</text:p>
          </table:table-cell>
          <table:table-cell/>
          <table:table-cell table:formula="of:=[.P15]" office:value-type="float" office:value="256" calcext:value-type="float">
            <text:p>256</text:p>
          </table:table-cell>
          <table:table-cell table:formula="of:=[.T15]" office:value-type="float" office:value="0.362313" calcext:value-type="float">
            <text:p>0.362313</text:p>
          </table:table-cell>
          <table:table-cell table:formula="of:=AVERAGE([.U15:.Y15])" office:value-type="float" office:value="1.8024138" calcext:value-type="float">
            <text:p>1.8024138</text:p>
          </table:table-cell>
          <table:table-cell table:formula="of:=MAX([.U15:.Y15])-[.AH15]" office:value-type="float" office:value="2.6087562" calcext:value-type="float">
            <text:p>2.6087562</text:p>
          </table:table-cell>
          <table:table-cell table:formula="of:=AVERAGE([.Z15:.AD15])" office:value-type="float" office:value="0.35646" calcext:value-type="float">
            <text:p>0.35646</text:p>
          </table:table-cell>
          <table:table-cell table:formula="of:=MAX([.Z15:.AD15])-[.AJ15]" office:value-type="float" office:value="0.00406800000000002" calcext:value-type="float">
            <text:p>0.004068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0.600189" calcext:value-type="float">
            <text:p>0.600189</text:p>
          </table:table-cell>
          <table:table-cell office:value-type="float" office:value="0.72926" calcext:value-type="float">
            <text:p>0.72926</text:p>
          </table:table-cell>
          <table:table-cell office:value-type="float" office:value="2.09483" calcext:value-type="float">
            <text:p>2.09483</text:p>
          </table:table-cell>
          <table:table-cell office:value-type="float" office:value="2.09519" calcext:value-type="float">
            <text:p>2.09519</text:p>
          </table:table-cell>
          <table:table-cell office:value-type="float" office:value="4.6342" calcext:value-type="float">
            <text:p>4.6342</text:p>
          </table:table-cell>
          <table:table-cell office:value-type="float" office:value="0.72409" calcext:value-type="float">
            <text:p>0.72409</text:p>
          </table:table-cell>
          <table:table-cell office:value-type="float" office:value="0.584449" calcext:value-type="float">
            <text:p>0.584449</text:p>
          </table:table-cell>
          <table:table-cell office:value-type="float" office:value="0.578598" calcext:value-type="float">
            <text:p>0.578598</text:p>
          </table:table-cell>
          <table:table-cell office:value-type="float" office:value="0.578129" calcext:value-type="float">
            <text:p>0.578129</text:p>
          </table:table-cell>
          <table:table-cell office:value-type="float" office:value="0.579058" calcext:value-type="float">
            <text:p>0.579058</text:p>
          </table:table-cell>
          <table:table-cell office:value-type="float" office:value="0.578097" calcext:value-type="float">
            <text:p>0.578097</text:p>
          </table:table-cell>
          <table:table-cell/>
          <table:table-cell table:formula="of:=[.P16]" office:value-type="float" office:value="512" calcext:value-type="float">
            <text:p>512</text:p>
          </table:table-cell>
          <table:table-cell table:formula="of:=[.T16]" office:value-type="float" office:value="0.600189" calcext:value-type="float">
            <text:p>0.600189</text:p>
          </table:table-cell>
          <table:table-cell table:formula="of:=AVERAGE([.U16:.Y16])" office:value-type="float" office:value="2.055514" calcext:value-type="float">
            <text:p>2.055514</text:p>
          </table:table-cell>
          <table:table-cell table:formula="of:=MAX([.U16:.Y16])-[.AH16]" office:value-type="float" office:value="2.578686" calcext:value-type="float">
            <text:p>2.578686</text:p>
          </table:table-cell>
          <table:table-cell table:formula="of:=AVERAGE([.Z16:.AD16])" office:value-type="float" office:value="0.5796662" calcext:value-type="float">
            <text:p>0.5796662</text:p>
          </table:table-cell>
          <table:table-cell table:formula="of:=MAX([.Z16:.AD16])-[.AJ16]" office:value-type="float" office:value="0.00478280000000009" calcext:value-type="float">
            <text:p>0.0047828</text:p>
          </table:table-cell>
        </table:table-row>
        <table:table-row table:style-name="ro1">
          <table:table-cell table:number-columns-repeated="14"/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.074" calcext:value-type="float">
            <text:p>1.074</text:p>
          </table:table-cell>
          <table:table-cell office:value-type="float" office:value="1.1752" calcext:value-type="float">
            <text:p>1.1752</text:p>
          </table:table-cell>
          <table:table-cell office:value-type="float" office:value="2.54062" calcext:value-type="float">
            <text:p>2.54062</text:p>
          </table:table-cell>
          <table:table-cell office:value-type="float" office:value="2.54112" calcext:value-type="float">
            <text:p>2.54112</text:p>
          </table:table-cell>
          <table:table-cell office:value-type="float" office:value="5.0796" calcext:value-type="float">
            <text:p>5.0796</text:p>
          </table:table-cell>
          <table:table-cell office:value-type="float" office:value="1.16957" calcext:value-type="float">
            <text:p>1.16957</text:p>
          </table:table-cell>
          <table:table-cell office:value-type="float" office:value="1.02951" calcext:value-type="float">
            <text:p>1.02951</text:p>
          </table:table-cell>
          <table:table-cell office:value-type="float" office:value="1.02419" calcext:value-type="float">
            <text:p>1.02419</text:p>
          </table:table-cell>
          <table:table-cell office:value-type="float" office:value="1.02339" calcext:value-type="float">
            <text:p>1.02339</text:p>
          </table:table-cell>
          <table:table-cell office:value-type="float" office:value="1.02399" calcext:value-type="float">
            <text:p>1.02399</text:p>
          </table:table-cell>
          <table:table-cell office:value-type="float" office:value="1.02332" calcext:value-type="float">
            <text:p>1.02332</text:p>
          </table:table-cell>
          <table:table-cell/>
          <table:table-cell table:formula="of:=[.P17]" office:value-type="float" office:value="1024" calcext:value-type="float">
            <text:p>1024</text:p>
          </table:table-cell>
          <table:table-cell table:formula="of:=[.T17]" office:value-type="float" office:value="1.074" calcext:value-type="float">
            <text:p>1.074</text:p>
          </table:table-cell>
          <table:table-cell table:formula="of:=AVERAGE([.U17:.Y17])" office:value-type="float" office:value="2.501222" calcext:value-type="float">
            <text:p>2.501222</text:p>
          </table:table-cell>
          <table:table-cell table:formula="of:=MAX([.U17:.Y17])-[.AH17]" office:value-type="float" office:value="2.578378" calcext:value-type="float">
            <text:p>2.578378</text:p>
          </table:table-cell>
          <table:table-cell table:formula="of:=AVERAGE([.Z17:.AD17])" office:value-type="float" office:value="1.02488" calcext:value-type="float">
            <text:p>1.02488</text:p>
          </table:table-cell>
          <table:table-cell table:formula="of:=MAX([.Z17:.AD17])-[.AJ17]" office:value-type="float" office:value="0.00462999999999991" calcext:value-type="float">
            <text:p>0.00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00/00/0000</text:date>, <text:time style:data-style-name="N2" text:time-value="18:05:35.400790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9:04:45.589579808</meta:creation-date>
    <dc:date>2019-07-17T20:03:19.242464182</dc:date>
    <meta:editing-duration>P2DT11H6M</meta:editing-duration>
    <meta:editing-cycles>196</meta:editing-cycles>
    <meta:generator>LibreOffice/5.1.6.2$Linux_X86_64 LibreOffice_project/10m0$Build-2</meta:generator>
    <meta:document-statistic meta:table-count="6" meta:cell-count="425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67cm" svg:height="8.387cm" xlink:href=".." xlink:type="simple" chart:class="chart:bar" chart:style-name="ch1">
        <chart:legend chart:legend-position="end" svg:x="30.627cm" svg:y="2.898cm" style:legend-expansion="high" chart:style-name="ch2"/>
        <chart:plot-area chart:style-name="ch3" table:cell-range-address="'MixedResponseTime(SGD,SCD,LRMF)'.AD4:'MixedResponseTime(SGD,SCD,LRMF)'.AI39 'MixedResponseTime(SGD,SCD,LRMF)'.AE2:'MixedResponseTime(SGD,SCD,LRMF)'.AI2" chart:data-source-has-labels="both" svg:x="0.631cm" svg:y="0.167cm" svg:width="29.365cm" svg:height="8.053cm">
          <chartooo:coordinate-region svg:x="1.358cm" svg:y="0.366cm" svg:width="28.638cm" svg:height="7.207cm"/>
          <chart:axis chart:dimension="x" chart:name="primary-x" chart:style-name="ch4" chartooo:axis-type="auto">
            <chartooo:date-scale/>
            <chart:categories table:cell-range-address="'MixedResponseTime(SGD,SCD,LRMF)'.AD4:'MixedResponseTime(SGD,SCD,LRMF)'.AD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,SCD,LRMF)'.AE4:'MixedResponseTime(SGD,SCD,LRMF)'.AE39" chart:label-cell-address="'MixedResponseTime(SGD,SCD,LRMF)'.AE2:'MixedResponseTime(SGD,SCD,LRMF)'.AE2" chart:class="chart:bar">
            <chart:data-point chart:repeated="36"/>
          </chart:series>
          <chart:series chart:style-name="ch8" chart:values-cell-range-address="'MixedResponseTime(SGD,SCD,LRMF)'.AF4:'MixedResponseTime(SGD,SCD,LRMF)'.AF39" chart:label-cell-address="'MixedResponseTime(SGD,SCD,LRMF)'.AF2:'MixedResponseTime(SGD,SCD,LRMF)'.AF2" chart:class="chart:bar">
            <chart:data-point chart:repeated="36"/>
          </chart:series>
          <chart:series chart:style-name="ch9" chart:values-cell-range-address="'MixedResponseTime(SGD,SCD,LRMF)'.AG4:'MixedResponseTime(SGD,SCD,LRMF)'.AG39" chart:label-cell-address="'MixedResponseTime(SGD,SCD,LRMF)'.AG2:'MixedResponseTime(SGD,SCD,LRMF)'.AG2" chart:class="chart:bar">
            <chart:data-point chart:repeated="36"/>
          </chart:series>
          <chart:series chart:style-name="ch10" chart:values-cell-range-address="'MixedResponseTime(SGD,SCD,LRMF)'.AH4:'MixedResponseTime(SGD,SCD,LRMF)'.AH39" chart:label-cell-address="'MixedResponseTime(SGD,SCD,LRMF)'.AH2:'MixedResponseTime(SGD,SCD,LRMF)'.AH2" chart:class="chart:bar">
            <chart:data-point chart:repeated="36"/>
          </chart:series>
          <chart:series chart:style-name="ch11" chart:values-cell-range-address="'MixedResponseTime(SGD,SCD,LRMF)'.AI4:'MixedResponseTime(SGD,SCD,LRMF)'.AI39" chart:label-cell-address="'MixedResponseTime(SGD,SCD,LRMF)'.AI2:'MixedResponseTime(SGD,SCD,LRMF)'.AI2" chart:class="chart:ba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MixedResponseTime(SGD,SCD,LRMF)'.AE2:'MixedResponseTime(SGD,SCD,LRMF)'.AE2</svg:desc>
                </draw:g>
              </table:table-cell>
              <table:table-cell office:value-type="string">
                <text:p>1</text:p>
                <draw:g>
                  <svg:desc>'MixedResponseTime(SGD,SCD,LRMF)'.AF2:'MixedResponseTime(SGD,SCD,LRMF)'.AF2</svg:desc>
                </draw:g>
              </table:table-cell>
              <table:table-cell office:value-type="string">
                <text:p>2</text:p>
                <draw:g>
                  <svg:desc>'MixedResponseTime(SGD,SCD,LRMF)'.AG2:'MixedResponseTime(SGD,SCD,LRMF)'.AG2</svg:desc>
                </draw:g>
              </table:table-cell>
              <table:table-cell office:value-type="string">
                <text:p>3</text:p>
                <draw:g>
                  <svg:desc>'MixedResponseTime(SGD,SCD,LRMF)'.AH2:'MixedResponseTime(SGD,SCD,LRMF)'.AH2</svg:desc>
                </draw:g>
              </table:table-cell>
              <table:table-cell office:value-type="string">
                <text:p>4</text:p>
                <draw:g>
                  <svg:desc>'MixedResponseTime(SGD,SCD,LRMF)'.AI2:'MixedResponseTime(SGD,SCD,LRMF)'.A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,SCD,LRMF)'.AD4:'MixedResponseTime(SGD,SCD,LRMF)'.AD39</svg:desc>
                </draw:g>
              </table:table-cell>
              <table:table-cell office:value-type="float" office:value="0">
                <text:p>0</text:p>
                <draw:g>
                  <svg:desc>'MixedResponseTime(SGD,SCD,LRMF)'.AE4:'MixedResponseTime(SGD,SCD,LRMF)'.AE39</svg:desc>
                </draw:g>
              </table:table-cell>
              <table:table-cell office:value-type="float" office:value="1">
                <text:p>1</text:p>
                <draw:g>
                  <svg:desc>'MixedResponseTime(SGD,SCD,LRMF)'.AF4:'MixedResponseTime(SGD,SCD,LRMF)'.AF39</svg:desc>
                </draw:g>
              </table:table-cell>
              <table:table-cell office:value-type="float" office:value="0">
                <text:p>0</text:p>
                <draw:g>
                  <svg:desc>'MixedResponseTime(SGD,SCD,LRMF)'.AG4:'MixedResponseTime(SGD,SCD,LRMF)'.AG39</svg:desc>
                </draw:g>
              </table:table-cell>
              <table:table-cell office:value-type="float" office:value="0">
                <text:p>0</text:p>
                <draw:g>
                  <svg:desc>'MixedResponseTime(SGD,SCD,LRMF)'.AH4:'MixedResponseTime(SGD,SCD,LRMF)'.AH39</svg:desc>
                </draw:g>
              </table:table-cell>
              <table:table-cell office:value-type="float" office:value="0">
                <text:p>0</text:p>
                <draw:g>
                  <svg:desc>'MixedResponseTime(SGD,SCD,LRMF)'.AI4:'MixedResponseTime(SGD,SCD,LRMF)'.AI3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99cm" xlink:href=".." xlink:type="simple" chart:class="chart:bar" chart:style-name="ch1">
        <chart:legend chart:legend-position="end" svg:x="14.888cm" svg:y="3.702cm" style:legend-expansion="high" chart:style-name="ch2"/>
        <chart:plot-area chart:style-name="ch3" table:cell-range-address="'MixedResponseTime(SGD)'.V59:'MixedResponseTime(SGD)'.Y107" chart:data-source-has-labels="both" svg:x="0.32cm" svg:y="0.179cm" svg:width="14.248cm" svg:height="8.641cm">
          <chartooo:coordinate-region svg:x="1.047cm" svg:y="0.378cm" svg:width="13.521cm" svg:height="7.65cm"/>
          <chart:axis chart:dimension="x" chart:name="primary-x" chart:style-name="ch4" chartooo:axis-type="auto">
            <chartooo:date-scale/>
            <chart:categories table:cell-range-address="'MixedResponseTime(SGD)'.V60:'MixedResponseTime(SGD)'.V10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)'.W60:'MixedResponseTime(SGD)'.W107" chart:label-cell-address="'MixedResponseTime(SGD)'.W59:'MixedResponseTime(SGD)'.W59" chart:class="chart:bar">
            <chart:data-point chart:repeated="48"/>
          </chart:series>
          <chart:series chart:style-name="ch8" chart:values-cell-range-address="'MixedResponseTime(SGD)'.X60:'MixedResponseTime(SGD)'.X107" chart:label-cell-address="'MixedResponseTime(SGD)'.X59:'MixedResponseTime(SGD)'.X59" chart:class="chart:bar">
            <chart:data-point chart:repeated="48"/>
          </chart:series>
          <chart:series chart:style-name="ch9" chart:values-cell-range-address="'MixedResponseTime(SGD)'.Y60:'MixedResponseTime(SGD)'.Y107" chart:label-cell-address="'MixedResponseTime(SGD)'.Y59:'MixedResponseTime(SGD)'.Y59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MixedResponseTime(SGD)'.W59:'MixedResponseTime(SGD)'.W59</svg:desc>
                </draw:g>
              </table:table-cell>
              <table:table-cell office:value-type="string">
                <text:p>32</text:p>
                <draw:g>
                  <svg:desc>'MixedResponseTime(SGD)'.X59:'MixedResponseTime(SGD)'.X59</svg:desc>
                </draw:g>
              </table:table-cell>
              <table:table-cell office:value-type="string">
                <text:p>32</text:p>
                <draw:g>
                  <svg:desc>'MixedResponseTime(SGD)'.Y59:'MixedResponseTime(SGD)'.Y5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)'.V60:'MixedResponseTime(SGD)'.V107</svg:desc>
                </draw:g>
              </table:table-cell>
              <table:table-cell office:value-type="float" office:value="2">
                <text:p>2</text:p>
                <draw:g>
                  <svg:desc>'MixedResponseTime(SGD)'.W60:'MixedResponseTime(SGD)'.W107</svg:desc>
                </draw:g>
              </table:table-cell>
              <table:table-cell office:value-type="float" office:value="0">
                <text:p>0</text:p>
                <draw:g>
                  <svg:desc>'MixedResponseTime(SGD)'.X60:'MixedResponseTime(SGD)'.X107</svg:desc>
                </draw:g>
              </table:table-cell>
              <table:table-cell office:value-type="float" office:value="0">
                <text:p>0</text:p>
                <draw:g>
                  <svg:desc>'MixedResponseTime(SGD)'.Y60:'MixedResponseTime(SGD)'.Y10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9cm" xlink:href=".." xlink:type="simple" chart:class="chart:bar" chart:style-name="ch1">
        <chart:legend svg:x="0cm" svg:y="0cm" style:legend-expansion="custom" chartooo:width="16.013cm" chartooo:height="9cm" style:legend-expansion-aspect-ratio="1.77922222222222" chart:style-name="ch2"/>
        <chart:plot-area chart:style-name="ch3" table:cell-range-address="'MixedResponseTime(SGD)'.V111:'MixedResponseTime(SGD)'.Y159" chart:data-source-has-labels="both" svg:x="0.32cm" svg:y="0.18cm" svg:width="15.373cm" svg:height="8.64cm">
          <chartooo:coordinate-region svg:x="0.941cm" svg:y="0.379cm" svg:width="14.752cm" svg:height="7.649cm"/>
          <chart:axis chart:dimension="x" chart:name="primary-x" chart:style-name="ch4" chartooo:axis-type="auto">
            <chartooo:date-scale/>
            <chart:categories table:cell-range-address="'MixedResponseTime(SGD)'.V112:'MixedResponseTime(SGD)'.V1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)'.W112:'MixedResponseTime(SGD)'.W159" chart:label-cell-address="'MixedResponseTime(SGD)'.W111:'MixedResponseTime(SGD)'.W111" chart:class="chart:bar">
            <chart:data-point chart:repeated="48"/>
          </chart:series>
          <chart:series chart:style-name="ch8" chart:values-cell-range-address="'MixedResponseTime(SGD)'.X112:'MixedResponseTime(SGD)'.X159" chart:label-cell-address="'MixedResponseTime(SGD)'.X111:'MixedResponseTime(SGD)'.X111" chart:class="chart:bar">
            <chart:data-point chart:repeated="48"/>
          </chart:series>
          <chart:series chart:style-name="ch9" chart:values-cell-range-address="'MixedResponseTime(SGD)'.Y112:'MixedResponseTime(SGD)'.Y159" chart:label-cell-address="'MixedResponseTime(SGD)'.Y111:'MixedResponseTime(SGD)'.Y111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MixedResponseTime(SGD)'.W111:'MixedResponseTime(SGD)'.W111</svg:desc>
                </draw:g>
              </table:table-cell>
              <table:table-cell office:value-type="string">
                <text:p>32</text:p>
                <draw:g>
                  <svg:desc>'MixedResponseTime(SGD)'.X111:'MixedResponseTime(SGD)'.X111</svg:desc>
                </draw:g>
              </table:table-cell>
              <table:table-cell office:value-type="string">
                <text:p>32</text:p>
                <draw:g>
                  <svg:desc>'MixedResponseTime(SGD)'.Y111:'MixedResponseTime(SGD)'.Y1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)'.V112:'MixedResponseTime(SGD)'.V159</svg:desc>
                </draw:g>
              </table:table-cell>
              <table:table-cell office:value-type="float" office:value="0">
                <text:p>0</text:p>
                <draw:g>
                  <svg:desc>'MixedResponseTime(SGD)'.W112:'MixedResponseTime(SGD)'.W159</svg:desc>
                </draw:g>
              </table:table-cell>
              <table:table-cell office:value-type="float" office:value="0">
                <text:p>0</text:p>
                <draw:g>
                  <svg:desc>'MixedResponseTime(SGD)'.X112:'MixedResponseTime(SGD)'.X159</svg:desc>
                </draw:g>
              </table:table-cell>
              <table:table-cell office:value-type="float" office:value="0">
                <text:p>0</text:p>
                <draw:g>
                  <svg:desc>'MixedResponseTime(SGD)'.Y112:'MixedResponseTime(SGD)'.Y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9cm" xlink:href=".." xlink:type="simple" chart:class="chart:bar" chart:style-name="ch1">
        <chart:legend chart:legend-position="end" svg:x="14.887cm" svg:y="3.703cm" style:legend-expansion="high" chart:style-name="ch2"/>
        <chart:plot-area chart:style-name="ch3" table:cell-range-address="'MixedResponseTime(SGD)'.V163:'MixedResponseTime(SGD)'.Y211" chart:data-source-has-labels="both" svg:x="0.32cm" svg:y="0.18cm" svg:width="14.247cm" svg:height="8.64cm">
          <chartooo:coordinate-region svg:x="0.941cm" svg:y="0.379cm" svg:width="13.626cm" svg:height="7.649cm"/>
          <chart:axis chart:dimension="x" chart:name="primary-x" chart:style-name="ch4" chartooo:axis-type="auto">
            <chartooo:date-scale/>
            <chart:categories table:cell-range-address="'MixedResponseTime(SGD)'.V164:'MixedResponseTime(SGD)'.V2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ixedResponseTime(SGD)'.W164:'MixedResponseTime(SGD)'.W211" chart:label-cell-address="'MixedResponseTime(SGD)'.W163:'MixedResponseTime(SGD)'.W163" chart:class="chart:bar">
            <chart:data-point chart:repeated="48"/>
          </chart:series>
          <chart:series chart:style-name="ch8" chart:values-cell-range-address="'MixedResponseTime(SGD)'.X164:'MixedResponseTime(SGD)'.X211" chart:label-cell-address="'MixedResponseTime(SGD)'.X163:'MixedResponseTime(SGD)'.X163" chart:class="chart:bar">
            <chart:data-point chart:repeated="48"/>
          </chart:series>
          <chart:series chart:style-name="ch9" chart:values-cell-range-address="'MixedResponseTime(SGD)'.Y164:'MixedResponseTime(SGD)'.Y211" chart:label-cell-address="'MixedResponseTime(SGD)'.Y163:'MixedResponseTime(SGD)'.Y163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'MixedResponseTime(SGD)'.W163:'MixedResponseTime(SGD)'.W163</svg:desc>
                </draw:g>
              </table:table-cell>
              <table:table-cell office:value-type="string">
                <text:p>32</text:p>
                <draw:g>
                  <svg:desc>'MixedResponseTime(SGD)'.X163:'MixedResponseTime(SGD)'.X163</svg:desc>
                </draw:g>
              </table:table-cell>
              <table:table-cell office:value-type="string">
                <text:p>32</text:p>
                <draw:g>
                  <svg:desc>'MixedResponseTime(SGD)'.Y163:'MixedResponseTime(SGD)'.Y1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ixedResponseTime(SGD)'.V164:'MixedResponseTime(SGD)'.V211</svg:desc>
                </draw:g>
              </table:table-cell>
              <table:table-cell office:value-type="float" office:value="12">
                <text:p>12</text:p>
                <draw:g>
                  <svg:desc>'MixedResponseTime(SGD)'.W164:'MixedResponseTime(SGD)'.W211</svg:desc>
                </draw:g>
              </table:table-cell>
              <table:table-cell office:value-type="float" office:value="0">
                <text:p>0</text:p>
                <draw:g>
                  <svg:desc>'MixedResponseTime(SGD)'.X164:'MixedResponseTime(SGD)'.X211</svg:desc>
                </draw:g>
              </table:table-cell>
              <table:table-cell office:value-type="float" office:value="0">
                <text:p>0</text:p>
                <draw:g>
                  <svg:desc>'MixedResponseTime(SGD)'.Y164:'MixedResponseTime(SGD)'.Y2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bar" chart:style-name="ch1">
        <chart:legend chart:legend-position="end" svg:x="14.339cm" svg:y="3.702cm" style:legend-expansion="high" chart:style-name="ch2"/>
        <chart:plot-area chart:style-name="ch3" table:cell-range-address="Granularity.P3:Granularity.P7 Granularity.AA1:Granularity.AC1 Granularity.AA3:Granularity.AC7" chart:data-source-has-labels="both" svg:x="0.319cm" svg:y="0.179cm" svg:width="13.701cm" svg:height="8.641cm">
          <chartooo:coordinate-region svg:x="1.126cm" svg:y="0.379cm" svg:width="12.894cm" svg:height="7.794cm"/>
          <chart:axis chart:dimension="x" chart:name="primary-x" chart:style-name="ch4" chartooo:axis-type="auto">
            <chartooo:date-scale/>
            <chart:categories table:cell-range-address="Granularity.P3:Granularity.P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nularity.AA3:Granularity.AA7" chart:label-cell-address="Granularity.AA1:Granularity.AA1" chart:class="chart:bar">
            <chart:data-point chart:repeated="5"/>
          </chart:series>
          <chart:series chart:style-name="ch8" chart:values-cell-range-address="Granularity.AB3:Granularity.AB7" chart:label-cell-address="Granularity.AB1:Granularity.AB1" chart:class="chart:bar">
            <chart:data-point chart:repeated="5"/>
          </chart:series>
          <chart:series chart:style-name="ch9" chart:values-cell-range-address="Granularity.AC3:Granularity.AC7" chart:label-cell-address="Granularity.AC1:Granularity.A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Granularity.AA1:Granularity.AA1</svg:desc>
                </draw:g>
              </table:table-cell>
              <table:table-cell office:value-type="string">
                <text:p>RR</text:p>
                <draw:g>
                  <svg:desc>Granularity.AB1:Granularity.AB1</svg:desc>
                </draw:g>
              </table:table-cell>
              <table:table-cell office:value-type="string">
                <text:p>SJF</text:p>
                <draw:g>
                  <svg:desc>Granularity.AC1:Granularity.AC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Granularity.P3:Granularity.P7</svg:desc>
                </draw:g>
              </table:table-cell>
              <table:table-cell office:value-type="float" office:value="31.1568666666667">
                <text:p>31.1568666666667</text:p>
                <draw:g>
                  <svg:desc>Granularity.AA3:Granularity.AA7</svg:desc>
                </draw:g>
              </table:table-cell>
              <table:table-cell office:value-type="float" office:value="31.2235333333333">
                <text:p>31.2235333333333</text:p>
                <draw:g>
                  <svg:desc>Granularity.AB3:Granularity.AB7</svg:desc>
                </draw:g>
              </table:table-cell>
              <table:table-cell office:value-type="float" office:value="31.2121333333333">
                <text:p>31.2121333333333</text:p>
                <draw:g>
                  <svg:desc>Granularity.AC3:Granularity.AC7</svg:desc>
                </draw:g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1.4851">
                <text:p>31.4851</text:p>
              </table:table-cell>
              <table:table-cell office:value-type="float" office:value="31.4711">
                <text:p>31.4711</text:p>
              </table:table-cell>
              <table:table-cell office:value-type="float" office:value="31.4660666666667">
                <text:p>31.466066666666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1.5698">
                <text:p>31.5698</text:p>
              </table:table-cell>
              <table:table-cell office:value-type="float" office:value="31.6948666666667">
                <text:p>31.6948666666667</text:p>
              </table:table-cell>
              <table:table-cell office:value-type="float" office:value="31.4964">
                <text:p>31.496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1.2483333333333">
                <text:p>31.2483333333333</text:p>
              </table:table-cell>
              <table:table-cell office:value-type="float" office:value="32.061">
                <text:p>32.061</text:p>
              </table:table-cell>
              <table:table-cell office:value-type="float" office:value="31.3927">
                <text:p>31.392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1.1843">
                <text:p>31.1843</text:p>
              </table:table-cell>
              <table:table-cell office:value-type="float" office:value="33.4297666666667">
                <text:p>33.4297666666667</text:p>
              </table:table-cell>
              <table:table-cell office:value-type="float" office:value="31.1016666666667">
                <text:p>31.101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0cm" svg:y="0cm" style:legend-expansion="custom" chartooo:width="16cm" chartooo:height="9cm" style:legend-expansion-aspect-ratio="1.77777777777778" chart:style-name="ch2"/>
        <chart:plot-area chart:style-name="ch3" table:cell-range-address="Granularity.P12:Granularity.P16 Granularity.AA1:Granularity.AC1 Granularity.AA12:Granularity.AC16" chart:data-source-has-labels="both" svg:x="0.32cm" svg:y="0.18cm" svg:width="15.36cm" svg:height="8.64cm">
          <chartooo:coordinate-region svg:x="1.127cm" svg:y="0.379cm" svg:width="14.553cm" svg:height="7.794cm"/>
          <chart:axis chart:dimension="x" chart:name="primary-x" chart:style-name="ch4" chartooo:axis-type="auto">
            <chartooo:date-scale/>
            <chart:categories table:cell-range-address="Granularity.P12:Granularity.P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nularity.AA12:Granularity.AA16" chart:label-cell-address="Granularity.AA1:Granularity.AA1" chart:class="chart:bar">
            <chart:data-point chart:repeated="5"/>
          </chart:series>
          <chart:series chart:style-name="ch8" chart:values-cell-range-address="Granularity.AB12:Granularity.AB16" chart:label-cell-address="Granularity.AB1:Granularity.AB1" chart:class="chart:bar">
            <chart:data-point chart:repeated="5"/>
          </chart:series>
          <chart:series chart:style-name="ch9" chart:values-cell-range-address="Granularity.AC12:Granularity.AC16" chart:label-cell-address="Granularity.AC1:Granularity.A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CFS</text:p>
                <draw:g>
                  <svg:desc>Granularity.AA1:Granularity.AA1</svg:desc>
                </draw:g>
              </table:table-cell>
              <table:table-cell office:value-type="string">
                <text:p>RR</text:p>
                <draw:g>
                  <svg:desc>Granularity.AB1:Granularity.AB1</svg:desc>
                </draw:g>
              </table:table-cell>
              <table:table-cell office:value-type="string">
                <text:p>SJF</text:p>
                <draw:g>
                  <svg:desc>Granularity.AC1:Granularity.AC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Granularity.P12:Granularity.P16</svg:desc>
                </draw:g>
              </table:table-cell>
              <table:table-cell office:value-type="float" office:value="17.0746">
                <text:p>17.0746</text:p>
                <draw:g>
                  <svg:desc>Granularity.AA12:Granularity.AA16</svg:desc>
                </draw:g>
              </table:table-cell>
              <table:table-cell office:value-type="float" office:value="22.0709">
                <text:p>22.0709</text:p>
                <draw:g>
                  <svg:desc>Granularity.AB12:Granularity.AB16</svg:desc>
                </draw:g>
              </table:table-cell>
              <table:table-cell office:value-type="float" office:value="17.0718">
                <text:p>17.0718</text:p>
                <draw:g>
                  <svg:desc>Granularity.AC12:Granularity.AC16</svg:desc>
                </draw:g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.0766666666667">
                <text:p>17.0766666666667</text:p>
              </table:table-cell>
              <table:table-cell office:value-type="float" office:value="26.6334">
                <text:p>26.6334</text:p>
              </table:table-cell>
              <table:table-cell office:value-type="float" office:value="17.0749666666667">
                <text:p>17.074966666666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.0800666666667">
                <text:p>17.0800666666667</text:p>
              </table:table-cell>
              <table:table-cell office:value-type="float" office:value="36.1542333333333">
                <text:p>36.1542333333333</text:p>
              </table:table-cell>
              <table:table-cell office:value-type="float" office:value="17.0777666666667">
                <text:p>17.077766666666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.0867666666667">
                <text:p>17.0867666666667</text:p>
              </table:table-cell>
              <table:table-cell office:value-type="float" office:value="53.4457333333333">
                <text:p>53.4457333333333</text:p>
              </table:table-cell>
              <table:table-cell office:value-type="float" office:value="17.0836333333333">
                <text:p>17.083633333333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.1004333333333">
                <text:p>17.1004333333333</text:p>
              </table:table-cell>
              <table:table-cell office:value-type="float" office:value="87.691">
                <text:p>87.691</text:p>
              </table:table-cell>
              <table:table-cell office:value-type="float" office:value="17.0986666666667">
                <text:p>17.098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bar" chart:style-name="ch1">
        <chart:legend chart:legend-position="end" svg:x="13.224cm" svg:y="3.205cm" style:legend-expansion="high" chart:style-name="ch2"/>
        <chart:plot-area chart:style-name="ch3" table:cell-range-address="Overhead.P3:Overhead.P8 Overhead.AG2:Overhead.AK8" chart:data-source-has-labels="both" svg:x="0.319cm" svg:y="0.18cm" svg:width="12.586cm" svg:height="8.64cm">
          <chartooo:coordinate-region svg:x="1.046cm" svg:y="0.379cm" svg:width="11.859cm" svg:height="7.794cm"/>
          <chart:axis chart:dimension="x" chart:name="primary-x" chart:style-name="ch4" chartooo:axis-type="auto">
            <chartooo:date-scale/>
            <chart:categories table:cell-range-address="Overhead.P3:Overhead.P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head.AG3:Overhead.AG8" chart:label-cell-address="Overhead.AG2:Overhead.AG2" chart:class="chart:bar">
            <chart:data-point chart:repeated="6"/>
          </chart:series>
          <chart:series chart:style-name="ch8" chart:values-cell-range-address="Overhead.AH3:Overhead.AH8" chart:label-cell-address="Overhead.AH2:Overhead.AH2" chart:class="chart:bar">
            <chart:data-point chart:repeated="6"/>
          </chart:series>
          <chart:series chart:style-name="ch9" chart:values-cell-range-address="Overhead.AI3:Overhead.AI8" chart:label-cell-address="Overhead.AI2:Overhead.AI2" chart:class="chart:bar">
            <chart:data-point chart:repeated="6"/>
          </chart:series>
          <chart:series chart:style-name="ch10" chart:values-cell-range-address="Overhead.AJ3:Overhead.AJ8" chart:label-cell-address="Overhead.AJ2:Overhead.AJ2" chart:class="chart:bar">
            <chart:data-point chart:repeated="6"/>
          </chart:series>
          <chart:series chart:style-name="ch11" chart:values-cell-range-address="Overhead.AK3:Overhead.AK8" chart:label-cell-address="Overhead.AK2:Overhead.AK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lone</text:p>
                <draw:g>
                  <svg:desc>Overhead.AG2:Overhead.AG2</svg:desc>
                </draw:g>
              </table:table-cell>
              <table:table-cell office:value-type="string">
                <text:p>Average</text:p>
                <draw:g>
                  <svg:desc>Overhead.AH2:Overhead.AH2</svg:desc>
                </draw:g>
              </table:table-cell>
              <table:table-cell office:value-type="string">
                <text:p>Max-Average</text:p>
                <draw:g>
                  <svg:desc>Overhead.AI2:Overhead.AI2</svg:desc>
                </draw:g>
              </table:table-cell>
              <table:table-cell office:value-type="string">
                <text:p>Average</text:p>
                <draw:g>
                  <svg:desc>Overhead.AJ2:Overhead.AJ2</svg:desc>
                </draw:g>
              </table:table-cell>
              <table:table-cell office:value-type="string">
                <text:p>Max-Average</text:p>
                <draw:g>
                  <svg:desc>Overhead.AK2:Overhead.AK2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verhead.P3:Overhead.P8</svg:desc>
                </draw:g>
              </table:table-cell>
              <table:table-cell office:value-type="float" office:value="0.09677">
                <text:p>0.09677</text:p>
                <draw:g>
                  <svg:desc>Overhead.AG3:Overhead.AG8</svg:desc>
                </draw:g>
              </table:table-cell>
              <table:table-cell office:value-type="float" office:value="1.3073212">
                <text:p>1.3073212</text:p>
                <draw:g>
                  <svg:desc>Overhead.AH3:Overhead.AH8</svg:desc>
                </draw:g>
              </table:table-cell>
              <table:table-cell office:value-type="float" office:value="1.6569888">
                <text:p>1.6569888</text:p>
                <draw:g>
                  <svg:desc>Overhead.AI3:Overhead.AI8</svg:desc>
                </draw:g>
              </table:table-cell>
              <table:table-cell office:value-type="float" office:value="0.1008606">
                <text:p>0.1008606</text:p>
                <draw:g>
                  <svg:desc>Overhead.AJ3:Overhead.AJ8</svg:desc>
                </draw:g>
              </table:table-cell>
              <table:table-cell office:value-type="float" office:value="0.0000234000000000067">
                <text:p>0.0000234000000000067</text:p>
                <draw:g>
                  <svg:desc>Overhead.AK3:Overhead.AK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15198">
                <text:p>0.115198</text:p>
              </table:table-cell>
              <table:table-cell office:value-type="float" office:value="1.3260108">
                <text:p>1.3260108</text:p>
              </table:table-cell>
              <table:table-cell office:value-type="float" office:value="1.6566692">
                <text:p>1.6566692</text:p>
              </table:table-cell>
              <table:table-cell office:value-type="float" office:value="0.118881">
                <text:p>0.118881</text:p>
              </table:table-cell>
              <table:table-cell office:value-type="float" office:value="0.0000410000000000133">
                <text:p>0.00004100000000001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50594">
                <text:p>0.150594</text:p>
              </table:table-cell>
              <table:table-cell office:value-type="float" office:value="1.362069">
                <text:p>1.362069</text:p>
              </table:table-cell>
              <table:table-cell office:value-type="float" office:value="1.656511">
                <text:p>1.656511</text:p>
              </table:table-cell>
              <table:table-cell office:value-type="float" office:value="0.1549294">
                <text:p>0.1549294</text:p>
              </table:table-cell>
              <table:table-cell office:value-type="float" office:value="0.00005659999999999">
                <text:p>0.000056599999999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222274">
                <text:p>0.222274</text:p>
              </table:table-cell>
              <table:table-cell office:value-type="float" office:value="1.4321234">
                <text:p>1.4321234</text:p>
              </table:table-cell>
              <table:table-cell office:value-type="float" office:value="1.6583366">
                <text:p>1.6583366</text:p>
              </table:table-cell>
              <table:table-cell office:value-type="float" office:value="0.2269732">
                <text:p>0.2269732</text:p>
              </table:table-cell>
              <table:table-cell office:value-type="float" office:value="0.0000597999999999432">
                <text:p>0.000059799999999943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68925">
                <text:p>0.368925</text:p>
              </table:table-cell>
              <table:table-cell office:value-type="float" office:value="1.5795426">
                <text:p>1.5795426</text:p>
              </table:table-cell>
              <table:table-cell office:value-type="float" office:value="1.6568274">
                <text:p>1.6568274</text:p>
              </table:table-cell>
              <table:table-cell office:value-type="float" office:value="0.3719244">
                <text:p>0.3719244</text:p>
              </table:table-cell>
              <table:table-cell office:value-type="float" office:value="0.00102960000000002">
                <text:p>0.0010296000000000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717897">
                <text:p>0.717897</text:p>
              </table:table-cell>
              <table:table-cell office:value-type="float" office:value="1.9288524">
                <text:p>1.9288524</text:p>
              </table:table-cell>
              <table:table-cell office:value-type="float" office:value="1.6563576">
                <text:p>1.6563576</text:p>
              </table:table-cell>
              <table:table-cell office:value-type="float" office:value="0.7223014">
                <text:p>0.7223014</text:p>
              </table:table-cell>
              <table:table-cell office:value-type="float" office:value="0.000858600000000154">
                <text:p>0.0008586000000001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